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6.8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Observaciones</text:p>
          </table:table-cell>
          <table:table-cell table:number-columns-repeated="5"/>
          <table:table-cell office:value-type="string" calcext:value-type="string">
            <text:p>IdProvincia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tegoria</text:p>
          </table:table-cell>
          <table:table-cell office:value-type="string" calcext:value-type="string">
            <text:p>Espacios de Exhibición Patrimonial</text:p>
          </table:table-cell>
          <table:table-cell table:number-columns-repeated="2"/>
          <table:table-cell office:value-type="string" calcext:value-type="string">
            <text:p>subcategoria</text:p>
          </table:table-cell>
          <table:table-cell office:value-type="string" calcext:value-type="string">
            <text:p>Museos</text:p>
          </table:table-cell>
          <table:table-cell/>
          <table:table-cell office:value-type="string" calcext:value-type="string">
            <text:p>fuente</text:p>
          </table:table-cell>
          <table:table-cell office:value-type="string" calcext:value-type="string">
            <text:p>DNPyM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rchivo Y Museo Histórico Gral. Julio De Vedia</text:p>
          </table:table-cell>
          <table:table-cell table:number-columns-repeated="4"/>
          <table:table-cell office:value-type="string" calcext:value-type="string">
            <text:p>provincia</text:p>
          </table:table-cell>
          <table:table-cell office:value-type="string" calcext:value-type="string">
            <text:p>Buenos Ai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Libertad 11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s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B6500EV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d_area</text:p>
          </table:table-cell>
          <table:table-cell office:value-type="float" office:value="2317" calcext:value-type="float">
            <text:p>23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425 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archivoymuseo@yahoo.com.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www.portaldel9.com.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titud</text:p>
          </table:table-cell>
          <table:table-cell office:value-type="string" calcext:value-type="string">
            <text:p>-35.4417620</text:p>
          </table:table-cell>
          <table:table-cell table:number-columns-repeated="4"/>
          <table:table-cell office:value-type="string" calcext:value-type="string">
            <text:p>Cod_Loc</text:p>
          </table:table-cell>
          <table:table-cell office:value-type="float" office:value="6588100" calcext:value-type="float">
            <text:p>6588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-60.8875980</text:p>
          </table:table-cell>
          <table:table-cell table:number-columns-repeated="4"/>
          <table:table-cell office:value-type="string" calcext:value-type="string">
            <text:p>localidad</text:p>
          </table:table-cell>
          <table:table-cell office:value-type="string" calcext:value-type="string">
            <text:p>9 de Juli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poLatitudLongitud</text:p>
          </table:table-cell>
          <table:table-cell office:value-type="string" calcext:value-type="string">
            <text:p>Localización precisa</text:p>
          </table:table-cell>
          <table:table-cell table:number-columns-repeated="4"/>
          <table:table-cell office:value-type="string" calcext:value-type="string">
            <text:p>IdDepartamento</text:p>
          </table:table-cell>
          <table:table-cell office:value-type="float" office:value="6588" calcext:value-type="float">
            <text:p>6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o_adicion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jurisdiccion</text:p>
          </table:table-cell>
          <table:table-cell office:value-type="string" calcext:value-type="string">
            <text:p>Municipa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ño_inauguracion</text:p>
          </table:table-cell>
          <table:table-cell office:value-type="float" office:value="1920" calcext:value-type="float">
            <text:p>192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ctualizacion</text:p>
          </table:table-cell>
          <table:table-cell office:value-type="float" office:value="2017" calcext:value-type="float">
            <text:p>2017</text:p>
          </table:table-cell>
          <table:table-cell table:number-columns-repeated="20"/>
        </table:table-row>
        <table:table-row table:style-name="ro1" table:number-rows-repeated="15">
          <table:table-cell table:number-columns-repeated="22"/>
        </table:table-row>
        <table:table-row table:style-name="ro1">
          <table:table-cell table:number-columns-repeated="11"/>
          <table:table-cell table:style-name="ce1"/>
          <table:table-cell table:number-columns-repeated="10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_Loc</text:p>
          </table:table-cell>
          <table:table-cell office:value-type="string" calcext:value-type="string">
            <text:p>IdDepartamento</text:p>
          </table:table-cell>
          <table:table-cell office:value-type="string" calcext:value-type="string">
            <text:p>localidad</text:p>
          </table:table-cell>
        </table:table-row>
        <table:table-row table:style-name="ro1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 table:visibility="filter">
          <table:table-cell office:value-type="float" office:value="2000010" calcext:value-type="float">
            <text:p>20000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udad Autónoma de Buenos Aires</text:p>
          </table:table-cell>
        </table:table-row>
        <table:table-row table:style-name="ro1">
          <table:table-cell office:value-type="float" office:value="6007010" calcext:value-type="float">
            <text:p>600701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Carhue</text:p>
          </table:table-cell>
        </table:table-row>
        <table:table-row table:style-name="ro1">
          <table:table-cell office:value-type="float" office:value="6028010" calcext:value-type="float">
            <text:p>602801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Burzaco</text:p>
          </table:table-cell>
        </table:table-row>
        <table:table-row table:style-name="ro1">
          <table:table-cell office:value-type="float" office:value="6035010" calcext:value-type="float">
            <text:p>6035010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Avellaneda</text:p>
          </table:table-cell>
        </table:table-row>
        <table:table-row table:style-name="ro1" table:visibility="filter">
          <table:table-cell office:value-type="float" office:value="6035010" calcext:value-type="float">
            <text:p>6035010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Avellaneda</text:p>
          </table:table-cell>
        </table:table-row>
        <table:table-row table:style-name="ro1">
          <table:table-cell office:value-type="float" office:value="6049020" calcext:value-type="float">
            <text:p>604902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 table:visibility="filter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Bahía Blanca</text:p>
          </table:table-cell>
        </table:table-row>
        <table:table-row table:style-name="ro1">
          <table:table-cell office:value-type="float" office:value="6056010" calcext:value-type="float">
            <text:p>605601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Villa Espora</text:p>
          </table:table-cell>
        </table:table-row>
        <table:table-row table:style-name="ro1">
          <table:table-cell office:value-type="float" office:value="6063010" calcext:value-type="float">
            <text:p>606301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Balcarce</text:p>
          </table:table-cell>
        </table:table-row>
        <table:table-row table:style-name="ro1" table:visibility="filter">
          <table:table-cell office:value-type="float" office:value="6063010" calcext:value-type="float">
            <text:p>606301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Balcarce</text:p>
          </table:table-cell>
        </table:table-row>
        <table:table-row table:style-name="ro1">
          <table:table-cell office:value-type="float" office:value="6070010" calcext:value-type="float">
            <text:p>607001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Baradero</text:p>
          </table:table-cell>
        </table:table-row>
        <table:table-row table:style-name="ro1">
          <table:table-cell office:value-type="float" office:value="6077010" calcext:value-type="float">
            <text:p>607701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Arrecifes</text:p>
          </table:table-cell>
        </table:table-row>
        <table:table-row table:style-name="ro1">
          <table:table-cell office:value-type="float" office:value="6098010" calcext:value-type="float">
            <text:p>6098010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Berisso</text:p>
          </table:table-cell>
        </table:table-row>
        <table:table-row table:style-name="ro1" table:visibility="filter">
          <table:table-cell office:value-type="float" office:value="6098010" calcext:value-type="float">
            <text:p>6098010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Berisso</text:p>
          </table:table-cell>
        </table:table-row>
        <table:table-row table:style-name="ro1" table:visibility="filter">
          <table:table-cell office:value-type="float" office:value="6098010" calcext:value-type="float">
            <text:p>6098010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Berisso</text:p>
          </table:table-cell>
        </table:table-row>
        <table:table-row table:style-name="ro1">
          <table:table-cell office:value-type="float" office:value="6119050" calcext:value-type="float">
            <text:p>6119050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Coronel Brandsen</text:p>
          </table:table-cell>
        </table:table-row>
        <table:table-row table:style-name="ro1">
          <table:table-cell office:value-type="float" office:value="6189030" calcext:value-type="float">
            <text:p>618903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Coronel Dorrego</text:p>
          </table:table-cell>
        </table:table-row>
        <table:table-row table:style-name="ro1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 table:visibility="filter">
          <table:table-cell office:value-type="float" office:value="6196010" calcext:value-type="float">
            <text:p>619601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Coronel Pringles</text:p>
          </table:table-cell>
        </table:table-row>
        <table:table-row table:style-name="ro1">
          <table:table-cell office:value-type="float" office:value="6210020" calcext:value-type="float">
            <text:p>621002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Chacabuco</text:p>
          </table:table-cell>
        </table:table-row>
        <table:table-row table:style-name="ro1">
          <table:table-cell office:value-type="float" office:value="6217010" calcext:value-type="float">
            <text:p>621701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Chascomus</text:p>
          </table:table-cell>
        </table:table-row>
        <table:table-row table:style-name="ro1">
          <table:table-cell office:value-type="float" office:value="6224010" calcext:value-type="float">
            <text:p>622401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Chivilcoy</text:p>
          </table:table-cell>
        </table:table-row>
        <table:table-row table:style-name="ro1" table:visibility="filter">
          <table:table-cell office:value-type="float" office:value="6224010" calcext:value-type="float">
            <text:p>622401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Chivilcoy</text:p>
          </table:table-cell>
        </table:table-row>
        <table:table-row table:style-name="ro1" table:visibility="filter">
          <table:table-cell office:value-type="float" office:value="6224010" calcext:value-type="float">
            <text:p>622401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Chivilcoy</text:p>
          </table:table-cell>
        </table:table-row>
        <table:table-row table:style-name="ro1">
          <table:table-cell office:value-type="float" office:value="6238010" calcext:value-type="float">
            <text:p>623801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Dolores</text:p>
          </table:table-cell>
        </table:table-row>
        <table:table-row table:style-name="ro1" table:visibility="filter">
          <table:table-cell office:value-type="float" office:value="6238010" calcext:value-type="float">
            <text:p>623801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office:value-type="float" office:value="6245010" calcext:value-type="float">
            <text:p>624501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Ensenada</text:p>
          </table:table-cell>
        </table:table-row>
        <table:table-row table:style-name="ro1" table:visibility="filter">
          <table:table-cell office:value-type="float" office:value="6245010" calcext:value-type="float">
            <text:p>624501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Ensenada</text:p>
          </table:table-cell>
        </table:table-row>
        <table:table-row table:style-name="ro1" table:visibility="filter">
          <table:table-cell office:value-type="float" office:value="6245010" calcext:value-type="float">
            <text:p>624501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Ensenada</text:p>
          </table:table-cell>
        </table:table-row>
        <table:table-row table:style-name="ro1">
          <table:table-cell office:value-type="float" office:value="6260010" calcext:value-type="float">
            <text:p>6260010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Monte Grande</text:p>
          </table:table-cell>
        </table:table-row>
        <table:table-row table:style-name="ro1" table:visibility="filter">
          <table:table-cell office:value-type="float" office:value="6260010" calcext:value-type="float">
            <text:p>6260010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Monte Grande</text:p>
          </table:table-cell>
        </table:table-row>
        <table:table-row table:style-name="ro1">
          <table:table-cell office:value-type="float" office:value="6266020" calcext:value-type="float">
            <text:p>626602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Capilla del Señor</text:p>
          </table:table-cell>
        </table:table-row>
        <table:table-row table:style-name="ro1" table:visibility="filter">
          <table:table-cell office:value-type="float" office:value="6266020" calcext:value-type="float">
            <text:p>626602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Capilla del Señor</text:p>
          </table:table-cell>
        </table:table-row>
        <table:table-row table:style-name="ro1">
          <table:table-cell office:value-type="float" office:value="6270010" calcext:value-type="float">
            <text:p>627001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Villa Santa Rosa</text:p>
          </table:table-cell>
        </table:table-row>
        <table:table-row table:style-name="ro1" table:visibility="filter">
          <table:table-cell office:value-type="float" office:value="6270010" calcext:value-type="float">
            <text:p>627001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Villa Santa Rosa</text:p>
          </table:table-cell>
        </table:table-row>
        <table:table-row table:style-name="ro1">
          <table:table-cell office:value-type="float" office:value="6274010" calcext:value-type="float">
            <text:p>627401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Florencio Varela</text:p>
          </table:table-cell>
        </table:table-row>
        <table:table-row table:style-name="ro1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 table:visibility="filter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 table:visibility="filter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 table:visibility="filter">
          <table:table-cell office:value-type="float" office:value="6280040" calcext:value-type="float">
            <text:p>628004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Miramar</text:p>
          </table:table-cell>
        </table:table-row>
        <table:table-row table:style-name="ro1">
          <table:table-cell office:value-type="float" office:value="6301010" calcext:value-type="float">
            <text:p>6301010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General Belgrano</text:p>
          </table:table-cell>
        </table:table-row>
        <table:table-row table:style-name="ro1">
          <table:table-cell office:value-type="float" office:value="6322010" calcext:value-type="float">
            <text:p>632201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Gral. la Madrid</text:p>
          </table:table-cell>
        </table:table-row>
        <table:table-row table:style-name="ro1">
          <table:table-cell office:value-type="float" office:value="6343030" calcext:value-type="float">
            <text:p>634303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Ranchos</text:p>
          </table:table-cell>
        </table:table-row>
        <table:table-row table:style-name="ro1" table:visibility="filter">
          <table:table-cell office:value-type="float" office:value="6343030" calcext:value-type="float">
            <text:p>634303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Ranchos</text:p>
          </table:table-cell>
        </table:table-row>
        <table:table-row table:style-name="ro1">
          <table:table-cell office:value-type="float" office:value="6357080" calcext:value-type="float">
            <text:p>635708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Chapadmalal</text:p>
          </table:table-cell>
        </table:table-row>
        <table:table-row table:style-name="ro1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 table:visibility="filter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 table:visibility="filter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 table:visibility="filter">
          <table:table-cell office:value-type="float" office:value="6357110" calcext:value-type="float">
            <text:p>635711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Mar del Plata</text:p>
          </table:table-cell>
        </table:table-row>
        <table:table-row table:style-name="ro1">
          <table:table-cell office:value-type="float" office:value="6357120" calcext:value-type="float">
            <text:p>635712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Laguna de Los Padres</text:p>
          </table:table-cell>
        </table:table-row>
        <table:table-row table:style-name="ro1">
          <table:table-cell office:value-type="float" office:value="6371010" calcext:value-type="float">
            <text:p>637101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San Andrés</text:p>
          </table:table-cell>
        </table:table-row>
        <table:table-row table:style-name="ro1">
          <table:table-cell office:value-type="float" office:value="6371010" calcext:value-type="float">
            <text:p>637101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Villa Ballester</text:p>
          </table:table-cell>
        </table:table-row>
        <table:table-row table:style-name="ro1" table:visibility="filter">
          <table:table-cell office:value-type="float" office:value="6371010" calcext:value-type="float">
            <text:p>637101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Villa Ballester</text:p>
          </table:table-cell>
        </table:table-row>
        <table:table-row table:style-name="ro1">
          <table:table-cell office:value-type="float" office:value="6392040" calcext:value-type="float">
            <text:p>639204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Emilio V. Bunge</text:p>
          </table:table-cell>
        </table:table-row>
        <table:table-row table:style-name="ro1">
          <table:table-cell office:value-type="float" office:value="6427010" calcext:value-type="float">
            <text:p>6427010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San Justo</text:p>
          </table:table-cell>
        </table:table-row>
        <table:table-row table:style-name="ro1">
          <table:table-cell office:value-type="float" office:value="6427010" calcext:value-type="float">
            <text:p>6427010</text:p>
          </table:table-cell>
          <table:table-cell office:value-type="float" office:value="6427" calcext:value-type="float">
            <text:p>6427</text:p>
          </table:table-cell>
          <table:table-cell office:value-type="string" calcext:value-type="string">
            <text:p>Virrey del Pino</text:p>
          </table:table-cell>
        </table:table-row>
        <table:table-row table:style-name="ro1">
          <table:table-cell office:value-type="float" office:value="6434010" calcext:value-type="float">
            <text:p>643401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Remedios de Escalada</text:p>
          </table:table-cell>
        </table:table-row>
        <table:table-row table:style-name="ro1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 table:visibility="filter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float" office:value="6441030" calcext:value-type="float">
            <text:p>6441030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Villa Elisa</text:p>
          </table:table-cell>
        </table:table-row>
        <table:table-row table:style-name="ro1">
          <table:table-cell office:value-type="float" office:value="6469080" calcext:value-type="float">
            <text:p>646908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Lincoln</text:p>
          </table:table-cell>
        </table:table-row>
        <table:table-row table:style-name="ro1">
          <table:table-cell office:value-type="float" office:value="6476030" calcext:value-type="float">
            <text:p>647603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Loberia</text:p>
          </table:table-cell>
        </table:table-row>
        <table:table-row table:style-name="ro1">
          <table:table-cell office:value-type="float" office:value="6483040" calcext:value-type="float">
            <text:p>6483040</text:p>
          </table:table-cell>
          <table:table-cell office:value-type="float" office:value="6483" calcext:value-type="float">
            <text:p>6483</text:p>
          </table:table-cell>
          <table:table-cell office:value-type="string" calcext:value-type="string">
            <text:p>Lobos</text:p>
          </table:table-cell>
        </table:table-row>
        <table:table-row table:style-name="ro1">
          <table:table-cell office:value-type="float" office:value="6490010" calcext:value-type="float">
            <text:p>649001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Banfield</text:p>
          </table:table-cell>
        </table:table-row>
        <table:table-row table:style-name="ro1">
          <table:table-cell office:value-type="float" office:value="6497060" calcext:value-type="float">
            <text:p>6497060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Lujan</text:p>
          </table:table-cell>
        </table:table-row>
        <table:table-row table:style-name="ro1" table:visibility="filter">
          <table:table-cell office:value-type="float" office:value="6497060" calcext:value-type="float">
            <text:p>6497060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Lujan</text:p>
          </table:table-cell>
        </table:table-row>
        <table:table-row table:style-name="ro1">
          <table:table-cell office:value-type="float" office:value="6525020" calcext:value-type="float">
            <text:p>652502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Marcos Paz</text:p>
          </table:table-cell>
        </table:table-row>
        <table:table-row table:style-name="ro1">
          <table:table-cell office:value-type="float" office:value="6553020" calcext:value-type="float">
            <text:p>655302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Monte Hermoso</text:p>
          </table:table-cell>
        </table:table-row>
        <table:table-row table:style-name="ro1">
          <table:table-cell office:value-type="float" office:value="6560010" calcext:value-type="float">
            <text:p>6560010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Puente Márquez</text:p>
          </table:table-cell>
        </table:table-row>
        <table:table-row table:style-name="ro1">
          <table:table-cell office:value-type="float" office:value="6568010" calcext:value-type="float">
            <text:p>656801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orón</text:p>
          </table:table-cell>
        </table:table-row>
        <table:table-row table:style-name="ro1" table:visibility="filter">
          <table:table-cell office:value-type="float" office:value="6568010" calcext:value-type="float">
            <text:p>656801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orón</text:p>
          </table:table-cell>
        </table:table-row>
        <table:table-row table:style-name="ro1" table:visibility="filter">
          <table:table-cell office:value-type="float" office:value="6568010" calcext:value-type="float">
            <text:p>656801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orón</text:p>
          </table:table-cell>
        </table:table-row>
        <table:table-row table:style-name="ro1">
          <table:table-cell office:value-type="float" office:value="6588100" calcext:value-type="float">
            <text:p>6588100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9 de Julio</text:p>
          </table:table-cell>
        </table:table-row>
        <table:table-row table:style-name="ro1">
          <table:table-cell office:value-type="float" office:value="6602030" calcext:value-type="float">
            <text:p>660203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Carmen de Patagones</text:p>
          </table:table-cell>
        </table:table-row>
        <table:table-row table:style-name="ro1" table:visibility="filter">
          <table:table-cell office:value-type="float" office:value="6602030" calcext:value-type="float">
            <text:p>660203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Carmen de Patagones</text:p>
          </table:table-cell>
        </table:table-row>
        <table:table-row table:style-name="ro1">
          <table:table-cell office:value-type="float" office:value="6651080" calcext:value-type="float">
            <text:p>6651080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Púan</text:p>
          </table:table-cell>
        </table:table-row>
        <table:table-row table:style-name="ro1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Bernal</text:p>
          </table:table-cell>
        </table:table-row>
        <table:table-row table:style-name="ro1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Quilmes</text:p>
          </table:table-cell>
        </table:table-row>
        <table:table-row table:style-name="ro1" table:visibility="filter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Quilmes</text:p>
          </table:table-cell>
        </table:table-row>
        <table:table-row table:style-name="ro1" table:visibility="filter">
          <table:table-cell office:value-type="float" office:value="6658010" calcext:value-type="float">
            <text:p>665801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Quilmes</text:p>
          </table:table-cell>
        </table:table-row>
        <table:table-row table:style-name="ro1">
          <table:table-cell office:value-type="float" office:value="6665040" calcext:value-type="float">
            <text:p>6665040</text:p>
          </table:table-cell>
          <table:table-cell office:value-type="float" office:value="6665" calcext:value-type="float">
            <text:p>6665</text:p>
          </table:table-cell>
          <table:table-cell office:value-type="string" calcext:value-type="string">
            <text:p>Ramallo</text:p>
          </table:table-cell>
        </table:table-row>
        <table:table-row table:style-name="ro1">
          <table:table-cell office:value-type="float" office:value="6672010" calcext:value-type="float">
            <text:p>6672010</text:p>
          </table:table-cell>
          <table:table-cell office:value-type="float" office:value="6672" calcext:value-type="float">
            <text:p>6672</text:p>
          </table:table-cell>
          <table:table-cell office:value-type="string" calcext:value-type="string">
            <text:p>Rauch</text:p>
          </table:table-cell>
        </table:table-row>
        <table:table-row table:style-name="ro1">
          <table:table-cell office:value-type="float" office:value="6700060" calcext:value-type="float">
            <text:p>6700060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Pigüe</text:p>
          </table:table-cell>
        </table:table-row>
        <table:table-row table:style-name="ro1">
          <table:table-cell office:value-type="float" office:value="6714060" calcext:value-type="float">
            <text:p>6714060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Salto</text:p>
          </table:table-cell>
        </table:table-row>
        <table:table-row table:style-name="ro1">
          <table:table-cell office:value-type="float" office:value="6721020" calcext:value-type="float">
            <text:p>6721020</text:p>
          </table:table-cell>
          <table:table-cell office:value-type="float" office:value="6721" calcext:value-type="float">
            <text:p>6721</text:p>
          </table:table-cell>
          <table:table-cell office:value-type="string" calcext:value-type="string">
            <text:p>Salliquelo</text:p>
          </table:table-cell>
        </table:table-row>
        <table:table-row table:style-name="ro1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 table:visibility="filter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 table:visibility="filter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 table:visibility="filter">
          <table:table-cell office:value-type="float" office:value="6735020" calcext:value-type="float">
            <text:p>6735020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San Antonio de Areco</text:p>
          </table:table-cell>
        </table:table-row>
        <table:table-row table:style-name="ro1">
          <table:table-cell office:value-type="float" office:value="6749010" calcext:value-type="float">
            <text:p>6749010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Victoria</text:p>
          </table:table-cell>
        </table:table-row>
        <table:table-row table:style-name="ro1" table:visibility="filter">
          <table:table-cell office:value-type="float" office:value="6749010" calcext:value-type="float">
            <text:p>6749010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Beccar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Martínez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San Isidro</text:p>
          </table:table-cell>
        </table:table-row>
        <table:table-row table:style-name="ro1" table:visibility="filter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San Isidro</text:p>
          </table:table-cell>
        </table:table-row>
        <table:table-row table:style-name="ro1">
          <table:table-cell office:value-type="float" office:value="6756010" calcext:value-type="float">
            <text:p>6756010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Villa Adelina</text:p>
          </table:table-cell>
        </table:table-row>
        <table:table-row table:style-name="ro1">
          <table:table-cell office:value-type="float" office:value="6760010" calcext:value-type="float">
            <text:p>6760010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float" office:value="6763050" calcext:value-type="float">
            <text:p>6763050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San Nicolás de Los Arroyos</text:p>
          </table:table-cell>
        </table:table-row>
        <table:table-row table:style-name="ro1" table:visibility="filter">
          <table:table-cell office:value-type="float" office:value="6763050" calcext:value-type="float">
            <text:p>6763050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San Nicolás de Los Arroyos</text:p>
          </table:table-cell>
        </table:table-row>
        <table:table-row table:style-name="ro1">
          <table:table-cell office:value-type="float" office:value="6791050" calcext:value-type="float">
            <text:p>6791050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Tandil</text:p>
          </table:table-cell>
        </table:table-row>
        <table:table-row table:style-name="ro1" table:visibility="filter">
          <table:table-cell office:value-type="float" office:value="6791050" calcext:value-type="float">
            <text:p>6791050</text:p>
          </table:table-cell>
          <table:table-cell office:value-type="float" office:value="6791" calcext:value-type="float">
            <text:p>6791</text:p>
          </table:table-cell>
          <table:table-cell office:value-type="string" calcext:value-type="string">
            <text:p>Tandil</text:p>
          </table:table-cell>
        </table:table-row>
        <table:table-row table:style-name="ro1">
          <table:table-cell office:value-type="float" office:value="6798020" calcext:value-type="float">
            <text:p>6798020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Tapalqué</text:p>
          </table:table-cell>
        </table:table-row>
        <table:table-row table:style-name="ro1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 table:visibility="filter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 table:visibility="filter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 table:visibility="filter">
          <table:table-cell office:value-type="float" office:value="6805010" calcext:value-type="float">
            <text:p>6805010</text:p>
          </table:table-cell>
          <table:table-cell office:value-type="float" office:value="6805" calcext:value-type="float">
            <text:p>6805</text:p>
          </table:table-cell>
          <table:table-cell office:value-type="string" calcext:value-type="string">
            <text:p>Tigre</text:p>
          </table:table-cell>
        </table:table-row>
        <table:table-row table:style-name="ro1">
          <table:table-cell office:value-type="float" office:value="6819040" calcext:value-type="float">
            <text:p>6819040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Tornquist</text:p>
          </table:table-cell>
        </table:table-row>
        <table:table-row table:style-name="ro1">
          <table:table-cell office:value-type="float" office:value="6826050" calcext:value-type="float">
            <text:p>6826050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Trenque Lauquen</text:p>
          </table:table-cell>
        </table:table-row>
        <table:table-row table:style-name="ro1" table:visibility="filter">
          <table:table-cell office:value-type="float" office:value="6826050" calcext:value-type="float">
            <text:p>6826050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Trenque Lauquen</text:p>
          </table:table-cell>
        </table:table-row>
        <table:table-row table:style-name="ro1">
          <table:table-cell office:value-type="float" office:value="6833020" calcext:value-type="float">
            <text:p>6833020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Claromeco</text:p>
          </table:table-cell>
        </table:table-row>
        <table:table-row table:style-name="ro1">
          <table:table-cell office:value-type="float" office:value="6833100" calcext:value-type="float">
            <text:p>6833100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Tres Arroyos</text:p>
          </table:table-cell>
        </table:table-row>
        <table:table-row table:style-name="ro1" table:visibility="filter">
          <table:table-cell office:value-type="float" office:value="6833100" calcext:value-type="float">
            <text:p>6833100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Tres Arroyos</text:p>
          </table:table-cell>
        </table:table-row>
        <table:table-row table:style-name="ro1">
          <table:table-cell office:value-type="float" office:value="6840010" calcext:value-type="float">
            <text:p>6840010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Caseros</text:p>
          </table:table-cell>
        </table:table-row>
        <table:table-row table:style-name="ro1">
          <table:table-cell office:value-type="float" office:value="6840010" calcext:value-type="float">
            <text:p>6840010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Ciudadela</text:p>
          </table:table-cell>
        </table:table-row>
        <table:table-row table:style-name="ro1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Florida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Munro</text:p>
          </table:table-cell>
        </table:table-row>
        <table:table-row table:style-name="ro1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 table:visibility="filter">
          <table:table-cell office:value-type="float" office:value="6861010" calcext:value-type="float">
            <text:p>6861010</text:p>
          </table:table-cell>
          <table:table-cell office:value-type="float" office:value="6861" calcext:value-type="float">
            <text:p>6861</text:p>
          </table:table-cell>
          <table:table-cell office:value-type="string" calcext:value-type="string">
            <text:p>Vicente López</text:p>
          </table:table-cell>
        </table:table-row>
        <table:table-row table:style-name="ro1">
          <table:table-cell office:value-type="float" office:value="6868020" calcext:value-type="float">
            <text:p>6868020</text:p>
          </table:table-cell>
          <table:table-cell office:value-type="float" office:value="6868" calcext:value-type="float">
            <text:p>6868</text:p>
          </table:table-cell>
          <table:table-cell office:value-type="string" calcext:value-type="string">
            <text:p>Villa Gesell</text:p>
          </table:table-cell>
        </table:table-row>
        <table:table-row table:style-name="ro1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a</text:p>
          </table:table-cell>
        </table:table-row>
        <table:table-row table:style-name="ro1" table:visibility="filter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a</text:p>
          </table:table-cell>
        </table:table-row>
        <table:table-row table:style-name="ro1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á</text:p>
          </table:table-cell>
        </table:table-row>
        <table:table-row table:style-name="ro1" table:visibility="filter">
          <table:table-cell office:value-type="float" office:value="10021020" calcext:value-type="float">
            <text:p>1002102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ndalgalá</text:p>
          </table:table-cell>
        </table:table-row>
        <table:table-row table:style-name="ro1">
          <table:table-cell office:value-type="float" office:value="10028010" calcext:value-type="float">
            <text:p>10028010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Antofagasta de la Sierra</text:p>
          </table:table-cell>
        </table:table-row>
        <table:table-row table:style-name="ro1" table:visibility="filter">
          <table:table-cell office:value-type="float" office:value="10028010" calcext:value-type="float">
            <text:p>10028010</text:p>
          </table:table-cell>
          <table:table-cell office:value-type="float" office:value="10028" calcext:value-type="float">
            <text:p>10028</text:p>
          </table:table-cell>
          <table:table-cell office:value-type="string" calcext:value-type="string">
            <text:p>Antofagasta de la Sierra</text:p>
          </table:table-cell>
        </table:table-row>
        <table:table-row table:style-name="ro1">
          <table:table-cell office:value-type="float" office:value="10035020" calcext:value-type="float">
            <text:p>1003502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Belén</text:p>
          </table:table-cell>
        </table:table-row>
        <table:table-row table:style-name="ro1">
          <table:table-cell office:value-type="float" office:value="10035020" calcext:value-type="float">
            <text:p>1003502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Ubicado a 5 Km. de la ciudad de Londres</text:p>
          </table:table-cell>
        </table:table-row>
        <table:table-row table:style-name="ro1">
          <table:table-cell office:value-type="float" office:value="10035040" calcext:value-type="float">
            <text:p>1003504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Corral Quemado</text:p>
          </table:table-cell>
        </table:table-row>
        <table:table-row table:style-name="ro1">
          <table:table-cell office:value-type="float" office:value="10035070" calcext:value-type="float">
            <text:p>1003507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Hualfin</text:p>
          </table:table-cell>
        </table:table-row>
        <table:table-row table:style-name="ro1">
          <table:table-cell office:value-type="float" office:value="10035140" calcext:value-type="float">
            <text:p>1003514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Puerta de San José</text:p>
          </table:table-cell>
        </table:table-row>
        <table:table-row table:style-name="ro1">
          <table:table-cell office:value-type="float" office:value="10035150" calcext:value-type="float">
            <text:p>1003515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Villa Vil</text:p>
          </table:table-cell>
        </table:table-row>
        <table:table-row table:style-name="ro1" table:visibility="filter">
          <table:table-cell office:value-type="float" office:value="10035150" calcext:value-type="float">
            <text:p>10035150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Villa Vil</text:p>
          </table:table-cell>
        </table:table-row>
        <table:table-row table:style-name="ro1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 table:visibility="filter">
          <table:table-cell office:value-type="float" office:value="10049030" calcext:value-type="float">
            <text:p>10049030</text:p>
          </table:table-cell>
          <table:table-cell office:value-type="float" office:value="10049" calcext:value-type="float">
            <text:p>10049</text:p>
          </table:table-cell>
          <table:table-cell office:value-type="string" calcext:value-type="string">
            <text:p>San Fernando del Valle de Catamarca</text:p>
          </table:table-cell>
        </table:table-row>
        <table:table-row table:style-name="ro1">
          <table:table-cell office:value-type="float" office:value="10077040" calcext:value-type="float">
            <text:p>10077040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La Higuera</text:p>
          </table:table-cell>
        </table:table-row>
        <table:table-row table:style-name="ro1" table:visibility="filter">
          <table:table-cell office:value-type="float" office:value="10077040" calcext:value-type="float">
            <text:p>10077040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La Higuera</text:p>
          </table:table-cell>
        </table:table-row>
        <table:table-row table:style-name="ro1">
          <table:table-cell office:value-type="float" office:value="10084060" calcext:value-type="float">
            <text:p>10084060</text:p>
          </table:table-cell>
          <table:table-cell office:value-type="float" office:value="10084" calcext:value-type="float">
            <text:p>10084</text:p>
          </table:table-cell>
          <table:table-cell office:value-type="string" calcext:value-type="string">
            <text:p>Mutquin</text:p>
          </table:table-cell>
        </table:table-row>
        <table:table-row table:style-name="ro1">
          <table:table-cell office:value-type="float" office:value="10091150" calcext:value-type="float">
            <text:p>10091150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Santa María</text:p>
          </table:table-cell>
        </table:table-row>
        <table:table-row table:style-name="ro1">
          <table:table-cell office:value-type="float" office:value="10105110" calcext:value-type="float">
            <text:p>1010511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Fiambalá</text:p>
          </table:table-cell>
        </table:table-row>
        <table:table-row table:style-name="ro1" table:visibility="filter">
          <table:table-cell office:value-type="float" office:value="10105110" calcext:value-type="float">
            <text:p>1010511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Fiambalá</text:p>
          </table:table-cell>
        </table:table-row>
        <table:table-row table:style-name="ro1" table:visibility="filter">
          <table:table-cell office:value-type="float" office:value="10105110" calcext:value-type="float">
            <text:p>1010511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Fiambalá</text:p>
          </table:table-cell>
        </table:table-row>
        <table:table-row table:style-name="ro1">
          <table:table-cell office:value-type="float" office:value="10105180" calcext:value-type="float">
            <text:p>1010518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Tinogasta</text:p>
          </table:table-cell>
        </table:table-row>
        <table:table-row table:style-name="ro1" table:visibility="filter">
          <table:table-cell office:value-type="float" office:value="10105180" calcext:value-type="float">
            <text:p>1010518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Tinogasta</text:p>
          </table:table-cell>
        </table:table-row>
        <table:table-row table:style-name="ro1">
          <table:table-cell office:value-type="float" office:value="14007210" calcext:value-type="float">
            <text:p>14007210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Embalse, Río Tercero</text:p>
          </table:table-cell>
        </table:table-row>
        <table:table-row table:style-name="ro1">
          <table:table-cell office:value-type="float" office:value="14007270" calcext:value-type="float">
            <text:p>14007270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Villa Ciudad Parque</text:p>
          </table:table-cell>
        </table:table-row>
        <table:table-row table:style-name="ro1">
          <table:table-cell office:value-type="float" office:value="14007310" calcext:value-type="float">
            <text:p>14007310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Villa General Belgrano</text:p>
          </table:table-cell>
        </table:table-row>
        <table:table-row table:style-name="ro1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Alberdi</text:p>
          </table:table-cell>
        </table:table-row>
        <table:table-row table:style-name="ro1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 table:visibility="filter">
          <table:table-cell office:value-type="float" office:value="14014010" calcext:value-type="float">
            <text:p>14014010</text:p>
          </table:table-cell>
          <table:table-cell office:value-type="float" office:value="14014" calcext:value-type="float">
            <text:p>14014</text:p>
          </table:table-cell>
          <table:table-cell office:value-type="string" calcext:value-type="string">
            <text:p>Cordoba</text:p>
          </table:table-cell>
        </table:table-row>
        <table:table-row table:style-name="ro1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 table:visibility="filter">
          <table:table-cell office:value-type="float" office:value="14021050" calcext:value-type="float">
            <text:p>140210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Colonia Caroya</text:p>
          </table:table-cell>
        </table:table-row>
        <table:table-row table:style-name="ro1">
          <table:table-cell office:value-type="float" office:value="14021140" calcext:value-type="float">
            <text:p>1402114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Jesús María</text:p>
          </table:table-cell>
        </table:table-row>
        <table:table-row table:style-name="ro1">
          <table:table-cell office:value-type="float" office:value="14021150" calcext:value-type="float">
            <text:p>1402115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 Calera</text:p>
          </table:table-cell>
        </table:table-row>
        <table:table-row table:style-name="ro1">
          <table:table-cell office:value-type="float" office:value="14021160" calcext:value-type="float">
            <text:p>1402116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s vertientes de la Granja</text:p>
          </table:table-cell>
        </table:table-row>
        <table:table-row table:style-name="ro1">
          <table:table-cell office:value-type="float" office:value="14021170" calcext:value-type="float">
            <text:p>1402117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 Puerta</text:p>
          </table:table-cell>
        </table:table-row>
        <table:table-row table:style-name="ro1" table:visibility="filter">
          <table:table-cell office:value-type="float" office:value="14021170" calcext:value-type="float">
            <text:p>1402117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La Puerta</text:p>
          </table:table-cell>
        </table:table-row>
        <table:table-row table:style-name="ro1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 table:visibility="filter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 table:visibility="filter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 table:visibility="filter">
          <table:table-cell office:value-type="float" office:value="14021280" calcext:value-type="float">
            <text:p>1402128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Unquillo</text:p>
          </table:table-cell>
        </table:table-row>
        <table:table-row table:style-name="ro1">
          <table:table-cell office:value-type="float" office:value="14021290" calcext:value-type="float">
            <text:p>1402129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Villa Allende</text:p>
          </table:table-cell>
        </table:table-row>
        <table:table-row table:style-name="ro1" table:visibility="filter">
          <table:table-cell office:value-type="float" office:value="14021290" calcext:value-type="float">
            <text:p>14021290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Villa Allende</text:p>
          </table:table-cell>
        </table:table-row>
        <table:table-row table:style-name="ro1">
          <table:table-cell office:value-type="float" office:value="14028170" calcext:value-type="float">
            <text:p>14028170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San Marcos Sierras</text:p>
          </table:table-cell>
        </table:table-row>
        <table:table-row table:style-name="ro1" table:visibility="filter">
          <table:table-cell office:value-type="float" office:value="14028170" calcext:value-type="float">
            <text:p>14028170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San Marcos Sierras</text:p>
          </table:table-cell>
        </table:table-row>
        <table:table-row table:style-name="ro1" table:visibility="filter">
          <table:table-cell office:value-type="float" office:value="14028170" calcext:value-type="float">
            <text:p>14028170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San Marcos Sierras</text:p>
          </table:table-cell>
        </table:table-row>
        <table:table-row table:style-name="ro1">
          <table:table-cell office:value-type="float" office:value="14042170" calcext:value-type="float">
            <text:p>14042170</text:p>
          </table:table-cell>
          <table:table-cell office:value-type="float" office:value="14042" calcext:value-type="float">
            <text:p>14042</text:p>
          </table:table-cell>
          <table:table-cell office:value-type="string" calcext:value-type="string">
            <text:p>Villa María</text:p>
          </table:table-cell>
        </table:table-row>
        <table:table-row table:style-name="ro1" table:visibility="filter">
          <table:table-cell office:value-type="float" office:value="14042170" calcext:value-type="float">
            <text:p>14042170</text:p>
          </table:table-cell>
          <table:table-cell office:value-type="float" office:value="14042" calcext:value-type="float">
            <text:p>14042</text:p>
          </table:table-cell>
          <table:table-cell office:value-type="string" calcext:value-type="string">
            <text:p>Villa María</text:p>
          </table:table-cell>
        </table:table-row>
        <table:table-row table:style-name="ro1">
          <table:table-cell office:value-type="float" office:value="14049010" calcext:value-type="float">
            <text:p>14049010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Villa Colimba</text:p>
          </table:table-cell>
        </table:table-row>
        <table:table-row table:style-name="ro1">
          <table:table-cell office:value-type="float" office:value="14049050" calcext:value-type="float">
            <text:p>14049050</text:p>
          </table:table-cell>
          <table:table-cell office:value-type="float" office:value="14049" calcext:value-type="float">
            <text:p>14049</text:p>
          </table:table-cell>
          <table:table-cell office:value-type="string" calcext:value-type="string">
            <text:p>Paraje Loza Corral</text:p>
          </table:table-cell>
        </table:table-row>
        <table:table-row table:style-name="ro1">
          <table:table-cell office:value-type="float" office:value="14056100" calcext:value-type="float">
            <text:p>14056100</text:p>
          </table:table-cell>
          <table:table-cell office:value-type="float" office:value="14056" calcext:value-type="float">
            <text:p>14056</text:p>
          </table:table-cell>
          <table:table-cell office:value-type="string" calcext:value-type="string">
            <text:p>La Carlota</text:p>
          </table:table-cell>
        </table:table-row>
        <table:table-row table:style-name="ro1">
          <table:table-cell office:value-type="float" office:value="14063160" calcext:value-type="float">
            <text:p>14063160</text:p>
          </table:table-cell>
          <table:table-cell office:value-type="float" office:value="14063" calcext:value-type="float">
            <text:p>14063</text:p>
          </table:table-cell>
          <table:table-cell office:value-type="string" calcext:value-type="string">
            <text:p>Leones</text:p>
          </table:table-cell>
        </table:table-row>
        <table:table-row table:style-name="ro1">
          <table:table-cell office:value-type="float" office:value="14084030" calcext:value-type="float">
            <text:p>14084030</text:p>
          </table:table-cell>
          <table:table-cell office:value-type="float" office:value="14084" calcext:value-type="float">
            <text:p>14084</text:p>
          </table:table-cell>
          <table:table-cell office:value-type="string" calcext:value-type="string">
            <text:p>Laboulaye</text:p>
          </table:table-cell>
        </table:table-row>
        <table:table-row table:style-name="ro1">
          <table:table-cell office:value-type="float" office:value="14091110" calcext:value-type="float">
            <text:p>1409111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Cruz Chica</text:p>
          </table:table-cell>
        </table:table-row>
        <table:table-row table:style-name="ro1">
          <table:table-cell office:value-type="float" office:value="14091110" calcext:value-type="float">
            <text:p>1409111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a Cumbre</text:p>
          </table:table-cell>
        </table:table-row>
        <table:table-row table:style-name="ro1">
          <table:table-cell office:value-type="float" office:value="14091120" calcext:value-type="float">
            <text:p>1409112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a Falda</text:p>
          </table:table-cell>
        </table:table-row>
        <table:table-row table:style-name="ro1" table:visibility="filter">
          <table:table-cell office:value-type="float" office:value="14091120" calcext:value-type="float">
            <text:p>1409112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a Falda</text:p>
          </table:table-cell>
        </table:table-row>
        <table:table-row table:style-name="ro1">
          <table:table-cell office:value-type="float" office:value="14091140" calcext:value-type="float">
            <text:p>1409114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Los Cocos</text:p>
          </table:table-cell>
        </table:table-row>
        <table:table-row table:style-name="ro1">
          <table:table-cell office:value-type="float" office:value="14091240" calcext:value-type="float">
            <text:p>14091240</text:p>
          </table:table-cell>
          <table:table-cell office:value-type="float" office:value="14091" calcext:value-type="float">
            <text:p>14091</text:p>
          </table:table-cell>
          <table:table-cell office:value-type="string" calcext:value-type="string">
            <text:p>Valle Hermoso</text:p>
          </table:table-cell>
        </table:table-row>
        <table:table-row table:style-name="ro1">
          <table:table-cell office:value-type="float" office:value="14098010" calcext:value-type="float">
            <text:p>1409801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Achiras</text:p>
          </table:table-cell>
        </table:table-row>
        <table:table-row table:style-name="ro1">
          <table:table-cell office:value-type="float" office:value="14098230" calcext:value-type="float">
            <text:p>1409823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Río Cuarto</text:p>
          </table:table-cell>
        </table:table-row>
        <table:table-row table:style-name="ro1" table:visibility="filter">
          <table:table-cell office:value-type="float" office:value="14098230" calcext:value-type="float">
            <text:p>1409823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Río Cuarto</text:p>
          </table:table-cell>
        </table:table-row>
        <table:table-row table:style-name="ro1" table:visibility="filter">
          <table:table-cell office:value-type="float" office:value="14098230" calcext:value-type="float">
            <text:p>1409823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Río Cuarto</text:p>
          </table:table-cell>
        </table:table-row>
        <table:table-row table:style-name="ro1">
          <table:table-cell office:value-type="float" office:value="14098250" calcext:value-type="float">
            <text:p>14098250</text:p>
          </table:table-cell>
          <table:table-cell office:value-type="float" office:value="14098" calcext:value-type="float">
            <text:p>14098</text:p>
          </table:table-cell>
          <table:table-cell office:value-type="string" calcext:value-type="string">
            <text:p>San Basilio</text:p>
          </table:table-cell>
        </table:table-row>
        <table:table-row table:style-name="ro1">
          <table:table-cell office:value-type="float" office:value="14105110" calcext:value-type="float">
            <text:p>1410511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La Para</text:p>
          </table:table-cell>
        </table:table-row>
        <table:table-row table:style-name="ro1" table:visibility="filter">
          <table:table-cell office:value-type="float" office:value="14105110" calcext:value-type="float">
            <text:p>1410511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La Para</text:p>
          </table:table-cell>
        </table:table-row>
        <table:table-row table:style-name="ro1">
          <table:table-cell office:value-type="float" office:value="14105240" calcext:value-type="float">
            <text:p>1410524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Río Primero</text:p>
          </table:table-cell>
        </table:table-row>
        <table:table-row table:style-name="ro1" table:visibility="filter">
          <table:table-cell office:value-type="float" office:value="14105240" calcext:value-type="float">
            <text:p>1410524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Río Primero</text:p>
          </table:table-cell>
        </table:table-row>
        <table:table-row table:style-name="ro1">
          <table:table-cell office:value-type="float" office:value="14105270" calcext:value-type="float">
            <text:p>14105270</text:p>
          </table:table-cell>
          <table:table-cell office:value-type="float" office:value="14105" calcext:value-type="float">
            <text:p>14105</text:p>
          </table:table-cell>
          <table:table-cell office:value-type="string" calcext:value-type="string">
            <text:p>Villa Fontana</text:p>
          </table:table-cell>
        </table:table-row>
        <table:table-row table:style-name="ro1">
          <table:table-cell office:value-type="float" office:value="14112010" calcext:value-type="float">
            <text:p>14112010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Cerro Colorado</text:p>
          </table:table-cell>
        </table:table-row>
        <table:table-row table:style-name="ro1">
          <table:table-cell office:value-type="float" office:value="14112130" calcext:value-type="float">
            <text:p>14112130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Villa de María del Rio Seco</text:p>
          </table:table-cell>
        </table:table-row>
        <table:table-row table:style-name="ro1" table:visibility="filter">
          <table:table-cell office:value-type="float" office:value="14112130" calcext:value-type="float">
            <text:p>14112130</text:p>
          </table:table-cell>
          <table:table-cell office:value-type="float" office:value="14112" calcext:value-type="float">
            <text:p>14112</text:p>
          </table:table-cell>
          <table:table-cell office:value-type="string" calcext:value-type="string">
            <text:p>Villa de María del Rio Seco</text:p>
          </table:table-cell>
        </table:table-row>
        <table:table-row table:style-name="ro1">
          <table:table-cell office:value-type="float" office:value="14119120" calcext:value-type="float">
            <text:p>1411912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Luque</text:p>
          </table:table-cell>
        </table:table-row>
        <table:table-row table:style-name="ro1">
          <table:table-cell office:value-type="float" office:value="14119170" calcext:value-type="float">
            <text:p>1411917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Pozo del Molle</text:p>
          </table:table-cell>
        </table:table-row>
        <table:table-row table:style-name="ro1">
          <table:table-cell office:value-type="float" office:value="14119190" calcext:value-type="float">
            <text:p>1411919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Rio Segundo</text:p>
          </table:table-cell>
        </table:table-row>
        <table:table-row table:style-name="ro1">
          <table:table-cell office:value-type="float" office:value="14119200" calcext:value-type="float">
            <text:p>1411920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Santiago Temple</text:p>
          </table:table-cell>
        </table:table-row>
        <table:table-row table:style-name="ro1">
          <table:table-cell office:value-type="float" office:value="14119210" calcext:value-type="float">
            <text:p>14119210</text:p>
          </table:table-cell>
          <table:table-cell office:value-type="float" office:value="14119" calcext:value-type="float">
            <text:p>14119</text:p>
          </table:table-cell>
          <table:table-cell office:value-type="string" calcext:value-type="string">
            <text:p>Villa del Rosario</text:p>
          </table:table-cell>
        </table:table-row>
        <table:table-row table:style-name="ro1">
          <table:table-cell office:value-type="float" office:value="14126090" calcext:value-type="float">
            <text:p>1412609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Mina Clavero</text:p>
          </table:table-cell>
        </table:table-row>
        <table:table-row table:style-name="ro1" table:visibility="filter">
          <table:table-cell office:value-type="float" office:value="14126090" calcext:value-type="float">
            <text:p>1412609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Mina Clavero</text:p>
          </table:table-cell>
        </table:table-row>
        <table:table-row table:style-name="ro1">
          <table:table-cell office:value-type="float" office:value="14126110" calcext:value-type="float">
            <text:p>1412611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Nono</text:p>
          </table:table-cell>
        </table:table-row>
        <table:table-row table:style-name="ro1">
          <table:table-cell office:value-type="float" office:value="14126200" calcext:value-type="float">
            <text:p>14126200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Villa Cura Brochero</text:p>
          </table:table-cell>
        </table:table-row>
        <table:table-row table:style-name="ro1">
          <table:table-cell office:value-type="float" office:value="14140020" calcext:value-type="float">
            <text:p>1414002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Altos de Chipion</text:p>
          </table:table-cell>
        </table:table-row>
        <table:table-row table:style-name="ro1">
          <table:table-cell office:value-type="float" office:value="14140030" calcext:value-type="float">
            <text:p>1414003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Arroyito</text:p>
          </table:table-cell>
        </table:table-row>
        <table:table-row table:style-name="ro1">
          <table:table-cell office:value-type="float" office:value="14140040" calcext:value-type="float">
            <text:p>1414004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Balnearia</text:p>
          </table:table-cell>
        </table:table-row>
        <table:table-row table:style-name="ro1">
          <table:table-cell office:value-type="float" office:value="14140190" calcext:value-type="float">
            <text:p>1414019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El Fuertecito</text:p>
          </table:table-cell>
        </table:table-row>
        <table:table-row table:style-name="ro1">
          <table:table-cell office:value-type="float" office:value="14140200" calcext:value-type="float">
            <text:p>1414020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El Tío</text:p>
          </table:table-cell>
        </table:table-row>
        <table:table-row table:style-name="ro1">
          <table:table-cell office:value-type="float" office:value="14140240" calcext:value-type="float">
            <text:p>1414024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La Paquita</text:p>
          </table:table-cell>
        </table:table-row>
        <table:table-row table:style-name="ro1">
          <table:table-cell office:value-type="float" office:value="14140250" calcext:value-type="float">
            <text:p>1414025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La Tordilla</text:p>
          </table:table-cell>
        </table:table-row>
        <table:table-row table:style-name="ro1">
          <table:table-cell office:value-type="float" office:value="14140280" calcext:value-type="float">
            <text:p>1414028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Marull</text:p>
          </table:table-cell>
        </table:table-row>
        <table:table-row table:style-name="ro1">
          <table:table-cell office:value-type="float" office:value="14140300" calcext:value-type="float">
            <text:p>1414030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Morteros</text:p>
          </table:table-cell>
        </table:table-row>
        <table:table-row table:style-name="ro1">
          <table:table-cell office:value-type="float" office:value="14140330" calcext:value-type="float">
            <text:p>1414033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Porteña</text:p>
          </table:table-cell>
        </table:table-row>
        <table:table-row table:style-name="ro1">
          <table:table-cell office:value-type="float" office:value="14140350" calcext:value-type="float">
            <text:p>1414035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Sacanta</text:p>
          </table:table-cell>
        </table:table-row>
        <table:table-row table:style-name="ro1">
          <table:table-cell office:value-type="float" office:value="14140360" calcext:value-type="float">
            <text:p>1414036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San Francisco</text:p>
          </table:table-cell>
        </table:table-row>
        <table:table-row table:style-name="ro1" table:visibility="filter">
          <table:table-cell office:value-type="float" office:value="14140360" calcext:value-type="float">
            <text:p>1414036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float" office:value="14140420" calcext:value-type="float">
            <text:p>14140420</text:p>
          </table:table-cell>
          <table:table-cell office:value-type="float" office:value="14140" calcext:value-type="float">
            <text:p>14140</text:p>
          </table:table-cell>
          <table:table-cell office:value-type="string" calcext:value-type="string">
            <text:p>Villa Concepcion del Tío</text:p>
          </table:table-cell>
        </table:table-row>
        <table:table-row table:style-name="ro1">
          <table:table-cell office:value-type="float" office:value="14147010" calcext:value-type="float">
            <text:p>14147010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Alta Gracia</text:p>
          </table:table-cell>
        </table:table-row>
        <table:table-row table:style-name="ro1" table:visibility="filter">
          <table:table-cell office:value-type="float" office:value="14147010" calcext:value-type="float">
            <text:p>14147010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Alta Gracia</text:p>
          </table:table-cell>
        </table:table-row>
        <table:table-row table:style-name="ro1" table:visibility="filter">
          <table:table-cell office:value-type="float" office:value="14147010" calcext:value-type="float">
            <text:p>14147010</text:p>
          </table:table-cell>
          <table:table-cell office:value-type="float" office:value="14147" calcext:value-type="float">
            <text:p>14147</text:p>
          </table:table-cell>
          <table:table-cell office:value-type="string" calcext:value-type="string">
            <text:p>Alta Gracia</text:p>
          </table:table-cell>
        </table:table-row>
        <table:table-row table:style-name="ro1">
          <table:table-cell office:value-type="float" office:value="14161150" calcext:value-type="float">
            <text:p>14161150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Rio Tercero</text:p>
          </table:table-cell>
        </table:table-row>
        <table:table-row table:style-name="ro1">
          <table:table-cell office:value-type="float" office:value="14161150" calcext:value-type="float">
            <text:p>14161150</text:p>
          </table:table-cell>
          <table:table-cell office:value-type="float" office:value="14161" calcext:value-type="float">
            <text:p>14161</text:p>
          </table:table-cell>
          <table:table-cell office:value-type="string" calcext:value-type="string">
            <text:p>Río Tercero</text:p>
          </table:table-cell>
        </table:table-row>
        <table:table-row table:style-name="ro1">
          <table:table-cell office:value-type="float" office:value="14168110" calcext:value-type="float">
            <text:p>14168110</text:p>
          </table:table-cell>
          <table:table-cell office:value-type="float" office:value="14168" calcext:value-type="float">
            <text:p>14168</text:p>
          </table:table-cell>
          <table:table-cell office:value-type="string" calcext:value-type="string">
            <text:p>Sinsacate</text:p>
          </table:table-cell>
        </table:table-row>
        <table:table-row table:style-name="ro1">
          <table:table-cell office:value-type="float" office:value="14182060" calcext:value-type="float">
            <text:p>14182060</text:p>
          </table:table-cell>
          <table:table-cell office:value-type="float" office:value="14182" calcext:value-type="float">
            <text:p>14182</text:p>
          </table:table-cell>
          <table:table-cell office:value-type="string" calcext:value-type="string">
            <text:p>Bell Ville</text:p>
          </table:table-cell>
        </table:table-row>
        <table:table-row table:style-name="ro1" table:visibility="filter">
          <table:table-cell office:value-type="float" office:value="14182060" calcext:value-type="float">
            <text:p>14182060</text:p>
          </table:table-cell>
          <table:table-cell office:value-type="float" office:value="14182" calcext:value-type="float">
            <text:p>14182</text:p>
          </table:table-cell>
          <table:table-cell office:value-type="string" calcext:value-type="string">
            <text:p>Bell Ville</text:p>
          </table:table-cell>
        </table:table-row>
        <table:table-row table:style-name="ro1" table:visibility="filter">
          <table:table-cell office:value-type="float" office:value="14182060" calcext:value-type="float">
            <text:p>14182060</text:p>
          </table:table-cell>
          <table:table-cell office:value-type="float" office:value="14182" calcext:value-type="float">
            <text:p>14182</text:p>
          </table:table-cell>
          <table:table-cell office:value-type="string" calcext:value-type="string">
            <text:p>Bell Ville</text:p>
          </table:table-cell>
        </table:table-row>
        <table:table-row table:style-name="ro1">
          <table:table-cell office:value-type="float" office:value="18007010" calcext:value-type="float">
            <text:p>18007010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Bella Vista</text:p>
          </table:table-cell>
        </table:table-row>
        <table:table-row table:style-name="ro1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 table:visibility="filter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 table:visibility="filter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 table:visibility="filter">
          <table:table-cell office:value-type="float" office:value="18021020" calcext:value-type="float">
            <text:p>18021020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orrientes</text:p>
          </table:table-cell>
        </table:table-row>
        <table:table-row table:style-name="ro1">
          <table:table-cell office:value-type="float" office:value="18035020" calcext:value-type="float">
            <text:p>1803502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Curuzú Cuatiá</text:p>
          </table:table-cell>
        </table:table-row>
        <table:table-row table:style-name="ro1" table:visibility="filter">
          <table:table-cell office:value-type="float" office:value="18035020" calcext:value-type="float">
            <text:p>18035020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Curuzú Cuatiá</text:p>
          </table:table-cell>
        </table:table-row>
        <table:table-row table:style-name="ro1">
          <table:table-cell office:value-type="float" office:value="18070020" calcext:value-type="float">
            <text:p>18070020</text:p>
          </table:table-cell>
          <table:table-cell office:value-type="float" office:value="18070" calcext:value-type="float">
            <text:p>18070</text:p>
          </table:table-cell>
          <table:table-cell office:value-type="string" calcext:value-type="string">
            <text:p>Goya</text:p>
          </table:table-cell>
        </table:table-row>
        <table:table-row table:style-name="ro1">
          <table:table-cell office:value-type="float" office:value="18084020" calcext:value-type="float">
            <text:p>18084020</text:p>
          </table:table-cell>
          <table:table-cell office:value-type="float" office:value="18084" calcext:value-type="float">
            <text:p>18084</text:p>
          </table:table-cell>
          <table:table-cell office:value-type="string" calcext:value-type="string">
            <text:p>Ituzaingó</text:p>
          </table:table-cell>
        </table:table-row>
        <table:table-row table:style-name="ro1">
          <table:table-cell office:value-type="float" office:value="18105030" calcext:value-type="float">
            <text:p>18105030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ercedes</text:p>
          </table:table-cell>
        </table:table-row>
        <table:table-row table:style-name="ro1" table:visibility="filter">
          <table:table-cell office:value-type="float" office:value="18105030" calcext:value-type="float">
            <text:p>18105030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ercedes</text:p>
          </table:table-cell>
        </table:table-row>
        <table:table-row table:style-name="ro1">
          <table:table-cell office:value-type="float" office:value="18147040" calcext:value-type="float">
            <text:p>1814704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Yapeyu</text:p>
          </table:table-cell>
        </table:table-row>
        <table:table-row table:style-name="ro1" table:visibility="filter">
          <table:table-cell office:value-type="float" office:value="18147040" calcext:value-type="float">
            <text:p>18147040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Yapeyu</text:p>
          </table:table-cell>
        </table:table-row>
        <table:table-row table:style-name="ro1">
          <table:table-cell office:value-type="float" office:value="18161050" calcext:value-type="float">
            <text:p>18161050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San Roque</text:p>
          </table:table-cell>
        </table:table-row>
        <table:table-row table:style-name="ro1">
          <table:table-cell office:value-type="float" office:value="22014020" calcext:value-type="float">
            <text:p>22014020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Isla del Cerrito</text:p>
          </table:table-cell>
        </table:table-row>
        <table:table-row table:style-name="ro1">
          <table:table-cell office:value-type="float" office:value="22014040" calcext:value-type="float">
            <text:p>22014040</text:p>
          </table:table-cell>
          <table:table-cell office:value-type="float" office:value="22014" calcext:value-type="float">
            <text:p>22014</text:p>
          </table:table-cell>
          <table:table-cell office:value-type="string" calcext:value-type="string">
            <text:p>Las Palmas</text:p>
          </table:table-cell>
        </table:table-row>
        <table:table-row table:style-name="ro1">
          <table:table-cell office:value-type="float" office:value="22021010" calcext:value-type="float">
            <text:p>22021010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Presidencia Roque Sáenz Peña</text:p>
          </table:table-cell>
        </table:table-row>
        <table:table-row table:style-name="ro1" table:visibility="filter">
          <table:table-cell office:value-type="float" office:value="22021010" calcext:value-type="float">
            <text:p>22021010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Presidencia Roque Sáenz Peña</text:p>
          </table:table-cell>
        </table:table-row>
        <table:table-row table:style-name="ro1" table:visibility="filter">
          <table:table-cell office:value-type="float" office:value="22021010" calcext:value-type="float">
            <text:p>22021010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Presidencia Roque Sáenz Peña</text:p>
          </table:table-cell>
        </table:table-row>
        <table:table-row table:style-name="ro1">
          <table:table-cell office:value-type="float" office:value="22028010" calcext:value-type="float">
            <text:p>22028010</text:p>
          </table:table-cell>
          <table:table-cell office:value-type="float" office:value="22028" calcext:value-type="float">
            <text:p>22028</text:p>
          </table:table-cell>
          <table:table-cell office:value-type="string" calcext:value-type="string">
            <text:p>Charata</text:p>
          </table:table-cell>
        </table:table-row>
        <table:table-row table:style-name="ro1">
          <table:table-cell office:value-type="float" office:value="22056030" calcext:value-type="float">
            <text:p>22056030</text:p>
          </table:table-cell>
          <table:table-cell office:value-type="float" office:value="22056" calcext:value-type="float">
            <text:p>22056</text:p>
          </table:table-cell>
          <table:table-cell office:value-type="string" calcext:value-type="string">
            <text:p>Lapachito</text:p>
          </table:table-cell>
        </table:table-row>
        <table:table-row table:style-name="ro1">
          <table:table-cell office:value-type="float" office:value="22077040" calcext:value-type="float">
            <text:p>22077040</text:p>
          </table:table-cell>
          <table:table-cell office:value-type="float" office:value="22077" calcext:value-type="float">
            <text:p>22077</text:p>
          </table:table-cell>
          <table:table-cell office:value-type="string" calcext:value-type="string">
            <text:p>Puerto Tirol</text:p>
          </table:table-cell>
        </table:table-row>
        <table:table-row table:style-name="ro1">
          <table:table-cell office:value-type="float" office:value="22084070" calcext:value-type="float">
            <text:p>22084070</text:p>
          </table:table-cell>
          <table:table-cell office:value-type="float" office:value="22084" calcext:value-type="float">
            <text:p>22084</text:p>
          </table:table-cell>
          <table:table-cell office:value-type="string" calcext:value-type="string">
            <text:p>Presidencia Roca</text:p>
          </table:table-cell>
        </table:table-row>
        <table:table-row table:style-name="ro1">
          <table:table-cell office:value-type="float" office:value="22098030" calcext:value-type="float">
            <text:p>22098030</text:p>
          </table:table-cell>
          <table:table-cell office:value-type="float" office:value="22098" calcext:value-type="float">
            <text:p>22098</text:p>
          </table:table-cell>
          <table:table-cell office:value-type="string" calcext:value-type="string">
            <text:p>Villa Ángela</text:p>
          </table:table-cell>
        </table:table-row>
        <table:table-row table:style-name="ro1">
          <table:table-cell office:value-type="float" office:value="22105010" calcext:value-type="float">
            <text:p>22105010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Las Breñas</text:p>
          </table:table-cell>
        </table:table-row>
        <table:table-row table:style-name="ro1">
          <table:table-cell office:value-type="float" office:value="22112020" calcext:value-type="float">
            <text:p>22112020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La Tigra</text:p>
          </table:table-cell>
        </table:table-row>
        <table:table-row table:style-name="ro1">
          <table:table-cell office:value-type="float" office:value="22112030" calcext:value-type="float">
            <text:p>22112030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San Bernardo</text:p>
          </table:table-cell>
        </table:table-row>
        <table:table-row table:style-name="ro1">
          <table:table-cell office:value-type="float" office:value="22126020" calcext:value-type="float">
            <text:p>22126020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Colonia Benítez</text:p>
          </table:table-cell>
        </table:table-row>
        <table:table-row table:style-name="ro1">
          <table:table-cell office:value-type="float" office:value="22126030" calcext:value-type="float">
            <text:p>22126030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Margarita Belén</text:p>
          </table:table-cell>
        </table:table-row>
        <table:table-row table:style-name="ro1">
          <table:table-cell office:value-type="float" office:value="22133010" calcext:value-type="float">
            <text:p>22133010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Quitilipi</text:p>
          </table:table-cell>
        </table:table-row>
        <table:table-row table:style-name="ro1">
          <table:table-cell office:value-type="float" office:value="22140010" calcext:value-type="float">
            <text:p>2214001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Barranqueras</text:p>
          </table:table-cell>
        </table:table-row>
        <table:table-row table:style-name="ro1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 table:visibility="filter">
          <table:table-cell office:value-type="float" office:value="22140060" calcext:value-type="float">
            <text:p>22140060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Resistencia</text:p>
          </table:table-cell>
        </table:table-row>
        <table:table-row table:style-name="ro1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 table:visibility="filter">
          <table:table-cell office:value-type="float" office:value="26007020" calcext:value-type="float">
            <text:p>2600702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Puerto Madryn</text:p>
          </table:table-cell>
        </table:table-row>
        <table:table-row table:style-name="ro1">
          <table:table-cell office:value-type="float" office:value="26007030" calcext:value-type="float">
            <text:p>26007030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Biedma</text:p>
          </table:table-cell>
        </table:table-row>
        <table:table-row table:style-name="ro1">
          <table:table-cell office:value-type="float" office:value="26014030" calcext:value-type="float">
            <text:p>2601403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Cushamen</text:p>
          </table:table-cell>
        </table:table-row>
        <table:table-row table:style-name="ro1">
          <table:table-cell office:value-type="float" office:value="26014040" calcext:value-type="float">
            <text:p>2601404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El Hoyo</text:p>
          </table:table-cell>
        </table:table-row>
        <table:table-row table:style-name="ro1">
          <table:table-cell office:value-type="float" office:value="26014050" calcext:value-type="float">
            <text:p>2601405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El Maitén</text:p>
          </table:table-cell>
        </table:table-row>
        <table:table-row table:style-name="ro1">
          <table:table-cell office:value-type="float" office:value="26014100" calcext:value-type="float">
            <text:p>26014100</text:p>
          </table:table-cell>
          <table:table-cell office:value-type="float" office:value="26014" calcext:value-type="float">
            <text:p>26014</text:p>
          </table:table-cell>
          <table:table-cell office:value-type="string" calcext:value-type="string">
            <text:p>Leleque</text:p>
          </table:table-cell>
        </table:table-row>
        <table:table-row table:style-name="ro1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 table:visibility="filter">
          <table:table-cell office:value-type="float" office:value="26021030" calcext:value-type="float">
            <text:p>2602103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Comodoro Rivadavia</text:p>
          </table:table-cell>
        </table:table-row>
        <table:table-row table:style-name="ro1">
          <table:table-cell office:value-type="float" office:value="26021050" calcext:value-type="float">
            <text:p>26021050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Rada Tilly</text:p>
          </table:table-cell>
        </table:table-row>
        <table:table-row table:style-name="ro1">
          <table:table-cell office:value-type="float" office:value="26028010" calcext:value-type="float">
            <text:p>26028010</text:p>
          </table:table-cell>
          <table:table-cell office:value-type="float" office:value="26028" calcext:value-type="float">
            <text:p>26028</text:p>
          </table:table-cell>
          <table:table-cell office:value-type="string" calcext:value-type="string">
            <text:p>Camarones</text:p>
          </table:table-cell>
        </table:table-row>
        <table:table-row table:style-name="ro1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 table:visibility="filter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 table:visibility="filter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 table:visibility="filter">
          <table:table-cell office:value-type="float" office:value="26035030" calcext:value-type="float">
            <text:p>2603503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Esquel</text:p>
          </table:table-cell>
        </table:table-row>
        <table:table-row table:style-name="ro1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 table:visibility="filter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 table:visibility="filter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 table:visibility="filter">
          <table:table-cell office:value-type="float" office:value="26035060" calcext:value-type="float">
            <text:p>26035060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Trevelin</text:p>
          </table:table-cell>
        </table:table-row>
        <table:table-row table:style-name="ro1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 table:visibility="filter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 table:visibility="filter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 table:visibility="filter">
          <table:table-cell office:value-type="float" office:value="26042030" calcext:value-type="float">
            <text:p>2604203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Gaiman</text:p>
          </table:table-cell>
        </table:table-row>
        <table:table-row table:style-name="ro1">
          <table:table-cell office:value-type="float" office:value="26042040" calcext:value-type="float">
            <text:p>26042040</text:p>
          </table:table-cell>
          <table:table-cell office:value-type="float" office:value="26042" calcext:value-type="float">
            <text:p>26042</text:p>
          </table:table-cell>
          <table:table-cell office:value-type="string" calcext:value-type="string">
            <text:p>28 de Julio</text:p>
          </table:table-cell>
        </table:table-row>
        <table:table-row table:style-name="ro1">
          <table:table-cell office:value-type="float" office:value="26070020" calcext:value-type="float">
            <text:p>26070020</text:p>
          </table:table-cell>
          <table:table-cell office:value-type="float" office:value="26070" calcext:value-type="float">
            <text:p>26070</text:p>
          </table:table-cell>
          <table:table-cell office:value-type="string" calcext:value-type="string">
            <text:p>Los Altares</text:p>
          </table:table-cell>
        </table:table-row>
        <table:table-row table:style-name="ro1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 table:visibility="filter">
          <table:table-cell office:value-type="float" office:value="26077030" calcext:value-type="float">
            <text:p>2607703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Rawson</text:p>
          </table:table-cell>
        </table:table-row>
        <table:table-row table:style-name="ro1">
          <table:table-cell office:value-type="float" office:value="26077040" calcext:value-type="float">
            <text:p>2607704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Trelew</text:p>
          </table:table-cell>
        </table:table-row>
        <table:table-row table:style-name="ro1" table:visibility="filter">
          <table:table-cell office:value-type="float" office:value="26077040" calcext:value-type="float">
            <text:p>2607704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Trelew</text:p>
          </table:table-cell>
        </table:table-row>
        <table:table-row table:style-name="ro1" table:visibility="filter">
          <table:table-cell office:value-type="float" office:value="26077040" calcext:value-type="float">
            <text:p>26077040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Trelew</text:p>
          </table:table-cell>
        </table:table-row>
        <table:table-row table:style-name="ro1">
          <table:table-cell office:value-type="float" office:value="26084050" calcext:value-type="float">
            <text:p>26084050</text:p>
          </table:table-cell>
          <table:table-cell office:value-type="float" office:value="26084" calcext:value-type="float">
            <text:p>26084</text:p>
          </table:table-cell>
          <table:table-cell office:value-type="string" calcext:value-type="string">
            <text:p>Facundo</text:p>
          </table:table-cell>
        </table:table-row>
        <table:table-row table:style-name="ro1">
          <table:table-cell office:value-type="float" office:value="26084070" calcext:value-type="float">
            <text:p>26084070</text:p>
          </table:table-cell>
          <table:table-cell office:value-type="float" office:value="26084" calcext:value-type="float">
            <text:p>26084</text:p>
          </table:table-cell>
          <table:table-cell office:value-type="string" calcext:value-type="string">
            <text:p>Rio Mayo</text:p>
          </table:table-cell>
        </table:table-row>
        <table:table-row table:style-name="ro1">
          <table:table-cell office:value-type="float" office:value="26091020" calcext:value-type="float">
            <text:p>26091020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Sarmiento</text:p>
          </table:table-cell>
        </table:table-row>
        <table:table-row table:style-name="ro1">
          <table:table-cell office:value-type="float" office:value="26098020" calcext:value-type="float">
            <text:p>26098020</text:p>
          </table:table-cell>
          <table:table-cell office:value-type="float" office:value="26098" calcext:value-type="float">
            <text:p>26098</text:p>
          </table:table-cell>
          <table:table-cell office:value-type="string" calcext:value-type="string">
            <text:p>Gobernador Costa</text:p>
          </table:table-cell>
        </table:table-row>
        <table:table-row table:style-name="ro1">
          <table:table-cell office:value-type="float" office:value="30008020" calcext:value-type="float">
            <text:p>30008020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Colón</text:p>
          </table:table-cell>
        </table:table-row>
        <table:table-row table:style-name="ro1" table:visibility="filter">
          <table:table-cell office:value-type="float" office:value="30008020" calcext:value-type="float">
            <text:p>30008020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float" office:value="30008090" calcext:value-type="float">
            <text:p>30008090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San José</text:p>
          </table:table-cell>
        </table:table-row>
        <table:table-row table:style-name="ro1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 table:visibility="filter">
          <table:table-cell office:value-type="float" office:value="30015060" calcext:value-type="float">
            <text:p>30015060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oncordia</text:p>
          </table:table-cell>
        </table:table-row>
        <table:table-row table:style-name="ro1">
          <table:table-cell office:value-type="float" office:value="30021080" calcext:value-type="float">
            <text:p>30021080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Diamante</text:p>
          </table:table-cell>
        </table:table-row>
        <table:table-row table:style-name="ro1">
          <table:table-cell office:value-type="float" office:value="30021150" calcext:value-type="float">
            <text:p>30021150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Libertador Norte</text:p>
          </table:table-cell>
        </table:table-row>
        <table:table-row table:style-name="ro1">
          <table:table-cell office:value-type="float" office:value="30028010" calcext:value-type="float">
            <text:p>3002801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Chajari</text:p>
          </table:table-cell>
        </table:table-row>
        <table:table-row table:style-name="ro1" table:visibility="filter">
          <table:table-cell office:value-type="float" office:value="30028010" calcext:value-type="float">
            <text:p>3002801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Chajari</text:p>
          </table:table-cell>
        </table:table-row>
        <table:table-row table:style-name="ro1">
          <table:table-cell office:value-type="float" office:value="30028070" calcext:value-type="float">
            <text:p>3002807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Federación</text:p>
          </table:table-cell>
        </table:table-row>
        <table:table-row table:style-name="ro1" table:visibility="filter">
          <table:table-cell office:value-type="float" office:value="30028070" calcext:value-type="float">
            <text:p>3002807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Federación</text:p>
          </table:table-cell>
        </table:table-row>
        <table:table-row table:style-name="ro1" table:visibility="filter">
          <table:table-cell office:value-type="float" office:value="30028070" calcext:value-type="float">
            <text:p>30028070</text:p>
          </table:table-cell>
          <table:table-cell office:value-type="float" office:value="30028" calcext:value-type="float">
            <text:p>30028</text:p>
          </table:table-cell>
          <table:table-cell office:value-type="string" calcext:value-type="string">
            <text:p>Federación</text:p>
          </table:table-cell>
        </table:table-row>
        <table:table-row table:style-name="ro1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 table:visibility="filter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 table:visibility="filter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 table:visibility="filter">
          <table:table-cell office:value-type="float" office:value="30049040" calcext:value-type="float">
            <text:p>30049040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Gualeguay</text:p>
          </table:table-cell>
        </table:table-row>
        <table:table-row table:style-name="ro1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 table:visibility="filter">
          <table:table-cell office:value-type="float" office:value="30056070" calcext:value-type="float">
            <text:p>30056070</text:p>
          </table:table-cell>
          <table:table-cell office:value-type="float" office:value="30056" calcext:value-type="float">
            <text:p>30056</text:p>
          </table:table-cell>
          <table:table-cell office:value-type="string" calcext:value-type="string">
            <text:p>Gualeguaychú</text:p>
          </table:table-cell>
        </table:table-row>
        <table:table-row table:style-name="ro1">
          <table:table-cell office:value-type="float" office:value="30070040" calcext:value-type="float">
            <text:p>30070040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La Paz</text:p>
          </table:table-cell>
        </table:table-row>
        <table:table-row table:style-name="ro1" table:visibility="filter">
          <table:table-cell office:value-type="float" office:value="30070040" calcext:value-type="float">
            <text:p>30070040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30077070" calcext:value-type="float">
            <text:p>30077070</text:p>
          </table:table-cell>
          <table:table-cell office:value-type="float" office:value="30077" calcext:value-type="float">
            <text:p>30077</text:p>
          </table:table-cell>
          <table:table-cell office:value-type="string" calcext:value-type="string">
            <text:p>Nogoya</text:p>
          </table:table-cell>
        </table:table-row>
        <table:table-row table:style-name="ro1">
          <table:table-cell office:value-type="float" office:value="30084070" calcext:value-type="float">
            <text:p>3008407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Crespo</text:p>
          </table:table-cell>
        </table:table-row>
        <table:table-row table:style-name="ro1">
          <table:table-cell office:value-type="float" office:value="30084150" calcext:value-type="float">
            <text:p>3008415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Oro Verde</text:p>
          </table:table-cell>
        </table:table-row>
        <table:table-row table:style-name="ro1" table:visibility="filter">
          <table:table-cell office:value-type="float" office:value="30084150" calcext:value-type="float">
            <text:p>3008415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Oro Verde</text:p>
          </table:table-cell>
        </table:table-row>
        <table:table-row table:style-name="ro1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 table:visibility="filter">
          <table:table-cell office:value-type="float" office:value="30084160" calcext:value-type="float">
            <text:p>3008416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Paraná</text:p>
          </table:table-cell>
        </table:table-row>
        <table:table-row table:style-name="ro1">
          <table:table-cell office:value-type="float" office:value="30084270" calcext:value-type="float">
            <text:p>30084270</text:p>
          </table:table-cell>
          <table:table-cell office:value-type="float" office:value="30084" calcext:value-type="float">
            <text:p>30084</text:p>
          </table:table-cell>
          <table:table-cell office:value-type="string" calcext:value-type="string">
            <text:p>Viale</text:p>
          </table:table-cell>
        </table:table-row>
        <table:table-row table:style-name="ro1">
          <table:table-cell office:value-type="float" office:value="30088010" calcext:value-type="float">
            <text:p>30088010</text:p>
          </table:table-cell>
          <table:table-cell office:value-type="float" office:value="30088" calcext:value-type="float">
            <text:p>30088</text:p>
          </table:table-cell>
          <table:table-cell office:value-type="string" calcext:value-type="string">
            <text:p>General Campos</text:p>
          </table:table-cell>
        </table:table-row>
        <table:table-row table:style-name="ro1">
          <table:table-cell office:value-type="float" office:value="30088020" calcext:value-type="float">
            <text:p>30088020</text:p>
          </table:table-cell>
          <table:table-cell office:value-type="float" office:value="30088" calcext:value-type="float">
            <text:p>30088</text:p>
          </table:table-cell>
          <table:table-cell office:value-type="string" calcext:value-type="string">
            <text:p>San Salvador</text:p>
          </table:table-cell>
        </table:table-row>
        <table:table-row table:style-name="ro1" table:visibility="filter">
          <table:table-cell office:value-type="float" office:value="30088020" calcext:value-type="float">
            <text:p>30088020</text:p>
          </table:table-cell>
          <table:table-cell office:value-type="float" office:value="30088" calcext:value-type="float">
            <text:p>30088</text:p>
          </table:table-cell>
          <table:table-cell office:value-type="string" calcext:value-type="string">
            <text:p>San Salvador</text:p>
          </table:table-cell>
        </table:table-row>
        <table:table-row table:style-name="ro1">
          <table:table-cell office:value-type="float" office:value="30091100" calcext:value-type="float">
            <text:p>30091100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Rosario del Tala</text:p>
          </table:table-cell>
        </table:table-row>
        <table:table-row table:style-name="ro1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o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o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on del Uruguay</text:p>
          </table:table-cell>
        </table:table-row>
        <table:table-row table:style-name="ro1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 table:visibility="filter">
          <table:table-cell office:value-type="float" office:value="30098040" calcext:value-type="float">
            <text:p>30098040</text:p>
          </table:table-cell>
          <table:table-cell office:value-type="float" office:value="30098" calcext:value-type="float">
            <text:p>30098</text:p>
          </table:table-cell>
          <table:table-cell office:value-type="string" calcext:value-type="string">
            <text:p>Concepción del Uruguay</text:p>
          </table:table-cell>
        </table:table-row>
        <table:table-row table:style-name="ro1">
          <table:table-cell office:value-type="float" office:value="30113070" calcext:value-type="float">
            <text:p>30113070</text:p>
          </table:table-cell>
          <table:table-cell office:value-type="float" office:value="30113" calcext:value-type="float">
            <text:p>30113</text:p>
          </table:table-cell>
          <table:table-cell office:value-type="string" calcext:value-type="string">
            <text:p>Villa Domínguez</text:p>
          </table:table-cell>
        </table:table-row>
        <table:table-row table:style-name="ro1">
          <table:table-cell office:value-type="float" office:value="30113080" calcext:value-type="float">
            <text:p>30113080</text:p>
          </table:table-cell>
          <table:table-cell office:value-type="float" office:value="30113" calcext:value-type="float">
            <text:p>30113</text:p>
          </table:table-cell>
          <table:table-cell office:value-type="string" calcext:value-type="string">
            <text:p>Villaguay</text:p>
          </table:table-cell>
        </table:table-row>
        <table:table-row table:style-name="ro1" table:visibility="filter">
          <table:table-cell office:value-type="float" office:value="30113080" calcext:value-type="float">
            <text:p>30113080</text:p>
          </table:table-cell>
          <table:table-cell office:value-type="float" office:value="30113" calcext:value-type="float">
            <text:p>30113</text:p>
          </table:table-cell>
          <table:table-cell office:value-type="string" calcext:value-type="string">
            <text:p>Villaguay</text:p>
          </table:table-cell>
        </table:table-row>
        <table:table-row table:style-name="ro1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 table:visibility="filter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 table:visibility="filter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 table:visibility="filter">
          <table:table-cell office:value-type="float" office:value="34014020" calcext:value-type="float">
            <text:p>34014020</text:p>
          </table:table-cell>
          <table:table-cell office:value-type="float" office:value="34014" calcext:value-type="float">
            <text:p>34014</text:p>
          </table:table-cell>
          <table:table-cell office:value-type="string" calcext:value-type="string">
            <text:p>Formosa</text:p>
          </table:table-cell>
        </table:table-row>
        <table:table-row table:style-name="ro1">
          <table:table-cell office:value-type="float" office:value="34021060" calcext:value-type="float">
            <text:p>34021060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Villa Escolar</text:p>
          </table:table-cell>
        </table:table-row>
        <table:table-row table:style-name="ro1">
          <table:table-cell office:value-type="float" office:value="34049020" calcext:value-type="float">
            <text:p>34049020</text:p>
          </table:table-cell>
          <table:table-cell office:value-type="float" office:value="34049" calcext:value-type="float">
            <text:p>34049</text:p>
          </table:table-cell>
          <table:table-cell office:value-type="string" calcext:value-type="string">
            <text:p>Laguna Blanca</text:p>
          </table:table-cell>
        </table:table-row>
        <table:table-row table:style-name="ro1">
          <table:table-cell office:value-type="float" office:value="34056040" calcext:value-type="float">
            <text:p>34056040</text:p>
          </table:table-cell>
          <table:table-cell office:value-type="float" office:value="34056" calcext:value-type="float">
            <text:p>34056</text:p>
          </table:table-cell>
          <table:table-cell office:value-type="string" calcext:value-type="string">
            <text:p>Pirané</text:p>
          </table:table-cell>
        </table:table-row>
        <table:table-row table:style-name="ro1">
          <table:table-cell office:value-type="float" office:value="38007020" calcext:value-type="float">
            <text:p>38007020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Abra Pampa</text:p>
          </table:table-cell>
        </table:table-row>
        <table:table-row table:style-name="ro1">
          <table:table-cell office:value-type="float" office:value="38014040" calcext:value-type="float">
            <text:p>38014040</text:p>
          </table:table-cell>
          <table:table-cell office:value-type="float" office:value="38014" calcext:value-type="float">
            <text:p>38014</text:p>
          </table:table-cell>
          <table:table-cell office:value-type="string" calcext:value-type="string">
            <text:p>El Carmen</text:p>
          </table:table-cell>
        </table:table-row>
        <table:table-row table:style-name="ro1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Alto La Viña</text:p>
          </table:table-cell>
        </table:table-row>
        <table:table-row table:style-name="ro1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 table:visibility="filter">
          <table:table-cell office:value-type="float" office:value="38021060" calcext:value-type="float">
            <text:p>38021060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San Salvador de Jujuy</text:p>
          </table:table-cell>
        </table:table-row>
        <table:table-row table:style-name="ro1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 table:visibility="filter">
          <table:table-cell office:value-type="float" office:value="38028040" calcext:value-type="float">
            <text:p>3802804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Humahuaca</text:p>
          </table:table-cell>
        </table:table-row>
        <table:table-row table:style-name="ro1">
          <table:table-cell office:value-type="float" office:value="38028060" calcext:value-type="float">
            <text:p>3802806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Uquia</text:p>
          </table:table-cell>
        </table:table-row>
        <table:table-row table:style-name="ro1" table:visibility="filter">
          <table:table-cell office:value-type="float" office:value="38028060" calcext:value-type="float">
            <text:p>38028060</text:p>
          </table:table-cell>
          <table:table-cell office:value-type="float" office:value="38028" calcext:value-type="float">
            <text:p>38028</text:p>
          </table:table-cell>
          <table:table-cell office:value-type="string" calcext:value-type="string">
            <text:p>Uquia</text:p>
          </table:table-cell>
        </table:table-row>
        <table:table-row table:style-name="ro1">
          <table:table-cell office:value-type="float" office:value="38035040" calcext:value-type="float">
            <text:p>38035040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Calilegua</text:p>
          </table:table-cell>
        </table:table-row>
        <table:table-row table:style-name="ro1">
          <table:table-cell office:value-type="float" office:value="38035080" calcext:value-type="float">
            <text:p>38035080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Libertador General San Martin</text:p>
          </table:table-cell>
        </table:table-row>
        <table:table-row table:style-name="ro1">
          <table:table-cell office:value-type="float" office:value="38035080" calcext:value-type="float">
            <text:p>38035080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Libertador Gral. San Martín</text:p>
          </table:table-cell>
        </table:table-row>
        <table:table-row table:style-name="ro1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 table:visibility="filter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 table:visibility="filter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 table:visibility="filter">
          <table:table-cell office:value-type="float" office:value="38063180" calcext:value-type="float">
            <text:p>38063180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float" office:value="38094020" calcext:value-type="float">
            <text:p>3809402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Huacalera</text:p>
          </table:table-cell>
        </table:table-row>
        <table:table-row table:style-name="ro1">
          <table:table-cell office:value-type="float" office:value="38094040" calcext:value-type="float">
            <text:p>3809404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Hornillos</text:p>
          </table:table-cell>
        </table:table-row>
        <table:table-row table:style-name="ro1">
          <table:table-cell office:value-type="float" office:value="38094040" calcext:value-type="float">
            <text:p>3809404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Huichaira</text:p>
          </table:table-cell>
        </table:table-row>
        <table:table-row table:style-name="ro1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 table:visibility="filter">
          <table:table-cell office:value-type="float" office:value="38094050" calcext:value-type="float">
            <text:p>38094050</text:p>
          </table:table-cell>
          <table:table-cell office:value-type="float" office:value="38094" calcext:value-type="float">
            <text:p>38094</text:p>
          </table:table-cell>
          <table:table-cell office:value-type="string" calcext:value-type="string">
            <text:p>Tilcara</text:p>
          </table:table-cell>
        </table:table-row>
        <table:table-row table:style-name="ro1">
          <table:table-cell office:value-type="float" office:value="38098040" calcext:value-type="float">
            <text:p>38098040</text:p>
          </table:table-cell>
          <table:table-cell office:value-type="float" office:value="38098" calcext:value-type="float">
            <text:p>38098</text:p>
          </table:table-cell>
          <table:table-cell office:value-type="string" calcext:value-type="string">
            <text:p>Tumbaya</text:p>
          </table:table-cell>
        </table:table-row>
        <table:table-row table:style-name="ro1">
          <table:table-cell office:value-type="float" office:value="38112050" calcext:value-type="float">
            <text:p>3811205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La Quiaca</text:p>
          </table:table-cell>
        </table:table-row>
        <table:table-row table:style-name="ro1" table:visibility="filter">
          <table:table-cell office:value-type="float" office:value="38112050" calcext:value-type="float">
            <text:p>3811205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La Quiaca</text:p>
          </table:table-cell>
        </table:table-row>
        <table:table-row table:style-name="ro1">
          <table:table-cell office:value-type="float" office:value="38112080" calcext:value-type="float">
            <text:p>3811208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</text:p>
          </table:table-cell>
        </table:table-row>
        <table:table-row table:style-name="ro1" table:visibility="filter">
          <table:table-cell office:value-type="float" office:value="38112080" calcext:value-type="float">
            <text:p>3811208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</text:p>
          </table:table-cell>
        </table:table-row>
        <table:table-row table:style-name="ro1" table:visibility="filter">
          <table:table-cell office:value-type="float" office:value="38112080" calcext:value-type="float">
            <text:p>3811208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</text:p>
          </table:table-cell>
        </table:table-row>
        <table:table-row table:style-name="ro1">
          <table:table-cell office:value-type="float" office:value="38112090" calcext:value-type="float">
            <text:p>38112090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Yavi Chico</text:p>
          </table:table-cell>
        </table:table-row>
        <table:table-row table:style-name="ro1">
          <table:table-cell office:value-type="float" office:value="42007030" calcext:value-type="float">
            <text:p>42007030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Miguel Riglos</text:p>
          </table:table-cell>
        </table:table-row>
        <table:table-row table:style-name="ro1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 table:visibility="filter">
          <table:table-cell office:value-type="float" office:value="42021020" calcext:value-type="float">
            <text:p>42021020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office:value-type="float" office:value="42035010" calcext:value-type="float">
            <text:p>42035010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Conhelo</text:p>
          </table:table-cell>
        </table:table-row>
        <table:table-row table:style-name="ro1">
          <table:table-cell office:value-type="float" office:value="42035020" calcext:value-type="float">
            <text:p>42035020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Eduardo Castex</text:p>
          </table:table-cell>
        </table:table-row>
        <table:table-row table:style-name="ro1">
          <table:table-cell office:value-type="float" office:value="42035060" calcext:value-type="float">
            <text:p>42035060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Winifreda</text:p>
          </table:table-cell>
        </table:table-row>
        <table:table-row table:style-name="ro1">
          <table:table-cell office:value-type="float" office:value="42056020" calcext:value-type="float">
            <text:p>42056020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Ceballos</text:p>
          </table:table-cell>
        </table:table-row>
        <table:table-row table:style-name="ro1">
          <table:table-cell office:value-type="float" office:value="42056030" calcext:value-type="float">
            <text:p>42056030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Coronel Hilario Lagos</text:p>
          </table:table-cell>
        </table:table-row>
        <table:table-row table:style-name="ro1">
          <table:table-cell office:value-type="float" office:value="42056060" calcext:value-type="float">
            <text:p>42056060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Vertiz</text:p>
          </table:table-cell>
        </table:table-row>
        <table:table-row table:style-name="ro1">
          <table:table-cell office:value-type="float" office:value="42070010" calcext:value-type="float">
            <text:p>42070010</text:p>
          </table:table-cell>
          <table:table-cell office:value-type="float" office:value="42070" calcext:value-type="float">
            <text:p>42070</text:p>
          </table:table-cell>
          <table:table-cell office:value-type="string" calcext:value-type="string">
            <text:p>Alpachiri</text:p>
          </table:table-cell>
        </table:table-row>
        <table:table-row table:style-name="ro1">
          <table:table-cell office:value-type="float" office:value="42070030" calcext:value-type="float">
            <text:p>42070030</text:p>
          </table:table-cell>
          <table:table-cell office:value-type="float" office:value="42070" calcext:value-type="float">
            <text:p>42070</text:p>
          </table:table-cell>
          <table:table-cell office:value-type="string" calcext:value-type="string">
            <text:p>Guatraché</text:p>
          </table:table-cell>
        </table:table-row>
        <table:table-row table:style-name="ro1">
          <table:table-cell office:value-type="float" office:value="42077020" calcext:value-type="float">
            <text:p>4207702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Bernasconi</text:p>
          </table:table-cell>
        </table:table-row>
        <table:table-row table:style-name="ro1">
          <table:table-cell office:value-type="float" office:value="42077030" calcext:value-type="float">
            <text:p>4207703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Gral. San Martín</text:p>
          </table:table-cell>
        </table:table-row>
        <table:table-row table:style-name="ro1" table:visibility="filter">
          <table:table-cell office:value-type="float" office:value="42077030" calcext:value-type="float">
            <text:p>4207703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Gral. San Martín</text:p>
          </table:table-cell>
        </table:table-row>
        <table:table-row table:style-name="ro1">
          <table:table-cell office:value-type="float" office:value="42077050" calcext:value-type="float">
            <text:p>42077050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Jacinto Arauz</text:p>
          </table:table-cell>
        </table:table-row>
        <table:table-row table:style-name="ro1">
          <table:table-cell office:value-type="float" office:value="42098010" calcext:value-type="float">
            <text:p>42098010</text:p>
          </table:table-cell>
          <table:table-cell office:value-type="float" office:value="42098" calcext:value-type="float">
            <text:p>42098</text:p>
          </table:table-cell>
          <table:table-cell office:value-type="string" calcext:value-type="string">
            <text:p>Carro Quemado</text:p>
          </table:table-cell>
        </table:table-row>
        <table:table-row table:style-name="ro1" table:visibility="filter">
          <table:table-cell office:value-type="float" office:value="42098010" calcext:value-type="float">
            <text:p>42098010</text:p>
          </table:table-cell>
          <table:table-cell office:value-type="float" office:value="42098" calcext:value-type="float">
            <text:p>42098</text:p>
          </table:table-cell>
          <table:table-cell office:value-type="string" calcext:value-type="string">
            <text:p>Carro Quemado</text:p>
          </table:table-cell>
        </table:table-row>
        <table:table-row table:style-name="ro1">
          <table:table-cell office:value-type="float" office:value="42105020" calcext:value-type="float">
            <text:p>42105020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Dorila</text:p>
          </table:table-cell>
        </table:table-row>
        <table:table-row table:style-name="ro1">
          <table:table-cell office:value-type="float" office:value="42105030" calcext:value-type="float">
            <text:p>42105030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General Pico</text:p>
          </table:table-cell>
        </table:table-row>
        <table:table-row table:style-name="ro1">
          <table:table-cell office:value-type="float" office:value="42112020" calcext:value-type="float">
            <text:p>42112020</text:p>
          </table:table-cell>
          <table:table-cell office:value-type="float" office:value="42112" calcext:value-type="float">
            <text:p>42112</text:p>
          </table:table-cell>
          <table:table-cell office:value-type="string" calcext:value-type="string">
            <text:p>Colonia 25 de Mayo</text:p>
          </table:table-cell>
        </table:table-row>
        <table:table-row table:style-name="ro1">
          <table:table-cell office:value-type="float" office:value="42119010" calcext:value-type="float">
            <text:p>42119010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Colonia Barón</text:p>
          </table:table-cell>
        </table:table-row>
        <table:table-row table:style-name="ro1">
          <table:table-cell office:value-type="float" office:value="42119030" calcext:value-type="float">
            <text:p>42119030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Miguel Cané</text:p>
          </table:table-cell>
        </table:table-row>
        <table:table-row table:style-name="ro1">
          <table:table-cell office:value-type="float" office:value="42119060" calcext:value-type="float">
            <text:p>42119060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Villa Mirasol</text:p>
          </table:table-cell>
        </table:table-row>
        <table:table-row table:style-name="ro1">
          <table:table-cell office:value-type="float" office:value="42126040" calcext:value-type="float">
            <text:p>42126040</text:p>
          </table:table-cell>
          <table:table-cell office:value-type="float" office:value="42126" calcext:value-type="float">
            <text:p>42126</text:p>
          </table:table-cell>
          <table:table-cell office:value-type="string" calcext:value-type="string">
            <text:p>Parera</text:p>
          </table:table-cell>
        </table:table-row>
        <table:table-row table:style-name="ro1">
          <table:table-cell office:value-type="float" office:value="42126060" calcext:value-type="float">
            <text:p>42126060</text:p>
          </table:table-cell>
          <table:table-cell office:value-type="float" office:value="42126" calcext:value-type="float">
            <text:p>42126</text:p>
          </table:table-cell>
          <table:table-cell office:value-type="string" calcext:value-type="string">
            <text:p>Quetrequén</text:p>
          </table:table-cell>
        </table:table-row>
        <table:table-row table:style-name="ro1">
          <table:table-cell office:value-type="float" office:value="42133020" calcext:value-type="float">
            <text:p>4213302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Alta Italia</text:p>
          </table:table-cell>
        </table:table-row>
        <table:table-row table:style-name="ro1">
          <table:table-cell office:value-type="float" office:value="42133030" calcext:value-type="float">
            <text:p>4213303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Maisonnave</text:p>
          </table:table-cell>
        </table:table-row>
        <table:table-row table:style-name="ro1" table:visibility="filter">
          <table:table-cell office:value-type="float" office:value="42133030" calcext:value-type="float">
            <text:p>4213303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Maisonnave</text:p>
          </table:table-cell>
        </table:table-row>
        <table:table-row table:style-name="ro1">
          <table:table-cell office:value-type="float" office:value="42133040" calcext:value-type="float">
            <text:p>4213304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Embajador Martini</text:p>
          </table:table-cell>
        </table:table-row>
        <table:table-row table:style-name="ro1">
          <table:table-cell office:value-type="float" office:value="42133050" calcext:value-type="float">
            <text:p>4213305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Falucho</text:p>
          </table:table-cell>
        </table:table-row>
        <table:table-row table:style-name="ro1">
          <table:table-cell office:value-type="float" office:value="42133060" calcext:value-type="float">
            <text:p>4213306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Ingeniero Luiggi</text:p>
          </table:table-cell>
        </table:table-row>
        <table:table-row table:style-name="ro1">
          <table:table-cell office:value-type="float" office:value="42133080" calcext:value-type="float">
            <text:p>42133080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Realico</text:p>
          </table:table-cell>
        </table:table-row>
        <table:table-row table:style-name="ro1">
          <table:table-cell office:value-type="float" office:value="42140005" calcext:value-type="float">
            <text:p>42140005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Reserva Natural Parque Luro</text:p>
          </table:table-cell>
        </table:table-row>
        <table:table-row table:style-name="ro1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 table:visibility="filter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 table:visibility="filter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 table:visibility="filter">
          <table:table-cell office:value-type="float" office:value="42140020" calcext:value-type="float">
            <text:p>42140020</text:p>
          </table:table-cell>
          <table:table-cell office:value-type="float" office:value="42140" calcext:value-type="float">
            <text:p>42140</text:p>
          </table:table-cell>
          <table:table-cell office:value-type="string" calcext:value-type="string">
            <text:p>Toay</text:p>
          </table:table-cell>
        </table:table-row>
        <table:table-row table:style-name="ro1">
          <table:table-cell office:value-type="float" office:value="42147010" calcext:value-type="float">
            <text:p>42147010</text:p>
          </table:table-cell>
          <table:table-cell office:value-type="float" office:value="42147" calcext:value-type="float">
            <text:p>42147</text:p>
          </table:table-cell>
          <table:table-cell office:value-type="string" calcext:value-type="string">
            <text:p>Arata</text:p>
          </table:table-cell>
        </table:table-row>
        <table:table-row table:style-name="ro1">
          <table:table-cell office:value-type="float" office:value="42147030" calcext:value-type="float">
            <text:p>42147030</text:p>
          </table:table-cell>
          <table:table-cell office:value-type="float" office:value="42147" calcext:value-type="float">
            <text:p>42147</text:p>
          </table:table-cell>
          <table:table-cell office:value-type="string" calcext:value-type="string">
            <text:p>Trenel</text:p>
          </table:table-cell>
        </table:table-row>
        <table:table-row table:style-name="ro1">
          <table:table-cell office:value-type="float" office:value="42154020" calcext:value-type="float">
            <text:p>42154020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Chacharramendi</text:p>
          </table:table-cell>
        </table:table-row>
        <table:table-row table:style-name="ro1">
          <table:table-cell office:value-type="float" office:value="42154030" calcext:value-type="float">
            <text:p>42154030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Colonia Santa María</text:p>
          </table:table-cell>
        </table:table-row>
        <table:table-row table:style-name="ro1">
          <table:table-cell office:value-type="float" office:value="42154050" calcext:value-type="float">
            <text:p>42154050</text:p>
          </table:table-cell>
          <table:table-cell office:value-type="float" office:value="42154" calcext:value-type="float">
            <text:p>42154</text:p>
          </table:table-cell>
          <table:table-cell office:value-type="string" calcext:value-type="string">
            <text:p>Quehué</text:p>
          </table:table-cell>
        </table:table-row>
        <table:table-row table:style-name="ro1">
          <table:table-cell office:value-type="float" office:value="46007010" calcext:value-type="float">
            <text:p>46007010</text:p>
          </table:table-cell>
          <table:table-cell office:value-type="float" office:value="46007" calcext:value-type="float">
            <text:p>46007</text:p>
          </table:table-cell>
          <table:table-cell office:value-type="string" calcext:value-type="string">
            <text:p>Aimogasta</text:p>
          </table:table-cell>
        </table:table-row>
        <table:table-row table:style-name="ro1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 table:visibility="filter">
          <table:table-cell office:value-type="float" office:value="46014010" calcext:value-type="float">
            <text:p>46014010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La Rioja</text:p>
          </table:table-cell>
        </table:table-row>
        <table:table-row table:style-name="ro1">
          <table:table-cell office:value-type="float" office:value="46021040" calcext:value-type="float">
            <text:p>46021040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Chuquis</text:p>
          </table:table-cell>
        </table:table-row>
        <table:table-row table:style-name="ro1">
          <table:table-cell office:value-type="float" office:value="46035010" calcext:value-type="float">
            <text:p>46035010</text:p>
          </table:table-cell>
          <table:table-cell office:value-type="float" office:value="46035" calcext:value-type="float">
            <text:p>46035</text:p>
          </table:table-cell>
          <table:table-cell office:value-type="string" calcext:value-type="string">
            <text:p>Chamical</text:p>
          </table:table-cell>
        </table:table-row>
        <table:table-row table:style-name="ro1">
          <table:table-cell office:value-type="float" office:value="46049050" calcext:value-type="float">
            <text:p>46049050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Campanas</text:p>
          </table:table-cell>
        </table:table-row>
        <table:table-row table:style-name="ro1">
          <table:table-cell office:value-type="float" office:value="46049070" calcext:value-type="float">
            <text:p>46049070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Famatina</text:p>
          </table:table-cell>
        </table:table-row>
        <table:table-row table:style-name="ro1">
          <table:table-cell office:value-type="float" office:value="46049090" calcext:value-type="float">
            <text:p>46049090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Pituil</text:p>
          </table:table-cell>
        </table:table-row>
        <table:table-row table:style-name="ro1">
          <table:table-cell office:value-type="float" office:value="46070010" calcext:value-type="float">
            <text:p>46070010</text:p>
          </table:table-cell>
          <table:table-cell office:value-type="float" office:value="46070" calcext:value-type="float">
            <text:p>46070</text:p>
          </table:table-cell>
          <table:table-cell office:value-type="string" calcext:value-type="string">
            <text:p>Malanzán</text:p>
          </table:table-cell>
        </table:table-row>
        <table:table-row table:style-name="ro1">
          <table:table-cell office:value-type="float" office:value="46098020" calcext:value-type="float">
            <text:p>46098020</text:p>
          </table:table-cell>
          <table:table-cell office:value-type="float" office:value="46098" calcext:value-type="float">
            <text:p>46098</text:p>
          </table:table-cell>
          <table:table-cell office:value-type="string" calcext:value-type="string">
            <text:p>Villa San José</text:p>
          </table:table-cell>
        </table:table-row>
        <table:table-row table:style-name="ro1">
          <table:table-cell office:value-type="float" office:value="46112010" calcext:value-type="float">
            <text:p>46112010</text:p>
          </table:table-cell>
          <table:table-cell office:value-type="float" office:value="46112" calcext:value-type="float">
            <text:p>46112</text:p>
          </table:table-cell>
          <table:table-cell office:value-type="string" calcext:value-type="string">
            <text:p>Villa Chepes</text:p>
          </table:table-cell>
        </table:table-row>
        <table:table-row table:style-name="ro1">
          <table:table-cell office:value-type="float" office:value="46126010" calcext:value-type="float">
            <text:p>46126010</text:p>
          </table:table-cell>
          <table:table-cell office:value-type="float" office:value="46126" calcext:value-type="float">
            <text:p>46126</text:p>
          </table:table-cell>
          <table:table-cell office:value-type="string" calcext:value-type="string">
            <text:p>Villa Sanagasta</text:p>
          </table:table-cell>
        </table:table-row>
        <table:table-row table:style-name="ro1" table:visibility="filter">
          <table:table-cell office:value-type="float" office:value="46126010" calcext:value-type="float">
            <text:p>46126010</text:p>
          </table:table-cell>
          <table:table-cell office:value-type="float" office:value="46126" calcext:value-type="float">
            <text:p>46126</text:p>
          </table:table-cell>
          <table:table-cell office:value-type="string" calcext:value-type="string">
            <text:p>Villa Sanagasta</text:p>
          </table:table-cell>
        </table:table-row>
        <table:table-row table:style-name="ro1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iudad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 table:visibility="filter">
          <table:table-cell office:value-type="float" office:value="50007010" calcext:value-type="float">
            <text:p>50007010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 office:value-type="float" office:value="50014030" calcext:value-type="float">
            <text:p>50014030</text:p>
          </table:table-cell>
          <table:table-cell office:value-type="float" office:value="50014" calcext:value-type="float">
            <text:p>50014</text:p>
          </table:table-cell>
          <table:table-cell office:value-type="string" calcext:value-type="string">
            <text:p>General Alvear</text:p>
          </table:table-cell>
        </table:table-row>
        <table:table-row table:style-name="ro1">
          <table:table-cell office:value-type="float" office:value="50021010" calcext:value-type="float">
            <text:p>50021010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Godoy Cruz</text:p>
          </table:table-cell>
        </table:table-row>
        <table:table-row table:style-name="ro1" table:visibility="filter">
          <table:table-cell office:value-type="float" office:value="50021010" calcext:value-type="float">
            <text:p>50021010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Godoy Cruz</text:p>
          </table:table-cell>
        </table:table-row>
        <table:table-row table:style-name="ro1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Pedro Molina</text:p>
          </table:table-cell>
        </table:table-row>
        <table:table-row table:style-name="ro1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Villanueva</text:p>
          </table:table-cell>
        </table:table-row>
        <table:table-row table:style-name="ro1" table:visibility="filter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Villanueva</text:p>
          </table:table-cell>
        </table:table-row>
        <table:table-row table:style-name="ro1">
          <table:table-cell office:value-type="float" office:value="50028020" calcext:value-type="float">
            <text:p>50028020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Guaymallén</text:p>
          </table:table-cell>
        </table:table-row>
        <table:table-row table:style-name="ro1">
          <table:table-cell office:value-type="float" office:value="50035020" calcext:value-type="float">
            <text:p>50035020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Junín</text:p>
          </table:table-cell>
        </table:table-row>
        <table:table-row table:style-name="ro1" table:visibility="filter">
          <table:table-cell office:value-type="float" office:value="50035020" calcext:value-type="float">
            <text:p>50035020</text:p>
          </table:table-cell>
          <table:table-cell office:value-type="float" office:value="50035" calcext:value-type="float">
            <text:p>50035</text:p>
          </table:table-cell>
          <table:table-cell office:value-type="string" calcext:value-type="string">
            <text:p>Junín</text:p>
          </table:table-cell>
        </table:table-row>
        <table:table-row table:style-name="ro1">
          <table:table-cell office:value-type="float" office:value="50049050" calcext:value-type="float">
            <text:p>5004905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Las Heras</text:p>
          </table:table-cell>
        </table:table-row>
        <table:table-row table:style-name="ro1" table:visibility="filter">
          <table:table-cell office:value-type="float" office:value="50049050" calcext:value-type="float">
            <text:p>5004905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Las Heras</text:p>
          </table:table-cell>
        </table:table-row>
        <table:table-row table:style-name="ro1">
          <table:table-cell office:value-type="float" office:value="50049050" calcext:value-type="float">
            <text:p>5004905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El Plumerillo</text:p>
          </table:table-cell>
        </table:table-row>
        <table:table-row table:style-name="ro1">
          <table:table-cell office:value-type="float" office:value="50049110" calcext:value-type="float">
            <text:p>50049110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San Alberto - Uspallata</text:p>
          </table:table-cell>
        </table:table-row>
        <table:table-row table:style-name="ro1">
          <table:table-cell office:value-type="float" office:value="50056110" calcext:value-type="float">
            <text:p>50056110</text:p>
          </table:table-cell>
          <table:table-cell office:value-type="float" office:value="50056" calcext:value-type="float">
            <text:p>50056</text:p>
          </table:table-cell>
          <table:table-cell office:value-type="string" calcext:value-type="string">
            <text:p>al Norte de Ingeniero Gustavo Andre</text:p>
          </table:table-cell>
        </table:table-row>
        <table:table-row table:style-name="ro1">
          <table:table-cell office:value-type="float" office:value="50056160" calcext:value-type="float">
            <text:p>50056160</text:p>
          </table:table-cell>
          <table:table-cell office:value-type="float" office:value="50056" calcext:value-type="float">
            <text:p>50056</text:p>
          </table:table-cell>
          <table:table-cell office:value-type="string" calcext:value-type="string">
            <text:p>Villa Tulumaya</text:p>
          </table:table-cell>
        </table:table-row>
        <table:table-row table:style-name="ro1">
          <table:table-cell office:value-type="float" office:value="50063050" calcext:value-type="float">
            <text:p>5006305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El Carrizal</text:p>
          </table:table-cell>
        </table:table-row>
        <table:table-row table:style-name="ro1">
          <table:table-cell office:value-type="float" office:value="50063070" calcext:value-type="float">
            <text:p>5006307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Las Compuertas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Carrodilla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Chacras de Coria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Coquimbito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Lujan de Cuyo</text:p>
          </table:table-cell>
        </table:table-row>
        <table:table-row table:style-name="ro1">
          <table:table-cell office:value-type="float" office:value="50063090" calcext:value-type="float">
            <text:p>50063090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Mayor Drummond</text:p>
          </table:table-cell>
        </table:table-row>
        <table:table-row table:style-name="ro1">
          <table:table-cell office:value-type="float" office:value="50070060" calcext:value-type="float">
            <text:p>50070060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Maipú</text:p>
          </table:table-cell>
        </table:table-row>
        <table:table-row table:style-name="ro1" table:visibility="filter">
          <table:table-cell office:value-type="float" office:value="50070060" calcext:value-type="float">
            <text:p>50070060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Maipú</text:p>
          </table:table-cell>
        </table:table-row>
        <table:table-row table:style-name="ro1">
          <table:table-cell office:value-type="float" office:value="50070070" calcext:value-type="float">
            <text:p>50070070</text:p>
          </table:table-cell>
          <table:table-cell office:value-type="float" office:value="50070" calcext:value-type="float">
            <text:p>50070</text:p>
          </table:table-cell>
          <table:table-cell office:value-type="string" calcext:value-type="string">
            <text:p>Rodeo del Medio</text:p>
          </table:table-cell>
        </table:table-row>
        <table:table-row table:style-name="ro1">
          <table:table-cell office:value-type="float" office:value="50077040" calcext:value-type="float">
            <text:p>50077040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Malargüe</text:p>
          </table:table-cell>
        </table:table-row>
        <table:table-row table:style-name="ro1" table:visibility="filter">
          <table:table-cell office:value-type="float" office:value="50077040" calcext:value-type="float">
            <text:p>50077040</text:p>
          </table:table-cell>
          <table:table-cell office:value-type="float" office:value="50077" calcext:value-type="float">
            <text:p>50077</text:p>
          </table:table-cell>
          <table:table-cell office:value-type="string" calcext:value-type="string">
            <text:p>Malargüe</text:p>
          </table:table-cell>
        </table:table-row>
        <table:table-row table:style-name="ro1">
          <table:table-cell office:value-type="float" office:value="50091020" calcext:value-type="float">
            <text:p>50091020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Chilecito</text:p>
          </table:table-cell>
        </table:table-row>
        <table:table-row table:style-name="ro1" table:visibility="filter">
          <table:table-cell office:value-type="float" office:value="50091020" calcext:value-type="float">
            <text:p>50091020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Chilecito</text:p>
          </table:table-cell>
        </table:table-row>
        <table:table-row table:style-name="ro1">
          <table:table-cell office:value-type="float" office:value="50091030" calcext:value-type="float">
            <text:p>50091030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Villa San Carlos</text:p>
          </table:table-cell>
        </table:table-row>
        <table:table-row table:style-name="ro1">
          <table:table-cell office:value-type="float" office:value="50098100" calcext:value-type="float">
            <text:p>50098100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Palmira</text:p>
          </table:table-cell>
        </table:table-row>
        <table:table-row table:style-name="ro1">
          <table:table-cell office:value-type="float" office:value="50098100" calcext:value-type="float">
            <text:p>50098100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San Martín</text:p>
          </table:table-cell>
        </table:table-row>
        <table:table-row table:style-name="ro1" table:visibility="filter">
          <table:table-cell office:value-type="float" office:value="50098100" calcext:value-type="float">
            <text:p>50098100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San Martín</text:p>
          </table:table-cell>
        </table:table-row>
        <table:table-row table:style-name="ro1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Cuadro Nacional</text:p>
          </table:table-cell>
        </table:table-row>
        <table:table-row table:style-name="ro1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 table:visibility="filter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 table:visibility="filter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 table:visibility="filter">
          <table:table-cell office:value-type="float" office:value="50105210" calcext:value-type="float">
            <text:p>5010521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San Rafael</text:p>
          </table:table-cell>
        </table:table-row>
        <table:table-row table:style-name="ro1">
          <table:table-cell office:value-type="float" office:value="50105220" calcext:value-type="float">
            <text:p>50105220</text:p>
          </table:table-cell>
          <table:table-cell office:value-type="float" office:value="50105" calcext:value-type="float">
            <text:p>50105</text:p>
          </table:table-cell>
          <table:table-cell office:value-type="string" calcext:value-type="string">
            <text:p>Villa 25 de Mayo</text:p>
          </table:table-cell>
        </table:table-row>
        <table:table-row table:style-name="ro1">
          <table:table-cell office:value-type="float" office:value="50119060" calcext:value-type="float">
            <text:p>50119060</text:p>
          </table:table-cell>
          <table:table-cell office:value-type="float" office:value="50119" calcext:value-type="float">
            <text:p>50119</text:p>
          </table:table-cell>
          <table:table-cell office:value-type="string" calcext:value-type="string">
            <text:p>Tunuyán</text:p>
          </table:table-cell>
        </table:table-row>
        <table:table-row table:style-name="ro1">
          <table:table-cell office:value-type="float" office:value="54007010" calcext:value-type="float">
            <text:p>5400701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Apóstoles</text:p>
          </table:table-cell>
        </table:table-row>
        <table:table-row table:style-name="ro1" table:visibility="filter">
          <table:table-cell office:value-type="float" office:value="54007010" calcext:value-type="float">
            <text:p>5400701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Apóstoles</text:p>
          </table:table-cell>
        </table:table-row>
        <table:table-row table:style-name="ro1" table:visibility="filter">
          <table:table-cell office:value-type="float" office:value="54007010" calcext:value-type="float">
            <text:p>5400701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Apóstoles</text:p>
          </table:table-cell>
        </table:table-row>
        <table:table-row table:style-name="ro1">
          <table:table-cell office:value-type="float" office:value="54007060" calcext:value-type="float">
            <text:p>54007060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San José</text:p>
          </table:table-cell>
        </table:table-row>
        <table:table-row table:style-name="ro1">
          <table:table-cell office:value-type="float" office:value="54014010" calcext:value-type="float">
            <text:p>54014010</text:p>
          </table:table-cell>
          <table:table-cell office:value-type="float" office:value="54014" calcext:value-type="float">
            <text:p>54014</text:p>
          </table:table-cell>
          <table:table-cell office:value-type="string" calcext:value-type="string">
            <text:p>Aristóbulo del Valle</text:p>
          </table:table-cell>
        </table:table-row>
        <table:table-row table:style-name="ro1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 table:visibility="filter">
          <table:table-cell office:value-type="float" office:value="54028030" calcext:value-type="float">
            <text:p>54028030</text:p>
          </table:table-cell>
          <table:table-cell office:value-type="float" office:value="54028" calcext:value-type="float">
            <text:p>54028</text:p>
          </table:table-cell>
          <table:table-cell office:value-type="string" calcext:value-type="string">
            <text:p>Posadas</text:p>
          </table:table-cell>
        </table:table-row>
        <table:table-row table:style-name="ro1">
          <table:table-cell office:value-type="float" office:value="54042020" calcext:value-type="float">
            <text:p>54042020</text:p>
          </table:table-cell>
          <table:table-cell office:value-type="float" office:value="54042" calcext:value-type="float">
            <text:p>54042</text:p>
          </table:table-cell>
          <table:table-cell office:value-type="string" calcext:value-type="string">
            <text:p>El Dorado</text:p>
          </table:table-cell>
        </table:table-row>
        <table:table-row table:style-name="ro1" table:visibility="filter">
          <table:table-cell office:value-type="float" office:value="54042020" calcext:value-type="float">
            <text:p>54042020</text:p>
          </table:table-cell>
          <table:table-cell office:value-type="float" office:value="54042" calcext:value-type="float">
            <text:p>54042</text:p>
          </table:table-cell>
          <table:table-cell office:value-type="string" calcext:value-type="string">
            <text:p>El Dorado</text:p>
          </table:table-cell>
        </table:table-row>
        <table:table-row table:style-name="ro1">
          <table:table-cell office:value-type="float" office:value="54056030" calcext:value-type="float">
            <text:p>54056030</text:p>
          </table:table-cell>
          <table:table-cell office:value-type="float" office:value="54056" calcext:value-type="float">
            <text:p>54056</text:p>
          </table:table-cell>
          <table:table-cell office:value-type="string" calcext:value-type="string">
            <text:p>San Vicente</text:p>
          </table:table-cell>
        </table:table-row>
        <table:table-row table:style-name="ro1" table:visibility="filter">
          <table:table-cell office:value-type="float" office:value="54056030" calcext:value-type="float">
            <text:p>54056030</text:p>
          </table:table-cell>
          <table:table-cell office:value-type="float" office:value="54056" calcext:value-type="float">
            <text:p>54056</text:p>
          </table:table-cell>
          <table:table-cell office:value-type="string" calcext:value-type="string">
            <text:p>San Vicente</text:p>
          </table:table-cell>
        </table:table-row>
        <table:table-row table:style-name="ro1">
          <table:table-cell office:value-type="float" office:value="54063010" calcext:value-type="float">
            <text:p>5406301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Esperanza</text:p>
          </table:table-cell>
        </table:table-row>
        <table:table-row table:style-name="ro1">
          <table:table-cell office:value-type="float" office:value="54063020" calcext:value-type="float">
            <text:p>5406302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Libertad</text:p>
          </table:table-cell>
        </table:table-row>
        <table:table-row table:style-name="ro1">
          <table:table-cell office:value-type="float" office:value="54063030" calcext:value-type="float">
            <text:p>5406303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Iguazú</text:p>
          </table:table-cell>
        </table:table-row>
        <table:table-row table:style-name="ro1" table:visibility="filter">
          <table:table-cell office:value-type="float" office:value="54063030" calcext:value-type="float">
            <text:p>54063030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Puerto Iguazú</text:p>
          </table:table-cell>
        </table:table-row>
        <table:table-row table:style-name="ro1">
          <table:table-cell office:value-type="float" office:value="54070070" calcext:value-type="float">
            <text:p>54070070</text:p>
          </table:table-cell>
          <table:table-cell office:value-type="float" office:value="54070" calcext:value-type="float">
            <text:p>54070</text:p>
          </table:table-cell>
          <table:table-cell office:value-type="string" calcext:value-type="string">
            <text:p>Leandro N Alem</text:p>
          </table:table-cell>
        </table:table-row>
        <table:table-row table:style-name="ro1" table:visibility="filter">
          <table:table-cell office:value-type="float" office:value="54070070" calcext:value-type="float">
            <text:p>54070070</text:p>
          </table:table-cell>
          <table:table-cell office:value-type="float" office:value="54070" calcext:value-type="float">
            <text:p>54070</text:p>
          </table:table-cell>
          <table:table-cell office:value-type="string" calcext:value-type="string">
            <text:p>Leandro N Alem</text:p>
          </table:table-cell>
        </table:table-row>
        <table:table-row table:style-name="ro1">
          <table:table-cell office:value-type="float" office:value="54077010" calcext:value-type="float">
            <text:p>54077010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Capiovi</text:p>
          </table:table-cell>
        </table:table-row>
        <table:table-row table:style-name="ro1">
          <table:table-cell office:value-type="float" office:value="54077060" calcext:value-type="float">
            <text:p>54077060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float" office:value="54084030" calcext:value-type="float">
            <text:p>54084030</text:p>
          </table:table-cell>
          <table:table-cell office:value-type="float" office:value="54084" calcext:value-type="float">
            <text:p>54084</text:p>
          </table:table-cell>
          <table:table-cell office:value-type="string" calcext:value-type="string">
            <text:p>Montecarlo</text:p>
          </table:table-cell>
        </table:table-row>
        <table:table-row table:style-name="ro1" table:visibility="filter">
          <table:table-cell office:value-type="float" office:value="54084030" calcext:value-type="float">
            <text:p>54084030</text:p>
          </table:table-cell>
          <table:table-cell office:value-type="float" office:value="54084" calcext:value-type="float">
            <text:p>54084</text:p>
          </table:table-cell>
          <table:table-cell office:value-type="string" calcext:value-type="string">
            <text:p>Montecarlo</text:p>
          </table:table-cell>
        </table:table-row>
        <table:table-row table:style-name="ro1" table:visibility="filter">
          <table:table-cell office:value-type="float" office:value="54084030" calcext:value-type="float">
            <text:p>54084030</text:p>
          </table:table-cell>
          <table:table-cell office:value-type="float" office:value="54084" calcext:value-type="float">
            <text:p>54084</text:p>
          </table:table-cell>
          <table:table-cell office:value-type="string" calcext:value-type="string">
            <text:p>Montecarlo</text:p>
          </table:table-cell>
        </table:table-row>
        <table:table-row table:style-name="ro1">
          <table:table-cell office:value-type="float" office:value="54091080" calcext:value-type="float">
            <text:p>54091080</text:p>
          </table:table-cell>
          <table:table-cell office:value-type="float" office:value="54091" calcext:value-type="float">
            <text:p>54091</text:p>
          </table:table-cell>
          <table:table-cell office:value-type="string" calcext:value-type="string">
            <text:p>Oberá</text:p>
          </table:table-cell>
        </table:table-row>
        <table:table-row table:style-name="ro1" table:visibility="filter">
          <table:table-cell office:value-type="float" office:value="54091080" calcext:value-type="float">
            <text:p>54091080</text:p>
          </table:table-cell>
          <table:table-cell office:value-type="float" office:value="54091" calcext:value-type="float">
            <text:p>54091</text:p>
          </table:table-cell>
          <table:table-cell office:value-type="string" calcext:value-type="string">
            <text:p>Oberá</text:p>
          </table:table-cell>
        </table:table-row>
        <table:table-row table:style-name="ro1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 table:visibility="filter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 table:visibility="filter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 table:visibility="filter">
          <table:table-cell office:value-type="float" office:value="54098110" calcext:value-type="float">
            <text:p>54098110</text:p>
          </table:table-cell>
          <table:table-cell office:value-type="float" office:value="54098" calcext:value-type="float">
            <text:p>54098</text:p>
          </table:table-cell>
          <table:table-cell office:value-type="string" calcext:value-type="string">
            <text:p>San Ignacio</text:p>
          </table:table-cell>
        </table:table-row>
        <table:table-row table:style-name="ro1">
          <table:table-cell office:value-type="float" office:value="54119060" calcext:value-type="float">
            <text:p>54119060</text:p>
          </table:table-cell>
          <table:table-cell office:value-type="float" office:value="54119" calcext:value-type="float">
            <text:p>54119</text:p>
          </table:table-cell>
          <table:table-cell office:value-type="string" calcext:value-type="string">
            <text:p>25 de Mayo</text:p>
          </table:table-cell>
        </table:table-row>
        <table:table-row table:style-name="ro1">
          <table:table-cell office:value-type="float" office:value="58014010" calcext:value-type="float">
            <text:p>58014010</text:p>
          </table:table-cell>
          <table:table-cell office:value-type="float" office:value="58014" calcext:value-type="float">
            <text:p>58014</text:p>
          </table:table-cell>
          <table:table-cell office:value-type="string" calcext:value-type="string">
            <text:p>Añelo</text:p>
          </table:table-cell>
        </table:table-row>
        <table:table-row table:style-name="ro1" table:visibility="filter">
          <table:table-cell office:value-type="float" office:value="58014010" calcext:value-type="float">
            <text:p>58014010</text:p>
          </table:table-cell>
          <table:table-cell office:value-type="float" office:value="58014" calcext:value-type="float">
            <text:p>58014</text:p>
          </table:table-cell>
          <table:table-cell office:value-type="string" calcext:value-type="string">
            <text:p>Añelo</text:p>
          </table:table-cell>
        </table:table-row>
        <table:table-row table:style-name="ro1">
          <table:table-cell office:value-type="float" office:value="58028010" calcext:value-type="float">
            <text:p>58028010</text:p>
          </table:table-cell>
          <table:table-cell office:value-type="float" office:value="58028" calcext:value-type="float">
            <text:p>58028</text:p>
          </table:table-cell>
          <table:table-cell office:value-type="string" calcext:value-type="string">
            <text:p>Piedra del Aguila</text:p>
          </table:table-cell>
        </table:table-row>
        <table:table-row table:style-name="ro1">
          <table:table-cell office:value-type="float" office:value="58035030" calcext:value-type="float">
            <text:p>5803503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Centenario</text:p>
          </table:table-cell>
        </table:table-row>
        <table:table-row table:style-name="ro1">
          <table:table-cell office:value-type="float" office:value="58035040" calcext:value-type="float">
            <text:p>5803504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Cutral Có</text:p>
          </table:table-cell>
        </table:table-row>
        <table:table-row table:style-name="ro1">
          <table:table-cell office:value-type="float" office:value="58035060" calcext:value-type="float">
            <text:p>5803506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Lago Barreales, cerca de Mari Menuco</text:p>
          </table:table-cell>
        </table:table-row>
        <table:table-row table:style-name="ro1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én</text:p>
          </table:table-cell>
        </table:table-row>
        <table:table-row table:style-name="ro1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 table:visibility="filter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Neuquen</text:p>
          </table:table-cell>
        </table:table-row>
        <table:table-row table:style-name="ro1">
          <table:table-cell office:value-type="float" office:value="58035070" calcext:value-type="float">
            <text:p>5803507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Salta</text:p>
          </table:table-cell>
        </table:table-row>
        <table:table-row table:style-name="ro1">
          <table:table-cell office:value-type="float" office:value="58035090" calcext:value-type="float">
            <text:p>5803509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Plaza Huincul</text:p>
          </table:table-cell>
        </table:table-row>
        <table:table-row table:style-name="ro1">
          <table:table-cell office:value-type="float" office:value="58035100" calcext:value-type="float">
            <text:p>5803510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Plottier</text:p>
          </table:table-cell>
        </table:table-row>
        <table:table-row table:style-name="ro1">
          <table:table-cell office:value-type="float" office:value="58035120" calcext:value-type="float">
            <text:p>58035120</text:p>
          </table:table-cell>
          <table:table-cell office:value-type="float" office:value="58035" calcext:value-type="float">
            <text:p>58035</text:p>
          </table:table-cell>
          <table:table-cell office:value-type="string" calcext:value-type="string">
            <text:p>Villa el Chocón</text:p>
          </table:table-cell>
        </table:table-row>
        <table:table-row table:style-name="ro1">
          <table:table-cell office:value-type="float" office:value="58042010" calcext:value-type="float">
            <text:p>58042010</text:p>
          </table:table-cell>
          <table:table-cell office:value-type="float" office:value="58042" calcext:value-type="float">
            <text:p>58042</text:p>
          </table:table-cell>
          <table:table-cell office:value-type="string" calcext:value-type="string">
            <text:p>Chos Malal</text:p>
          </table:table-cell>
        </table:table-row>
        <table:table-row table:style-name="ro1">
          <table:table-cell office:value-type="float" office:value="58042030" calcext:value-type="float">
            <text:p>58042030</text:p>
          </table:table-cell>
          <table:table-cell office:value-type="float" office:value="58042" calcext:value-type="float">
            <text:p>58042</text:p>
          </table:table-cell>
          <table:table-cell office:value-type="string" calcext:value-type="string">
            <text:p>Villa Curi Leuvu</text:p>
          </table:table-cell>
        </table:table-row>
        <table:table-row table:style-name="ro1">
          <table:table-cell office:value-type="float" office:value="58049010" calcext:value-type="float">
            <text:p>58049010</text:p>
          </table:table-cell>
          <table:table-cell office:value-type="float" office:value="58049" calcext:value-type="float">
            <text:p>58049</text:p>
          </table:table-cell>
          <table:table-cell office:value-type="string" calcext:value-type="string">
            <text:p>Junín de Los Andes</text:p>
          </table:table-cell>
        </table:table-row>
        <table:table-row table:style-name="ro1" table:visibility="filter">
          <table:table-cell office:value-type="float" office:value="58049010" calcext:value-type="float">
            <text:p>58049010</text:p>
          </table:table-cell>
          <table:table-cell office:value-type="float" office:value="58049" calcext:value-type="float">
            <text:p>58049</text:p>
          </table:table-cell>
          <table:table-cell office:value-type="string" calcext:value-type="string">
            <text:p>Junín de Los Andes</text:p>
          </table:table-cell>
        </table:table-row>
        <table:table-row table:style-name="ro1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 table:visibility="filter">
          <table:table-cell office:value-type="float" office:value="58056010" calcext:value-type="float">
            <text:p>58056010</text:p>
          </table:table-cell>
          <table:table-cell office:value-type="float" office:value="58056" calcext:value-type="float">
            <text:p>58056</text:p>
          </table:table-cell>
          <table:table-cell office:value-type="string" calcext:value-type="string">
            <text:p>San Martín de Los Andes</text:p>
          </table:table-cell>
        </table:table-row>
        <table:table-row table:style-name="ro1">
          <table:table-cell office:value-type="float" office:value="58070010" calcext:value-type="float">
            <text:p>58070010</text:p>
          </table:table-cell>
          <table:table-cell office:value-type="float" office:value="58070" calcext:value-type="float">
            <text:p>58070</text:p>
          </table:table-cell>
          <table:table-cell office:value-type="string" calcext:value-type="string">
            <text:p>Villa la Angostura</text:p>
          </table:table-cell>
        </table:table-row>
        <table:table-row table:style-name="ro1">
          <table:table-cell office:value-type="float" office:value="58077010" calcext:value-type="float">
            <text:p>5807701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Andacollo</text:p>
          </table:table-cell>
        </table:table-row>
        <table:table-row table:style-name="ro1">
          <table:table-cell office:value-type="float" office:value="58077020" calcext:value-type="float">
            <text:p>5807702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Huingan-Co</text:p>
          </table:table-cell>
        </table:table-row>
        <table:table-row table:style-name="ro1">
          <table:table-cell office:value-type="float" office:value="58077020" calcext:value-type="float">
            <text:p>5807702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Huingan-Có</text:p>
          </table:table-cell>
        </table:table-row>
        <table:table-row table:style-name="ro1" table:visibility="filter">
          <table:table-cell office:value-type="float" office:value="58077020" calcext:value-type="float">
            <text:p>58077020</text:p>
          </table:table-cell>
          <table:table-cell office:value-type="float" office:value="58077" calcext:value-type="float">
            <text:p>58077</text:p>
          </table:table-cell>
          <table:table-cell office:value-type="string" calcext:value-type="string">
            <text:p>Huingan-Có</text:p>
          </table:table-cell>
        </table:table-row>
        <table:table-row table:style-name="ro1">
          <table:table-cell office:value-type="float" office:value="58084020" calcext:value-type="float">
            <text:p>58084020</text:p>
          </table:table-cell>
          <table:table-cell office:value-type="float" office:value="58084" calcext:value-type="float">
            <text:p>58084</text:p>
          </table:table-cell>
          <table:table-cell office:value-type="string" calcext:value-type="string">
            <text:p>Villa Termal Copahue</text:p>
          </table:table-cell>
        </table:table-row>
        <table:table-row table:style-name="ro1">
          <table:table-cell office:value-type="float" office:value="58091040" calcext:value-type="float">
            <text:p>58091040</text:p>
          </table:table-cell>
          <table:table-cell office:value-type="float" office:value="58091" calcext:value-type="float">
            <text:p>58091</text:p>
          </table:table-cell>
          <table:table-cell office:value-type="string" calcext:value-type="string">
            <text:p>Rincón de Los Sauces</text:p>
          </table:table-cell>
        </table:table-row>
        <table:table-row table:style-name="ro1">
          <table:table-cell office:value-type="float" office:value="58098010" calcext:value-type="float">
            <text:p>58098010</text:p>
          </table:table-cell>
          <table:table-cell office:value-type="float" office:value="58098" calcext:value-type="float">
            <text:p>58098</text:p>
          </table:table-cell>
          <table:table-cell office:value-type="string" calcext:value-type="string">
            <text:p>Paso Aguerre</text:p>
          </table:table-cell>
        </table:table-row>
        <table:table-row table:style-name="ro1">
          <table:table-cell office:value-type="float" office:value="58105030" calcext:value-type="float">
            <text:p>58105030</text:p>
          </table:table-cell>
          <table:table-cell office:value-type="float" office:value="58105" calcext:value-type="float">
            <text:p>58105</text:p>
          </table:table-cell>
          <table:table-cell office:value-type="string" calcext:value-type="string">
            <text:p>Las Lajas</text:p>
          </table:table-cell>
        </table:table-row>
        <table:table-row table:style-name="ro1">
          <table:table-cell office:value-type="float" office:value="58112020" calcext:value-type="float">
            <text:p>58112020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Covunco</text:p>
          </table:table-cell>
        </table:table-row>
        <table:table-row table:style-name="ro1">
          <table:table-cell office:value-type="float" office:value="58112040" calcext:value-type="float">
            <text:p>58112040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Zapala</text:p>
          </table:table-cell>
        </table:table-row>
        <table:table-row table:style-name="ro1" table:visibility="filter">
          <table:table-cell office:value-type="float" office:value="58112040" calcext:value-type="float">
            <text:p>58112040</text:p>
          </table:table-cell>
          <table:table-cell office:value-type="float" office:value="58112" calcext:value-type="float">
            <text:p>58112</text:p>
          </table:table-cell>
          <table:table-cell office:value-type="string" calcext:value-type="string">
            <text:p>Zapala</text:p>
          </table:table-cell>
        </table:table-row>
        <table:table-row table:style-name="ro1">
          <table:table-cell office:value-type="float" office:value="62007090" calcext:value-type="float">
            <text:p>62007090</text:p>
          </table:table-cell>
          <table:table-cell office:value-type="float" office:value="62007" calcext:value-type="float">
            <text:p>62007</text:p>
          </table:table-cell>
          <table:table-cell office:value-type="string" calcext:value-type="string">
            <text:p>Viedma</text:p>
          </table:table-cell>
        </table:table-row>
        <table:table-row table:style-name="ro1" table:visibility="filter">
          <table:table-cell office:value-type="float" office:value="62007090" calcext:value-type="float">
            <text:p>62007090</text:p>
          </table:table-cell>
          <table:table-cell office:value-type="float" office:value="62007" calcext:value-type="float">
            <text:p>62007</text:p>
          </table:table-cell>
          <table:table-cell office:value-type="string" calcext:value-type="string">
            <text:p>Viedma</text:p>
          </table:table-cell>
        </table:table-row>
        <table:table-row table:style-name="ro1">
          <table:table-cell office:value-type="float" office:value="62014070" calcext:value-type="float">
            <text:p>62014070</text:p>
          </table:table-cell>
          <table:table-cell office:value-type="float" office:value="62014" calcext:value-type="float">
            <text:p>62014</text:p>
          </table:table-cell>
          <table:table-cell office:value-type="string" calcext:value-type="string">
            <text:p>Lamarque</text:p>
          </table:table-cell>
        </table:table-row>
        <table:table-row table:style-name="ro1" table:visibility="filter">
          <table:table-cell office:value-type="float" office:value="62014070" calcext:value-type="float">
            <text:p>62014070</text:p>
          </table:table-cell>
          <table:table-cell office:value-type="float" office:value="62014" calcext:value-type="float">
            <text:p>62014</text:p>
          </table:table-cell>
          <table:table-cell office:value-type="string" calcext:value-type="string">
            <text:p>Lamarque</text:p>
          </table:table-cell>
        </table:table-row>
        <table:table-row table:style-name="ro1">
          <table:table-cell office:value-type="float" office:value="62021030" calcext:value-type="float">
            <text:p>6202103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El Bolsón</text:p>
          </table:table-cell>
        </table:table-row>
        <table:table-row table:style-name="ro1">
          <table:table-cell office:value-type="float" office:value="62021060" calcext:value-type="float">
            <text:p>6202106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San Carlos De Bariloche</text:p>
          </table:table-cell>
        </table:table-row>
        <table:table-row table:style-name="ro1" table:visibility="filter">
          <table:table-cell office:value-type="float" office:value="62021060" calcext:value-type="float">
            <text:p>6202106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San Carlos De Bariloche</text:p>
          </table:table-cell>
        </table:table-row>
        <table:table-row table:style-name="ro1">
          <table:table-cell office:value-type="float" office:value="62021100" calcext:value-type="float">
            <text:p>62021100</text:p>
          </table:table-cell>
          <table:table-cell office:value-type="float" office:value="62021" calcext:value-type="float">
            <text:p>62021</text:p>
          </table:table-cell>
          <table:table-cell office:value-type="string" calcext:value-type="string">
            <text:p>Villa Los Coihues</text:p>
          </table:table-cell>
        </table:table-row>
        <table:table-row table:style-name="ro1">
          <table:table-cell office:value-type="float" office:value="62028020" calcext:value-type="float">
            <text:p>62028020</text:p>
          </table:table-cell>
          <table:table-cell office:value-type="float" office:value="62028" calcext:value-type="float">
            <text:p>62028</text:p>
          </table:table-cell>
          <table:table-cell office:value-type="string" calcext:value-type="string">
            <text:p>General Conesa</text:p>
          </table:table-cell>
        </table:table-row>
        <table:table-row table:style-name="ro1">
          <table:table-cell office:value-type="float" office:value="62042010" calcext:value-type="float">
            <text:p>6204201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Allen</text:p>
          </table:table-cell>
        </table:table-row>
        <table:table-row table:style-name="ro1">
          <table:table-cell office:value-type="float" office:value="62042390" calcext:value-type="float">
            <text:p>6204239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Cinco Saltos</text:p>
          </table:table-cell>
        </table:table-row>
        <table:table-row table:style-name="ro1">
          <table:table-cell office:value-type="float" office:value="62042400" calcext:value-type="float">
            <text:p>6204240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Cipolletti</text:p>
          </table:table-cell>
        </table:table-row>
        <table:table-row table:style-name="ro1">
          <table:table-cell office:value-type="float" office:value="62042410" calcext:value-type="float">
            <text:p>6204241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Contralmirante Cordero</text:p>
          </table:table-cell>
        </table:table-row>
        <table:table-row table:style-name="ro1">
          <table:table-cell office:value-type="float" office:value="62042450" calcext:value-type="float">
            <text:p>6204245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General Roca</text:p>
          </table:table-cell>
        </table:table-row>
        <table:table-row table:style-name="ro1" table:visibility="filter">
          <table:table-cell office:value-type="float" office:value="62042450" calcext:value-type="float">
            <text:p>6204245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General Roca</text:p>
          </table:table-cell>
        </table:table-row>
        <table:table-row table:style-name="ro1">
          <table:table-cell office:value-type="float" office:value="62042450" calcext:value-type="float">
            <text:p>6204245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Padre Alejandro Stefenelli</text:p>
          </table:table-cell>
        </table:table-row>
        <table:table-row table:style-name="ro1">
          <table:table-cell office:value-type="float" office:value="62042560" calcext:value-type="float">
            <text:p>62042560</text:p>
          </table:table-cell>
          <table:table-cell office:value-type="float" office:value="62042" calcext:value-type="float">
            <text:p>62042</text:p>
          </table:table-cell>
          <table:table-cell office:value-type="string" calcext:value-type="string">
            <text:p>Villa Regina</text:p>
          </table:table-cell>
        </table:table-row>
        <table:table-row table:style-name="ro1">
          <table:table-cell office:value-type="float" office:value="62084060" calcext:value-type="float">
            <text:p>62084060</text:p>
          </table:table-cell>
          <table:table-cell office:value-type="float" office:value="62084" calcext:value-type="float">
            <text:p>62084</text:p>
          </table:table-cell>
          <table:table-cell office:value-type="string" calcext:value-type="string">
            <text:p>Valcheta</text:p>
          </table:table-cell>
        </table:table-row>
        <table:table-row table:style-name="ro1">
          <table:table-cell office:value-type="float" office:value="62091050" calcext:value-type="float">
            <text:p>62091050</text:p>
          </table:table-cell>
          <table:table-cell office:value-type="float" office:value="62091" calcext:value-type="float">
            <text:p>62091</text:p>
          </table:table-cell>
          <table:table-cell office:value-type="string" calcext:value-type="string">
            <text:p>Ingeniero Jacobacci</text:p>
          </table:table-cell>
        </table:table-row>
        <table:table-row table:style-name="ro1">
          <table:table-cell office:value-type="float" office:value="66014010" calcext:value-type="float">
            <text:p>66014010</text:p>
          </table:table-cell>
          <table:table-cell office:value-type="float" office:value="66014" calcext:value-type="float">
            <text:p>66014</text:p>
          </table:table-cell>
          <table:table-cell office:value-type="string" calcext:value-type="string">
            <text:p>Cachi</text:p>
          </table:table-cell>
        </table:table-row>
        <table:table-row table:style-name="ro1">
          <table:table-cell office:value-type="float" office:value="66021010" calcext:value-type="float">
            <text:p>66021010</text:p>
          </table:table-cell>
          <table:table-cell office:value-type="float" office:value="66021" calcext:value-type="float">
            <text:p>66021</text:p>
          </table:table-cell>
          <table:table-cell office:value-type="string" calcext:value-type="string">
            <text:p>Cafayate</text:p>
          </table:table-cell>
        </table:table-row>
        <table:table-row table:style-name="ro1" table:visibility="filter">
          <table:table-cell office:value-type="float" office:value="66021010" calcext:value-type="float">
            <text:p>66021010</text:p>
          </table:table-cell>
          <table:table-cell office:value-type="float" office:value="66021" calcext:value-type="float">
            <text:p>66021</text:p>
          </table:table-cell>
          <table:table-cell office:value-type="string" calcext:value-type="string">
            <text:p>Cafayate</text:p>
          </table:table-cell>
        </table:table-row>
        <table:table-row table:style-name="ro1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Finca la Cruz</text:p>
          </table:table-cell>
        </table:table-row>
        <table:table-row table:style-name="ro1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 table:visibility="filter">
          <table:table-cell office:value-type="float" office:value="66028050" calcext:value-type="float">
            <text:p>66028050</text:p>
          </table:table-cell>
          <table:table-cell office:value-type="float" office:value="66028" calcext:value-type="float">
            <text:p>66028</text:p>
          </table:table-cell>
          <table:table-cell office:value-type="string" calcext:value-type="string">
            <text:p>Salta</text:p>
          </table:table-cell>
        </table:table-row>
        <table:table-row table:style-name="ro1">
          <table:table-cell office:value-type="float" office:value="66049010" calcext:value-type="float">
            <text:p>66049010</text:p>
          </table:table-cell>
          <table:table-cell office:value-type="float" office:value="66049" calcext:value-type="float">
            <text:p>66049</text:p>
          </table:table-cell>
          <table:table-cell office:value-type="string" calcext:value-type="string">
            <text:p>Campo Santo</text:p>
          </table:table-cell>
        </table:table-row>
        <table:table-row table:style-name="ro1">
          <table:table-cell office:value-type="float" office:value="66056020" calcext:value-type="float">
            <text:p>66056020</text:p>
          </table:table-cell>
          <table:table-cell office:value-type="float" office:value="66056" calcext:value-type="float">
            <text:p>66056</text:p>
          </table:table-cell>
          <table:table-cell office:value-type="string" calcext:value-type="string">
            <text:p>Campamento Vespucio</text:p>
          </table:table-cell>
        </table:table-row>
        <table:table-row table:style-name="ro1">
          <table:table-cell office:value-type="float" office:value="66063010" calcext:value-type="float">
            <text:p>66063010</text:p>
          </table:table-cell>
          <table:table-cell office:value-type="float" office:value="66063" calcext:value-type="float">
            <text:p>66063</text:p>
          </table:table-cell>
          <table:table-cell office:value-type="string" calcext:value-type="string">
            <text:p>Guachipas</text:p>
          </table:table-cell>
        </table:table-row>
        <table:table-row table:style-name="ro1">
          <table:table-cell office:value-type="float" office:value="66077020" calcext:value-type="float">
            <text:p>66077020</text:p>
          </table:table-cell>
          <table:table-cell office:value-type="float" office:value="66077" calcext:value-type="float">
            <text:p>66077</text:p>
          </table:table-cell>
          <table:table-cell office:value-type="string" calcext:value-type="string">
            <text:p>Vaqueros</text:p>
          </table:table-cell>
        </table:table-row>
        <table:table-row table:style-name="ro1">
          <table:table-cell office:value-type="float" office:value="66105020" calcext:value-type="float">
            <text:p>66105020</text:p>
          </table:table-cell>
          <table:table-cell office:value-type="float" office:value="66105" calcext:value-type="float">
            <text:p>66105</text:p>
          </table:table-cell>
          <table:table-cell office:value-type="string" calcext:value-type="string">
            <text:p>San Antonio de los Cobres</text:p>
          </table:table-cell>
        </table:table-row>
        <table:table-row table:style-name="ro1">
          <table:table-cell office:value-type="float" office:value="66112040" calcext:value-type="float">
            <text:p>66112040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San José de Metan</text:p>
          </table:table-cell>
        </table:table-row>
        <table:table-row table:style-name="ro1">
          <table:table-cell office:value-type="float" office:value="66112040" calcext:value-type="float">
            <text:p>66112040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Yatasto cerca de Metan</text:p>
          </table:table-cell>
        </table:table-row>
        <table:table-row table:style-name="ro1">
          <table:table-cell office:value-type="float" office:value="66119020" calcext:value-type="float">
            <text:p>66119020</text:p>
          </table:table-cell>
          <table:table-cell office:value-type="float" office:value="66119" calcext:value-type="float">
            <text:p>66119</text:p>
          </table:table-cell>
          <table:table-cell office:value-type="string" calcext:value-type="string">
            <text:p>Molinos</text:p>
          </table:table-cell>
        </table:table-row>
        <table:table-row table:style-name="ro1">
          <table:table-cell office:value-type="float" office:value="66126070" calcext:value-type="float">
            <text:p>66126070</text:p>
          </table:table-cell>
          <table:table-cell office:value-type="float" office:value="66126" calcext:value-type="float">
            <text:p>66126</text:p>
          </table:table-cell>
          <table:table-cell office:value-type="string" calcext:value-type="string">
            <text:p>San Ramón de la nueva Orán</text:p>
          </table:table-cell>
        </table:table-row>
        <table:table-row table:style-name="ro1">
          <table:table-cell office:value-type="float" office:value="66140050" calcext:value-type="float">
            <text:p>66140050</text:p>
          </table:table-cell>
          <table:table-cell office:value-type="float" office:value="66140" calcext:value-type="float">
            <text:p>66140</text:p>
          </table:table-cell>
          <table:table-cell office:value-type="string" calcext:value-type="string">
            <text:p>Rosario De La Frontera</text:p>
          </table:table-cell>
        </table:table-row>
        <table:table-row table:style-name="ro1" table:visibility="filter">
          <table:table-cell office:value-type="float" office:value="66140050" calcext:value-type="float">
            <text:p>66140050</text:p>
          </table:table-cell>
          <table:table-cell office:value-type="float" office:value="66140" calcext:value-type="float">
            <text:p>66140</text:p>
          </table:table-cell>
          <table:table-cell office:value-type="string" calcext:value-type="string">
            <text:p>Rosario De La Frontera</text:p>
          </table:table-cell>
        </table:table-row>
        <table:table-row table:style-name="ro1">
          <table:table-cell office:value-type="float" office:value="66147030" calcext:value-type="float">
            <text:p>66147030</text:p>
          </table:table-cell>
          <table:table-cell office:value-type="float" office:value="66147" calcext:value-type="float">
            <text:p>66147</text:p>
          </table:table-cell>
          <table:table-cell office:value-type="string" calcext:value-type="string">
            <text:p>Santa Rosa de Tastil</text:p>
          </table:table-cell>
        </table:table-row>
        <table:table-row table:style-name="ro1" table:visibility="filter">
          <table:table-cell office:value-type="float" office:value="66147030" calcext:value-type="float">
            <text:p>66147030</text:p>
          </table:table-cell>
          <table:table-cell office:value-type="float" office:value="66147" calcext:value-type="float">
            <text:p>66147</text:p>
          </table:table-cell>
          <table:table-cell office:value-type="string" calcext:value-type="string">
            <text:p>Santa Rosa de Tastil</text:p>
          </table:table-cell>
        </table:table-row>
        <table:table-row table:style-name="ro1">
          <table:table-cell office:value-type="float" office:value="66154010" calcext:value-type="float">
            <text:p>66154010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Angastaco</text:p>
          </table:table-cell>
        </table:table-row>
        <table:table-row table:style-name="ro1">
          <table:table-cell office:value-type="float" office:value="66154040" calcext:value-type="float">
            <text:p>66154040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San Carlos</text:p>
          </table:table-cell>
        </table:table-row>
        <table:table-row table:style-name="ro1" table:visibility="filter">
          <table:table-cell office:value-type="float" office:value="66154040" calcext:value-type="float">
            <text:p>66154040</text:p>
          </table:table-cell>
          <table:table-cell office:value-type="float" office:value="66154" calcext:value-type="float">
            <text:p>66154</text:p>
          </table:table-cell>
          <table:table-cell office:value-type="string" calcext:value-type="string">
            <text:p>San Carlos</text:p>
          </table:table-cell>
        </table:table-row>
        <table:table-row table:style-name="ro1">
          <table:table-cell office:value-type="float" office:value="70021010" calcext:value-type="float">
            <text:p>70021010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Barreal</text:p>
          </table:table-cell>
        </table:table-row>
        <table:table-row table:style-name="ro1">
          <table:table-cell office:value-type="float" office:value="70021020" calcext:value-type="float">
            <text:p>70021020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Calingasta</text:p>
          </table:table-cell>
        </table:table-row>
        <table:table-row table:style-name="ro1" table:visibility="filter">
          <table:table-cell office:value-type="float" office:value="70021020" calcext:value-type="float">
            <text:p>70021020</text:p>
          </table:table-cell>
          <table:table-cell office:value-type="float" office:value="70021" calcext:value-type="float">
            <text:p>70021</text:p>
          </table:table-cell>
          <table:table-cell office:value-type="string" calcext:value-type="string">
            <text:p>Calingasta</text:p>
          </table:table-cell>
        </table:table-row>
        <table:table-row table:style-name="ro1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 table:visibility="filter">
          <table:table-cell office:value-type="float" office:value="70028010" calcext:value-type="float">
            <text:p>70028010</text:p>
          </table:table-cell>
          <table:table-cell office:value-type="float" office:value="70028" calcext:value-type="float">
            <text:p>70028</text:p>
          </table:table-cell>
          <table:table-cell office:value-type="string" calcext:value-type="string">
            <text:p>San Juan</text:p>
          </table:table-cell>
        </table:table-row>
        <table:table-row table:style-name="ro1">
          <table:table-cell office:value-type="float" office:value="70035020" calcext:value-type="float">
            <text:p>70035020</text:p>
          </table:table-cell>
          <table:table-cell office:value-type="float" office:value="70035" calcext:value-type="float">
            <text:p>70035</text:p>
          </table:table-cell>
          <table:table-cell office:value-type="string" calcext:value-type="string">
            <text:p>Caucete</text:p>
          </table:table-cell>
        </table:table-row>
        <table:table-row table:style-name="ro1">
          <table:table-cell office:value-type="float" office:value="70049040" calcext:value-type="float">
            <text:p>70049040</text:p>
          </table:table-cell>
          <table:table-cell office:value-type="float" office:value="70049" calcext:value-type="float">
            <text:p>70049</text:p>
          </table:table-cell>
          <table:table-cell office:value-type="string" calcext:value-type="string">
            <text:p>Las Flores</text:p>
          </table:table-cell>
        </table:table-row>
        <table:table-row table:style-name="ro1" table:visibility="filter">
          <table:table-cell office:value-type="float" office:value="70049040" calcext:value-type="float">
            <text:p>70049040</text:p>
          </table:table-cell>
          <table:table-cell office:value-type="float" office:value="70049" calcext:value-type="float">
            <text:p>70049</text:p>
          </table:table-cell>
          <table:table-cell office:value-type="string" calcext:value-type="string">
            <text:p>Las Flores</text:p>
          </table:table-cell>
        </table:table-row>
        <table:table-row table:style-name="ro1" table:visibility="filter">
          <table:table-cell office:value-type="float" office:value="70049040" calcext:value-type="float">
            <text:p>70049040</text:p>
          </table:table-cell>
          <table:table-cell office:value-type="float" office:value="70049" calcext:value-type="float">
            <text:p>70049</text:p>
          </table:table-cell>
          <table:table-cell office:value-type="string" calcext:value-type="string">
            <text:p>Las Flores</text:p>
          </table:table-cell>
        </table:table-row>
        <table:table-row table:style-name="ro1">
          <table:table-cell office:value-type="float" office:value="70056080" calcext:value-type="float">
            <text:p>70056080</text:p>
          </table:table-cell>
          <table:table-cell office:value-type="float" office:value="70056" calcext:value-type="float">
            <text:p>70056</text:p>
          </table:table-cell>
          <table:table-cell office:value-type="string" calcext:value-type="string">
            <text:p>Ciudad de Jachal</text:p>
          </table:table-cell>
        </table:table-row>
        <table:table-row table:style-name="ro1">
          <table:table-cell office:value-type="float" office:value="70056080" calcext:value-type="float">
            <text:p>70056080</text:p>
          </table:table-cell>
          <table:table-cell office:value-type="float" office:value="70056" calcext:value-type="float">
            <text:p>70056</text:p>
          </table:table-cell>
          <table:table-cell office:value-type="string" calcext:value-type="string">
            <text:p>San José de Jachal</text:p>
          </table:table-cell>
        </table:table-row>
        <table:table-row table:style-name="ro1">
          <table:table-cell office:value-type="float" office:value="70077020" calcext:value-type="float">
            <text:p>70077020</text:p>
          </table:table-cell>
          <table:table-cell office:value-type="float" office:value="70077" calcext:value-type="float">
            <text:p>70077</text:p>
          </table:table-cell>
          <table:table-cell office:value-type="string" calcext:value-type="string">
            <text:p>Villa Bolaños</text:p>
          </table:table-cell>
        </table:table-row>
        <table:table-row table:style-name="ro1">
          <table:table-cell office:value-type="float" office:value="70084010" calcext:value-type="float">
            <text:p>70084010</text:p>
          </table:table-cell>
          <table:table-cell office:value-type="float" office:value="70084" calcext:value-type="float">
            <text:p>70084</text:p>
          </table:table-cell>
          <table:table-cell office:value-type="string" calcext:value-type="string">
            <text:p>Parque Federico Cantoni</text:p>
          </table:table-cell>
        </table:table-row>
        <table:table-row table:style-name="ro1">
          <table:table-cell office:value-type="float" office:value="70084010" calcext:value-type="float">
            <text:p>70084010</text:p>
          </table:table-cell>
          <table:table-cell office:value-type="float" office:value="70084" calcext:value-type="float">
            <text:p>70084</text:p>
          </table:table-cell>
          <table:table-cell office:value-type="string" calcext:value-type="string">
            <text:p>Rivadavia</text:p>
          </table:table-cell>
        </table:table-row>
        <table:table-row table:style-name="ro1">
          <table:table-cell office:value-type="float" office:value="70098010" calcext:value-type="float">
            <text:p>70098010</text:p>
          </table:table-cell>
          <table:table-cell office:value-type="float" office:value="70098" calcext:value-type="float">
            <text:p>70098</text:p>
          </table:table-cell>
          <table:table-cell office:value-type="string" calcext:value-type="string">
            <text:p>Santa Lucia</text:p>
          </table:table-cell>
        </table:table-row>
        <table:table-row table:style-name="ro1">
          <table:table-cell office:value-type="float" office:value="70119050" calcext:value-type="float">
            <text:p>70119050</text:p>
          </table:table-cell>
          <table:table-cell office:value-type="float" office:value="70119" calcext:value-type="float">
            <text:p>70119</text:p>
          </table:table-cell>
          <table:table-cell office:value-type="string" calcext:value-type="string">
            <text:p>Usno</text:p>
          </table:table-cell>
        </table:table-row>
        <table:table-row table:style-name="ro1">
          <table:table-cell office:value-type="float" office:value="70119060" calcext:value-type="float">
            <text:p>70119060</text:p>
          </table:table-cell>
          <table:table-cell office:value-type="float" office:value="70119" calcext:value-type="float">
            <text:p>70119</text:p>
          </table:table-cell>
          <table:table-cell office:value-type="string" calcext:value-type="string">
            <text:p>San Agustín de Valle Fértil</text:p>
          </table:table-cell>
        </table:table-row>
        <table:table-row table:style-name="ro1">
          <table:table-cell office:value-type="float" office:value="70133010" calcext:value-type="float">
            <text:p>70133010</text:p>
          </table:table-cell>
          <table:table-cell office:value-type="float" office:value="70133" calcext:value-type="float">
            <text:p>70133</text:p>
          </table:table-cell>
          <table:table-cell office:value-type="string" calcext:value-type="string">
            <text:p>Zonda</text:p>
          </table:table-cell>
        </table:table-row>
        <table:table-row table:style-name="ro1">
          <table:table-cell office:value-type="float" office:value="74007070" calcext:value-type="float">
            <text:p>74007070</text:p>
          </table:table-cell>
          <table:table-cell office:value-type="float" office:value="74007" calcext:value-type="float">
            <text:p>74007</text:p>
          </table:table-cell>
          <table:table-cell office:value-type="string" calcext:value-type="string">
            <text:p>San Francisco del Monte de Oro</text:p>
          </table:table-cell>
        </table:table-row>
        <table:table-row table:style-name="ro1" table:visibility="filter">
          <table:table-cell office:value-type="float" office:value="74007070" calcext:value-type="float">
            <text:p>74007070</text:p>
          </table:table-cell>
          <table:table-cell office:value-type="float" office:value="74007" calcext:value-type="float">
            <text:p>74007</text:p>
          </table:table-cell>
          <table:table-cell office:value-type="string" calcext:value-type="string">
            <text:p>San Francisco del Monte de Oro</text:p>
          </table:table-cell>
        </table:table-row>
        <table:table-row table:style-name="ro1">
          <table:table-cell office:value-type="float" office:value="74021010" calcext:value-type="float">
            <text:p>74021010</text:p>
          </table:table-cell>
          <table:table-cell office:value-type="float" office:value="74021" calcext:value-type="float">
            <text:p>74021</text:p>
          </table:table-cell>
          <table:table-cell office:value-type="string" calcext:value-type="string">
            <text:p>La Carolina</text:p>
          </table:table-cell>
        </table:table-row>
        <table:table-row table:style-name="ro1" table:visibility="filter">
          <table:table-cell office:value-type="float" office:value="74021010" calcext:value-type="float">
            <text:p>74021010</text:p>
          </table:table-cell>
          <table:table-cell office:value-type="float" office:value="74021" calcext:value-type="float">
            <text:p>74021</text:p>
          </table:table-cell>
          <table:table-cell office:value-type="string" calcext:value-type="string">
            <text:p>La Carolina</text:p>
          </table:table-cell>
        </table:table-row>
        <table:table-row table:style-name="ro1">
          <table:table-cell office:value-type="float" office:value="74021090" calcext:value-type="float">
            <text:p>74021090</text:p>
          </table:table-cell>
          <table:table-cell office:value-type="float" office:value="74021" calcext:value-type="float">
            <text:p>74021</text:p>
          </table:table-cell>
          <table:table-cell office:value-type="string" calcext:value-type="string">
            <text:p>Saladillo</text:p>
          </table:table-cell>
        </table:table-row>
        <table:table-row table:style-name="ro1">
          <table:table-cell office:value-type="float" office:value="74028010" calcext:value-type="float">
            <text:p>7402801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Concarán</text:p>
          </table:table-cell>
        </table:table-row>
        <table:table-row table:style-name="ro1">
          <table:table-cell office:value-type="float" office:value="74028070" calcext:value-type="float">
            <text:p>7402807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Tilisarao</text:p>
          </table:table-cell>
        </table:table-row>
        <table:table-row table:style-name="ro1" table:visibility="filter">
          <table:table-cell office:value-type="float" office:value="74028070" calcext:value-type="float">
            <text:p>7402807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Tilisarao</text:p>
          </table:table-cell>
        </table:table-row>
        <table:table-row table:style-name="ro1">
          <table:table-cell office:value-type="float" office:value="74028090" calcext:value-type="float">
            <text:p>74028090</text:p>
          </table:table-cell>
          <table:table-cell office:value-type="float" office:value="74028" calcext:value-type="float">
            <text:p>74028</text:p>
          </table:table-cell>
          <table:table-cell office:value-type="string" calcext:value-type="string">
            <text:p>Villa Larca</text:p>
          </table:table-cell>
        </table:table-row>
        <table:table-row table:style-name="ro1">
          <table:table-cell office:value-type="float" office:value="74035030" calcext:value-type="float">
            <text:p>7403503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Justo Daract</text:p>
          </table:table-cell>
        </table:table-row>
        <table:table-row table:style-name="ro1" table:visibility="filter">
          <table:table-cell office:value-type="float" office:value="74035030" calcext:value-type="float">
            <text:p>7403503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Justo Daract</text:p>
          </table:table-cell>
        </table:table-row>
        <table:table-row table:style-name="ro1">
          <table:table-cell office:value-type="float" office:value="74035060" calcext:value-type="float">
            <text:p>7403506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San José del Morro</text:p>
          </table:table-cell>
        </table:table-row>
        <table:table-row table:style-name="ro1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 table:visibility="filter">
          <table:table-cell office:value-type="float" office:value="74035070" calcext:value-type="float">
            <text:p>7403507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Mercedes</text:p>
          </table:table-cell>
        </table:table-row>
        <table:table-row table:style-name="ro1">
          <table:table-cell office:value-type="float" office:value="74035080" calcext:value-type="float">
            <text:p>74035080</text:p>
          </table:table-cell>
          <table:table-cell office:value-type="float" office:value="74035" calcext:value-type="float">
            <text:p>74035</text:p>
          </table:table-cell>
          <table:table-cell office:value-type="string" calcext:value-type="string">
            <text:p>Villa Reynolds</text:p>
          </table:table-cell>
        </table:table-row>
        <table:table-row table:style-name="ro1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Merlo</text:p>
          </table:table-cell>
        </table:table-row>
        <table:table-row table:style-name="ro1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 table:visibility="filter">
          <table:table-cell office:value-type="float" office:value="74049060" calcext:value-type="float">
            <text:p>7404906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Villa de Merlo</text:p>
          </table:table-cell>
        </table:table-row>
        <table:table-row table:style-name="ro1">
          <table:table-cell office:value-type="float" office:value="74049070" calcext:value-type="float">
            <text:p>74049070</text:p>
          </table:table-cell>
          <table:table-cell office:value-type="float" office:value="74049" calcext:value-type="float">
            <text:p>74049</text:p>
          </table:table-cell>
          <table:table-cell office:value-type="string" calcext:value-type="string">
            <text:p>Santa Rosa del Conlara</text:p>
          </table:table-cell>
        </table:table-row>
        <table:table-row table:style-name="ro1">
          <table:table-cell office:value-type="float" office:value="74056105" calcext:value-type="float">
            <text:p>74056105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Ciudad de la Punta</text:p>
          </table:table-cell>
        </table:table-row>
        <table:table-row table:style-name="ro1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 table:visibility="filter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 table:visibility="filter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 table:visibility="filter">
          <table:table-cell office:value-type="float" office:value="74056150" calcext:value-type="float">
            <text:p>74056150</text:p>
          </table:table-cell>
          <table:table-cell office:value-type="float" office:value="74056" calcext:value-type="float">
            <text:p>74056</text:p>
          </table:table-cell>
          <table:table-cell office:value-type="string" calcext:value-type="string">
            <text:p>San Luis</text:p>
          </table:table-cell>
        </table:table-row>
        <table:table-row table:style-name="ro1">
          <table:table-cell office:value-type="float" office:value="78007020" calcext:value-type="float">
            <text:p>78007020</text:p>
          </table:table-cell>
          <table:table-cell office:value-type="float" office:value="78007" calcext:value-type="float">
            <text:p>78007</text:p>
          </table:table-cell>
          <table:table-cell office:value-type="string" calcext:value-type="string">
            <text:p>Puerto Santa Cruz</text:p>
          </table:table-cell>
        </table:table-row>
        <table:table-row table:style-name="ro1">
          <table:table-cell office:value-type="float" office:value="78014010" calcext:value-type="float">
            <text:p>7801401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Caleta Olivia</text:p>
          </table:table-cell>
        </table:table-row>
        <table:table-row table:style-name="ro1">
          <table:table-cell office:value-type="float" office:value="78014070" calcext:value-type="float">
            <text:p>7801407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Pico Truncado</text:p>
          </table:table-cell>
        </table:table-row>
        <table:table-row table:style-name="ro1">
          <table:table-cell office:value-type="float" office:value="78014080" calcext:value-type="float">
            <text:p>7801408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Puerto Deseado</text:p>
          </table:table-cell>
        </table:table-row>
        <table:table-row table:style-name="ro1" table:visibility="filter">
          <table:table-cell office:value-type="float" office:value="78014080" calcext:value-type="float">
            <text:p>78014080</text:p>
          </table:table-cell>
          <table:table-cell office:value-type="float" office:value="78014" calcext:value-type="float">
            <text:p>78014</text:p>
          </table:table-cell>
          <table:table-cell office:value-type="string" calcext:value-type="string">
            <text:p>Puerto Deseado</text:p>
          </table:table-cell>
        </table:table-row>
        <table:table-row table:style-name="ro1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 table:visibility="filter">
          <table:table-cell office:value-type="float" office:value="78021040" calcext:value-type="float">
            <text:p>7802104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Gallegos</text:p>
          </table:table-cell>
        </table:table-row>
        <table:table-row table:style-name="ro1">
          <table:table-cell office:value-type="float" office:value="78021070" calcext:value-type="float">
            <text:p>78021070</text:p>
          </table:table-cell>
          <table:table-cell office:value-type="float" office:value="78021" calcext:value-type="float">
            <text:p>78021</text:p>
          </table:table-cell>
          <table:table-cell office:value-type="string" calcext:value-type="string">
            <text:p>Rio Turbio</text:p>
          </table:table-cell>
        </table:table-row>
        <table:table-row table:style-name="ro1">
          <table:table-cell office:value-type="float" office:value="78028010" calcext:value-type="float">
            <text:p>78028010</text:p>
          </table:table-cell>
          <table:table-cell office:value-type="float" office:value="78028" calcext:value-type="float">
            <text:p>78028</text:p>
          </table:table-cell>
          <table:table-cell office:value-type="string" calcext:value-type="string">
            <text:p>El Calafate</text:p>
          </table:table-cell>
        </table:table-row>
        <table:table-row table:style-name="ro1">
          <table:table-cell office:value-type="float" office:value="78042010" calcext:value-type="float">
            <text:p>78042010</text:p>
          </table:table-cell>
          <table:table-cell office:value-type="float" office:value="78042" calcext:value-type="float">
            <text:p>78042</text:p>
          </table:table-cell>
          <table:table-cell office:value-type="string" calcext:value-type="string">
            <text:p>Puerto San Julián</text:p>
          </table:table-cell>
        </table:table-row>
        <table:table-row table:style-name="ro1">
          <table:table-cell office:value-type="float" office:value="82007010" calcext:value-type="float">
            <text:p>8200701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Armstrong</text:p>
          </table:table-cell>
        </table:table-row>
        <table:table-row table:style-name="ro1">
          <table:table-cell office:value-type="float" office:value="82007030" calcext:value-type="float">
            <text:p>8200703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Las Parejas</text:p>
          </table:table-cell>
        </table:table-row>
        <table:table-row table:style-name="ro1">
          <table:table-cell office:value-type="float" office:value="82007040" calcext:value-type="float">
            <text:p>8200704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Las Rosas</text:p>
          </table:table-cell>
        </table:table-row>
        <table:table-row table:style-name="ro1" table:visibility="filter">
          <table:table-cell office:value-type="float" office:value="82007040" calcext:value-type="float">
            <text:p>82007040</text:p>
          </table:table-cell>
          <table:table-cell office:value-type="float" office:value="82007" calcext:value-type="float">
            <text:p>82007</text:p>
          </table:table-cell>
          <table:table-cell office:value-type="string" calcext:value-type="string">
            <text:p>Las Rosas</text:p>
          </table:table-cell>
        </table:table-row>
        <table:table-row table:style-name="ro1">
          <table:table-cell office:value-type="float" office:value="82014010" calcext:value-type="float">
            <text:p>8201401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Arequito</text:p>
          </table:table-cell>
        </table:table-row>
        <table:table-row table:style-name="ro1" table:visibility="filter">
          <table:table-cell office:value-type="float" office:value="82014010" calcext:value-type="float">
            <text:p>8201401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Arequito</text:p>
          </table:table-cell>
        </table:table-row>
        <table:table-row table:style-name="ro1">
          <table:table-cell office:value-type="float" office:value="82014020" calcext:value-type="float">
            <text:p>8201402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Arteaga</text:p>
          </table:table-cell>
        </table:table-row>
        <table:table-row table:style-name="ro1">
          <table:table-cell office:value-type="float" office:value="82014030" calcext:value-type="float">
            <text:p>8201403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Berabevú</text:p>
          </table:table-cell>
        </table:table-row>
        <table:table-row table:style-name="ro1">
          <table:table-cell office:value-type="float" office:value="82014040" calcext:value-type="float">
            <text:p>8201404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Bigand</text:p>
          </table:table-cell>
        </table:table-row>
        <table:table-row table:style-name="ro1">
          <table:table-cell office:value-type="float" office:value="82014050" calcext:value-type="float">
            <text:p>8201405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Casilda</text:p>
          </table:table-cell>
        </table:table-row>
        <table:table-row table:style-name="ro1" table:visibility="filter">
          <table:table-cell office:value-type="float" office:value="82014050" calcext:value-type="float">
            <text:p>8201405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Casilda</text:p>
          </table:table-cell>
        </table:table-row>
        <table:table-row table:style-name="ro1">
          <table:table-cell office:value-type="float" office:value="82014070" calcext:value-type="float">
            <text:p>8201407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Chañar Ladeado</text:p>
          </table:table-cell>
        </table:table-row>
        <table:table-row table:style-name="ro1">
          <table:table-cell office:value-type="float" office:value="82014120" calcext:value-type="float">
            <text:p>82014120</text:p>
          </table:table-cell>
          <table:table-cell office:value-type="float" office:value="82014" calcext:value-type="float">
            <text:p>82014</text:p>
          </table:table-cell>
          <table:table-cell office:value-type="string" calcext:value-type="string">
            <text:p>San José de la Esquina</text:p>
          </table:table-cell>
        </table:table-row>
        <table:table-row table:style-name="ro1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 table:visibility="filter">
          <table:table-cell office:value-type="float" office:value="82021310" calcext:value-type="float">
            <text:p>8202131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Rafaela</text:p>
          </table:table-cell>
        </table:table-row>
        <table:table-row table:style-name="ro1">
          <table:table-cell office:value-type="float" office:value="82021350" calcext:value-type="float">
            <text:p>8202135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Santa Clara de Saguier</text:p>
          </table:table-cell>
        </table:table-row>
        <table:table-row table:style-name="ro1">
          <table:table-cell office:value-type="float" office:value="82021360" calcext:value-type="float">
            <text:p>8202136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Sunchales</text:p>
          </table:table-cell>
        </table:table-row>
        <table:table-row table:style-name="ro1">
          <table:table-cell office:value-type="float" office:value="82021380" calcext:value-type="float">
            <text:p>82021380</text:p>
          </table:table-cell>
          <table:table-cell office:value-type="float" office:value="82021" calcext:value-type="float">
            <text:p>82021</text:p>
          </table:table-cell>
          <table:table-cell office:value-type="string" calcext:value-type="string">
            <text:p>Tacural</text:p>
          </table:table-cell>
        </table:table-row>
        <table:table-row table:style-name="ro1">
          <table:table-cell office:value-type="float" office:value="82028010" calcext:value-type="float">
            <text:p>8202801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Alcorta</text:p>
          </table:table-cell>
        </table:table-row>
        <table:table-row table:style-name="ro1">
          <table:table-cell office:value-type="float" office:value="82028080" calcext:value-type="float">
            <text:p>8202808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Firmat</text:p>
          </table:table-cell>
        </table:table-row>
        <table:table-row table:style-name="ro1">
          <table:table-cell office:value-type="float" office:value="82028170" calcext:value-type="float">
            <text:p>8202817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Peyrano</text:p>
          </table:table-cell>
        </table:table-row>
        <table:table-row table:style-name="ro1">
          <table:table-cell office:value-type="float" office:value="82028180" calcext:value-type="float">
            <text:p>8202818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Rueda</text:p>
          </table:table-cell>
        </table:table-row>
        <table:table-row table:style-name="ro1">
          <table:table-cell office:value-type="float" office:value="82028230" calcext:value-type="float">
            <text:p>82028230</text:p>
          </table:table-cell>
          <table:table-cell office:value-type="float" office:value="82028" calcext:value-type="float">
            <text:p>82028</text:p>
          </table:table-cell>
          <table:table-cell office:value-type="string" calcext:value-type="string">
            <text:p>Villa Constitución</text:p>
          </table:table-cell>
        </table:table-row>
        <table:table-row table:style-name="ro1">
          <table:table-cell office:value-type="float" office:value="82035010" calcext:value-type="float">
            <text:p>82035010</text:p>
          </table:table-cell>
          <table:table-cell office:value-type="float" office:value="82035" calcext:value-type="float">
            <text:p>82035</text:p>
          </table:table-cell>
          <table:table-cell office:value-type="string" calcext:value-type="string">
            <text:p>Cayasta</text:p>
          </table:table-cell>
        </table:table-row>
        <table:table-row table:style-name="ro1">
          <table:table-cell office:value-type="float" office:value="82035020" calcext:value-type="float">
            <text:p>82035020</text:p>
          </table:table-cell>
          <table:table-cell office:value-type="float" office:value="82035" calcext:value-type="float">
            <text:p>82035</text:p>
          </table:table-cell>
          <table:table-cell office:value-type="string" calcext:value-type="string">
            <text:p>Helvecia</text:p>
          </table:table-cell>
        </table:table-row>
        <table:table-row table:style-name="ro1">
          <table:table-cell office:value-type="float" office:value="82035050" calcext:value-type="float">
            <text:p>82035050</text:p>
          </table:table-cell>
          <table:table-cell office:value-type="float" office:value="82035" calcext:value-type="float">
            <text:p>82035</text:p>
          </table:table-cell>
          <table:table-cell office:value-type="string" calcext:value-type="string">
            <text:p>Santa Rosa de Calchines</text:p>
          </table:table-cell>
        </table:table-row>
        <table:table-row table:style-name="ro1">
          <table:table-cell office:value-type="float" office:value="82042170" calcext:value-type="float">
            <text:p>82042170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Maggiolo</text:p>
          </table:table-cell>
        </table:table-row>
        <table:table-row table:style-name="ro1">
          <table:table-cell office:value-type="float" office:value="82042220" calcext:value-type="float">
            <text:p>82042220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Rufino</text:p>
          </table:table-cell>
        </table:table-row>
        <table:table-row table:style-name="ro1">
          <table:table-cell office:value-type="float" office:value="82042290" calcext:value-type="float">
            <text:p>82042290</text:p>
          </table:table-cell>
          <table:table-cell office:value-type="float" office:value="82042" calcext:value-type="float">
            <text:p>82042</text:p>
          </table:table-cell>
          <table:table-cell office:value-type="string" calcext:value-type="string">
            <text:p>Venado Tuerto</text:p>
          </table:table-cell>
        </table:table-row>
        <table:table-row table:style-name="ro1">
          <table:table-cell office:value-type="float" office:value="82049180" calcext:value-type="float">
            <text:p>8204918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Reconquista</text:p>
          </table:table-cell>
        </table:table-row>
        <table:table-row table:style-name="ro1" table:visibility="filter">
          <table:table-cell office:value-type="float" office:value="82049180" calcext:value-type="float">
            <text:p>8204918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Reconquista</text:p>
          </table:table-cell>
        </table:table-row>
        <table:table-row table:style-name="ro1" table:visibility="filter">
          <table:table-cell office:value-type="float" office:value="82049180" calcext:value-type="float">
            <text:p>8204918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Reconquista</text:p>
          </table:table-cell>
        </table:table-row>
        <table:table-row table:style-name="ro1">
          <table:table-cell office:value-type="float" office:value="82049190" calcext:value-type="float">
            <text:p>8204919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San Antonio de Obligado</text:p>
          </table:table-cell>
        </table:table-row>
        <table:table-row table:style-name="ro1">
          <table:table-cell office:value-type="float" office:value="82049230" calcext:value-type="float">
            <text:p>82049230</text:p>
          </table:table-cell>
          <table:table-cell office:value-type="float" office:value="82049" calcext:value-type="float">
            <text:p>82049</text:p>
          </table:table-cell>
          <table:table-cell office:value-type="string" calcext:value-type="string">
            <text:p>Villa Ocampo</text:p>
          </table:table-cell>
        </table:table-row>
        <table:table-row table:style-name="ro1">
          <table:table-cell office:value-type="float" office:value="82056030" calcext:value-type="float">
            <text:p>82056030</text:p>
          </table:table-cell>
          <table:table-cell office:value-type="float" office:value="82056" calcext:value-type="float">
            <text:p>82056</text:p>
          </table:table-cell>
          <table:table-cell office:value-type="string" calcext:value-type="string">
            <text:p>Cañada de Gómez</text:p>
          </table:table-cell>
        </table:table-row>
        <table:table-row table:style-name="ro1">
          <table:table-cell office:value-type="float" office:value="82056070" calcext:value-type="float">
            <text:p>82056070</text:p>
          </table:table-cell>
          <table:table-cell office:value-type="float" office:value="82056" calcext:value-type="float">
            <text:p>82056</text:p>
          </table:table-cell>
          <table:table-cell office:value-type="string" calcext:value-type="string">
            <text:p>Correa</text:p>
          </table:table-cell>
        </table:table-row>
        <table:table-row table:style-name="ro1">
          <table:table-cell office:value-type="float" office:value="82056140" calcext:value-type="float">
            <text:p>82056140</text:p>
          </table:table-cell>
          <table:table-cell office:value-type="float" office:value="82056" calcext:value-type="float">
            <text:p>82056</text:p>
          </table:table-cell>
          <table:table-cell office:value-type="string" calcext:value-type="string">
            <text:p>Totoras</text:p>
          </table:table-cell>
        </table:table-row>
        <table:table-row table:style-name="ro1">
          <table:table-cell office:value-type="float" office:value="82063090" calcext:value-type="float">
            <text:p>8206309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Llambi Campbell</text:p>
          </table:table-cell>
        </table:table-row>
        <table:table-row table:style-name="ro1" table:visibility="filter">
          <table:table-cell office:value-type="float" office:value="82063090" calcext:value-type="float">
            <text:p>8206309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Llambi Campbell</text:p>
          </table:table-cell>
        </table:table-row>
        <table:table-row table:style-name="ro1">
          <table:table-cell office:value-type="float" office:value="82063100" calcext:value-type="float">
            <text:p>8206310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Monte Vera</text:p>
          </table:table-cell>
        </table:table-row>
        <table:table-row table:style-name="ro1">
          <table:table-cell office:value-type="float" office:value="82063160" calcext:value-type="float">
            <text:p>8206316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 José del Rincón</text:p>
          </table:table-cell>
        </table:table-row>
        <table:table-row table:style-name="ro1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 table:visibility="filter">
          <table:table-cell office:value-type="float" office:value="82063170" calcext:value-type="float">
            <text:p>8206317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float" office:value="82063180" calcext:value-type="float">
            <text:p>8206318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o Tome</text:p>
          </table:table-cell>
        </table:table-row>
        <table:table-row table:style-name="ro1" table:visibility="filter">
          <table:table-cell office:value-type="float" office:value="82063180" calcext:value-type="float">
            <text:p>82063180</text:p>
          </table:table-cell>
          <table:table-cell office:value-type="float" office:value="82063" calcext:value-type="float">
            <text:p>82063</text:p>
          </table:table-cell>
          <table:table-cell office:value-type="string" calcext:value-type="string">
            <text:p>Santo Tome</text:p>
          </table:table-cell>
        </table:table-row>
        <table:table-row table:style-name="ro1">
          <table:table-cell office:value-type="float" office:value="82070050" calcext:value-type="float">
            <text:p>8207005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Esperanza</text:p>
          </table:table-cell>
        </table:table-row>
        <table:table-row table:style-name="ro1" table:visibility="filter">
          <table:table-cell office:value-type="float" office:value="82070050" calcext:value-type="float">
            <text:p>8207005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Esperanza</text:p>
          </table:table-cell>
        </table:table-row>
        <table:table-row table:style-name="ro1">
          <table:table-cell office:value-type="float" office:value="82070070" calcext:value-type="float">
            <text:p>8207007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Franck</text:p>
          </table:table-cell>
        </table:table-row>
        <table:table-row table:style-name="ro1">
          <table:table-cell office:value-type="float" office:value="82070100" calcext:value-type="float">
            <text:p>8207010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Humboldt</text:p>
          </table:table-cell>
        </table:table-row>
        <table:table-row table:style-name="ro1">
          <table:table-cell office:value-type="float" office:value="82070150" calcext:value-type="float">
            <text:p>8207015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Matilde</text:p>
          </table:table-cell>
        </table:table-row>
        <table:table-row table:style-name="ro1">
          <table:table-cell office:value-type="float" office:value="82070220" calcext:value-type="float">
            <text:p>8207022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float" office:value="82070230" calcext:value-type="float">
            <text:p>8207023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Carlos Centro</text:p>
          </table:table-cell>
        </table:table-row>
        <table:table-row table:style-name="ro1">
          <table:table-cell office:value-type="float" office:value="82070240" calcext:value-type="float">
            <text:p>8207024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Carlos Norte</text:p>
          </table:table-cell>
        </table:table-row>
        <table:table-row table:style-name="ro1">
          <table:table-cell office:value-type="float" office:value="82070260" calcext:value-type="float">
            <text:p>8207026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Jerónimo del Sauce</text:p>
          </table:table-cell>
        </table:table-row>
        <table:table-row table:style-name="ro1">
          <table:table-cell office:value-type="float" office:value="82070270" calcext:value-type="float">
            <text:p>82070270</text:p>
          </table:table-cell>
          <table:table-cell office:value-type="float" office:value="82070" calcext:value-type="float">
            <text:p>82070</text:p>
          </table:table-cell>
          <table:table-cell office:value-type="string" calcext:value-type="string">
            <text:p>San Jerónimo Norte</text:p>
          </table:table-cell>
        </table:table-row>
        <table:table-row table:style-name="ro1">
          <table:table-cell office:value-type="float" office:value="82077080" calcext:value-type="float">
            <text:p>82077080</text:p>
          </table:table-cell>
          <table:table-cell office:value-type="float" office:value="82077" calcext:value-type="float">
            <text:p>82077</text:p>
          </table:table-cell>
          <table:table-cell office:value-type="string" calcext:value-type="string">
            <text:p>Tostado</text:p>
          </table:table-cell>
        </table:table-row>
        <table:table-row table:style-name="ro1">
          <table:table-cell office:value-type="float" office:value="82084070" calcext:value-type="float">
            <text:p>820840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Arroyo Seco</text:p>
          </table:table-cell>
        </table:table-row>
        <table:table-row table:style-name="ro1">
          <table:table-cell office:value-type="float" office:value="82084140" calcext:value-type="float">
            <text:p>8208414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Funes</text:p>
          </table:table-cell>
        </table:table-row>
        <table:table-row table:style-name="ro1" table:visibility="filter">
          <table:table-cell office:value-type="float" office:value="82084140" calcext:value-type="float">
            <text:p>8208414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Funes</text:p>
          </table:table-cell>
        </table:table-row>
        <table:table-row table:style-name="ro1">
          <table:table-cell office:value-type="float" office:value="82084230" calcext:value-type="float">
            <text:p>8208423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Pueblo Esther</text:p>
          </table:table-cell>
        </table:table-row>
        <table:table-row table:style-name="ro1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 table:visibility="filter">
          <table:table-cell office:value-type="float" office:value="82084270" calcext:value-type="float">
            <text:p>8208427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Rosario</text:p>
          </table:table-cell>
        </table:table-row>
        <table:table-row table:style-name="ro1">
          <table:table-cell office:value-type="float" office:value="82084310" calcext:value-type="float">
            <text:p>82084310</text:p>
          </table:table-cell>
          <table:table-cell office:value-type="float" office:value="82084" calcext:value-type="float">
            <text:p>82084</text:p>
          </table:table-cell>
          <table:table-cell office:value-type="string" calcext:value-type="string">
            <text:p>Villa Gobernador Gálvez</text:p>
          </table:table-cell>
        </table:table-row>
        <table:table-row table:style-name="ro1">
          <table:table-cell office:value-type="float" office:value="82091060" calcext:value-type="float">
            <text:p>8209106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Ceres</text:p>
          </table:table-cell>
        </table:table-row>
        <table:table-row table:style-name="ro1">
          <table:table-cell office:value-type="float" office:value="82091170" calcext:value-type="float">
            <text:p>8209117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Las Palmeras</text:p>
          </table:table-cell>
        </table:table-row>
        <table:table-row table:style-name="ro1">
          <table:table-cell office:value-type="float" office:value="82091180" calcext:value-type="float">
            <text:p>8209118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Moisés Ville</text:p>
          </table:table-cell>
        </table:table-row>
        <table:table-row table:style-name="ro1">
          <table:table-cell office:value-type="float" office:value="82091220" calcext:value-type="float">
            <text:p>8209122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an Cristóbal</text:p>
          </table:table-cell>
        </table:table-row>
        <table:table-row table:style-name="ro1" table:visibility="filter">
          <table:table-cell office:value-type="float" office:value="82091220" calcext:value-type="float">
            <text:p>8209122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an Cristóbal</text:p>
          </table:table-cell>
        </table:table-row>
        <table:table-row table:style-name="ro1">
          <table:table-cell office:value-type="float" office:value="82091230" calcext:value-type="float">
            <text:p>8209123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an Guillermo</text:p>
          </table:table-cell>
        </table:table-row>
        <table:table-row table:style-name="ro1">
          <table:table-cell office:value-type="float" office:value="82091260" calcext:value-type="float">
            <text:p>8209126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Suardi</text:p>
          </table:table-cell>
        </table:table-row>
        <table:table-row table:style-name="ro1">
          <table:table-cell office:value-type="float" office:value="82091280" calcext:value-type="float">
            <text:p>82091280</text:p>
          </table:table-cell>
          <table:table-cell office:value-type="float" office:value="82091" calcext:value-type="float">
            <text:p>82091</text:p>
          </table:table-cell>
          <table:table-cell office:value-type="string" calcext:value-type="string">
            <text:p>Villa Trinidad</text:p>
          </table:table-cell>
        </table:table-row>
        <table:table-row table:style-name="ro1">
          <table:table-cell office:value-type="float" office:value="82098010" calcext:value-type="float">
            <text:p>8209801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Alejandra</text:p>
          </table:table-cell>
        </table:table-row>
        <table:table-row table:style-name="ro1">
          <table:table-cell office:value-type="float" office:value="82098050" calcext:value-type="float">
            <text:p>8209805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Romang</text:p>
          </table:table-cell>
        </table:table-row>
        <table:table-row table:style-name="ro1">
          <table:table-cell office:value-type="float" office:value="82098060" calcext:value-type="float">
            <text:p>8209806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San Javier</text:p>
          </table:table-cell>
        </table:table-row>
        <table:table-row table:style-name="ro1" table:visibility="filter">
          <table:table-cell office:value-type="float" office:value="82098060" calcext:value-type="float">
            <text:p>82098060</text:p>
          </table:table-cell>
          <table:table-cell office:value-type="float" office:value="82098" calcext:value-type="float">
            <text:p>82098</text:p>
          </table:table-cell>
          <table:table-cell office:value-type="string" calcext:value-type="string">
            <text:p>San Javier</text:p>
          </table:table-cell>
        </table:table-row>
        <table:table-row table:style-name="ro1">
          <table:table-cell office:value-type="float" office:value="82105030" calcext:value-type="float">
            <text:p>82105030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Barrancas</text:p>
          </table:table-cell>
        </table:table-row>
        <table:table-row table:style-name="ro1">
          <table:table-cell office:value-type="float" office:value="82105090" calcext:value-type="float">
            <text:p>82105090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Coronda</text:p>
          </table:table-cell>
        </table:table-row>
        <table:table-row table:style-name="ro1">
          <table:table-cell office:value-type="float" office:value="82105130" calcext:value-type="float">
            <text:p>82105130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Gálvez</text:p>
          </table:table-cell>
        </table:table-row>
        <table:table-row table:style-name="ro1">
          <table:table-cell office:value-type="float" office:value="82112050" calcext:value-type="float">
            <text:p>82112050</text:p>
          </table:table-cell>
          <table:table-cell office:value-type="float" office:value="82112" calcext:value-type="float">
            <text:p>82112</text:p>
          </table:table-cell>
          <table:table-cell office:value-type="string" calcext:value-type="string">
            <text:p>Gobernador Crespo</text:p>
          </table:table-cell>
        </table:table-row>
        <table:table-row table:style-name="ro1">
          <table:table-cell office:value-type="float" office:value="82112060" calcext:value-type="float">
            <text:p>82112060</text:p>
          </table:table-cell>
          <table:table-cell office:value-type="float" office:value="82112" calcext:value-type="float">
            <text:p>82112</text:p>
          </table:table-cell>
          <table:table-cell office:value-type="string" calcext:value-type="string">
            <text:p>La Criolla</text:p>
          </table:table-cell>
        </table:table-row>
        <table:table-row table:style-name="ro1">
          <table:table-cell office:value-type="float" office:value="82119030" calcext:value-type="float">
            <text:p>82119030</text:p>
          </table:table-cell>
          <table:table-cell office:value-type="float" office:value="82119" calcext:value-type="float">
            <text:p>82119</text:p>
          </table:table-cell>
          <table:table-cell office:value-type="string" calcext:value-type="string">
            <text:p>Carcarañá</text:p>
          </table:table-cell>
        </table:table-row>
        <table:table-row table:style-name="ro1" table:visibility="filter">
          <table:table-cell office:value-type="float" office:value="82119030" calcext:value-type="float">
            <text:p>82119030</text:p>
          </table:table-cell>
          <table:table-cell office:value-type="float" office:value="82119" calcext:value-type="float">
            <text:p>82119</text:p>
          </table:table-cell>
          <table:table-cell office:value-type="string" calcext:value-type="string">
            <text:p>Carcarañá</text:p>
          </table:table-cell>
        </table:table-row>
        <table:table-row table:style-name="ro1">
          <table:table-cell office:value-type="float" office:value="82119130" calcext:value-type="float">
            <text:p>82119130</text:p>
          </table:table-cell>
          <table:table-cell office:value-type="float" office:value="82119" calcext:value-type="float">
            <text:p>82119</text:p>
          </table:table-cell>
          <table:table-cell office:value-type="string" calcext:value-type="string">
            <text:p>San Lorenzo</text:p>
          </table:table-cell>
        </table:table-row>
        <table:table-row table:style-name="ro1">
          <table:table-cell office:value-type="float" office:value="82126020" calcext:value-type="float">
            <text:p>8212602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Carlos Pellegrini</text:p>
          </table:table-cell>
        </table:table-row>
        <table:table-row table:style-name="ro1">
          <table:table-cell office:value-type="float" office:value="82126070" calcext:value-type="float">
            <text:p>8212607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El Trébol</text:p>
          </table:table-cell>
        </table:table-row>
        <table:table-row table:style-name="ro1">
          <table:table-cell office:value-type="float" office:value="82126120" calcext:value-type="float">
            <text:p>8212612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María Susana</text:p>
          </table:table-cell>
        </table:table-row>
        <table:table-row table:style-name="ro1">
          <table:table-cell office:value-type="float" office:value="82126140" calcext:value-type="float">
            <text:p>8212614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San Jorge</text:p>
          </table:table-cell>
        </table:table-row>
        <table:table-row table:style-name="ro1" table:visibility="filter">
          <table:table-cell office:value-type="float" office:value="82126140" calcext:value-type="float">
            <text:p>8212614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San Jorge</text:p>
          </table:table-cell>
        </table:table-row>
        <table:table-row table:style-name="ro1">
          <table:table-cell office:value-type="float" office:value="82126160" calcext:value-type="float">
            <text:p>82126160</text:p>
          </table:table-cell>
          <table:table-cell office:value-type="float" office:value="82126" calcext:value-type="float">
            <text:p>82126</text:p>
          </table:table-cell>
          <table:table-cell office:value-type="string" calcext:value-type="string">
            <text:p>Sastre</text:p>
          </table:table-cell>
        </table:table-row>
        <table:table-row table:style-name="ro1">
          <table:table-cell office:value-type="float" office:value="82133010" calcext:value-type="float">
            <text:p>82133010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Calchaquí</text:p>
          </table:table-cell>
        </table:table-row>
        <table:table-row table:style-name="ro1">
          <table:table-cell office:value-type="float" office:value="82133090" calcext:value-type="float">
            <text:p>82133090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La Gallareta</text:p>
          </table:table-cell>
        </table:table-row>
        <table:table-row table:style-name="ro1">
          <table:table-cell office:value-type="float" office:value="82133170" calcext:value-type="float">
            <text:p>82133170</text:p>
          </table:table-cell>
          <table:table-cell office:value-type="float" office:value="82133" calcext:value-type="float">
            <text:p>82133</text:p>
          </table:table-cell>
          <table:table-cell office:value-type="string" calcext:value-type="string">
            <text:p>Vera</text:p>
          </table:table-cell>
        </table:table-row>
        <table:table-row table:style-name="ro1">
          <table:table-cell office:value-type="float" office:value="86028030" calcext:value-type="float">
            <text:p>86028030</text:p>
          </table:table-cell>
          <table:table-cell office:value-type="float" office:value="86028" calcext:value-type="float">
            <text:p>86028</text:p>
          </table:table-cell>
          <table:table-cell office:value-type="string" calcext:value-type="string">
            <text:p>Icaño</text:p>
          </table:table-cell>
        </table:table-row>
        <table:table-row table:style-name="ro1">
          <table:table-cell office:value-type="float" office:value="86035090" calcext:value-type="float">
            <text:p>86035090</text:p>
          </table:table-cell>
          <table:table-cell office:value-type="float" office:value="86035" calcext:value-type="float">
            <text:p>86035</text:p>
          </table:table-cell>
          <table:table-cell office:value-type="string" calcext:value-type="string">
            <text:p>La Banda</text:p>
          </table:table-cell>
        </table:table-row>
        <table:table-row table:style-name="ro1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Capital</text:p>
          </table:table-cell>
        </table:table-row>
        <table:table-row table:style-name="ro1" table:visibility="filter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Capital</text:p>
          </table:table-cell>
        </table:table-row>
        <table:table-row table:style-name="ro1" table:visibility="filter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Capital</text:p>
          </table:table-cell>
        </table:table-row>
        <table:table-row table:style-name="ro1">
          <table:table-cell office:value-type="float" office:value="86049110" calcext:value-type="float">
            <text:p>86049110</text:p>
          </table:table-cell>
          <table:table-cell office:value-type="float" office:value="86049" calcext:value-type="float">
            <text:p>86049</text:p>
          </table:table-cell>
          <table:table-cell office:value-type="string" calcext:value-type="string">
            <text:p>Santiago capital</text:p>
          </table:table-cell>
        </table:table-row>
        <table:table-row table:style-name="ro1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 table:visibility="filter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 table:visibility="filter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 table:visibility="filter">
          <table:table-cell office:value-type="float" office:value="86147130" calcext:value-type="float">
            <text:p>86147130</text:p>
          </table:table-cell>
          <table:table-cell office:value-type="float" office:value="86147" calcext:value-type="float">
            <text:p>86147</text:p>
          </table:table-cell>
          <table:table-cell office:value-type="string" calcext:value-type="string">
            <text:p>Termas de Río Hondo</text:p>
          </table:table-cell>
        </table:table-row>
        <table:table-row table:style-name="ro1">
          <table:table-cell office:value-type="float" office:value="90007050" calcext:value-type="float">
            <text:p>90007050</text:p>
          </table:table-cell>
          <table:table-cell office:value-type="float" office:value="90007" calcext:value-type="float">
            <text:p>90007</text:p>
          </table:table-cell>
          <table:table-cell office:value-type="string" calcext:value-type="string">
            <text:p>Ramada de Abajo</text:p>
          </table:table-cell>
        </table:table-row>
        <table:table-row table:style-name="ro1">
          <table:table-cell office:value-type="float" office:value="90077010" calcext:value-type="float">
            <text:p>90077010</text:p>
          </table:table-cell>
          <table:table-cell office:value-type="float" office:value="90077" calcext:value-type="float">
            <text:p>90077</text:p>
          </table:table-cell>
          <table:table-cell office:value-type="string" calcext:value-type="string">
            <text:p>Aguilares</text:p>
          </table:table-cell>
        </table:table-row>
        <table:table-row table:style-name="ro1">
          <table:table-cell office:value-type="float" office:value="90077020" calcext:value-type="float">
            <text:p>90077020</text:p>
          </table:table-cell>
          <table:table-cell office:value-type="float" office:value="90077" calcext:value-type="float">
            <text:p>90077</text:p>
          </table:table-cell>
          <table:table-cell office:value-type="string" calcext:value-type="string">
            <text:p>Los Sarmientos</text:p>
          </table:table-cell>
        </table:table-row>
        <table:table-row table:style-name="ro1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 table:visibility="filter">
          <table:table-cell office:value-type="float" office:value="90084010" calcext:value-type="float">
            <text:p>90084010</text:p>
          </table:table-cell>
          <table:table-cell office:value-type="float" office:value="90084" calcext:value-type="float">
            <text:p>90084</text:p>
          </table:table-cell>
          <table:table-cell office:value-type="string" calcext:value-type="string">
            <text:p>San Miguel de Tucumán</text:p>
          </table:table-cell>
        </table:table-row>
        <table:table-row table:style-name="ro1">
          <table:table-cell office:value-type="float" office:value="90098020" calcext:value-type="float">
            <text:p>9009802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El Bañado</text:p>
          </table:table-cell>
        </table:table-row>
        <table:table-row table:style-name="ro1">
          <table:table-cell office:value-type="float" office:value="90098030" calcext:value-type="float">
            <text:p>9009803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El Mollar</text:p>
          </table:table-cell>
        </table:table-row>
        <table:table-row table:style-name="ro1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  <table:table-row table:style-name="ro1" table:visibility="filter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  <table:table-row table:style-name="ro1" table:visibility="filter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  <table:table-row table:style-name="ro1">
          <table:table-cell office:value-type="float" office:value="90105070" calcext:value-type="float">
            <text:p>90105070</text:p>
          </table:table-cell>
          <table:table-cell office:value-type="float" office:value="90105" calcext:value-type="float">
            <text:p>90105</text:p>
          </table:table-cell>
          <table:table-cell office:value-type="string" calcext:value-type="string">
            <text:p>Villa El Cadillal</text:p>
          </table:table-cell>
        </table:table-row>
        <table:table-row table:style-name="ro1">
          <table:table-cell office:value-type="float" office:value="90105080" calcext:value-type="float">
            <text:p>90105080</text:p>
          </table:table-cell>
          <table:table-cell office:value-type="float" office:value="90105" calcext:value-type="float">
            <text:p>90105</text:p>
          </table:table-cell>
          <table:table-cell office:value-type="string" calcext:value-type="string">
            <text:p>Tafí Viejo</text:p>
          </table:table-cell>
        </table:table-row>
        <table:table-row table:style-name="ro1" table:visibility="filter">
          <table:table-cell office:value-type="float" office:value="90105080" calcext:value-type="float">
            <text:p>90105080</text:p>
          </table:table-cell>
          <table:table-cell office:value-type="float" office:value="90105" calcext:value-type="float">
            <text:p>90105</text:p>
          </table:table-cell>
          <table:table-cell office:value-type="string" calcext:value-type="string">
            <text:p>Tafí Viejo</text:p>
          </table:table-cell>
        </table:table-row>
        <table:table-row table:style-name="ro1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 table:visibility="filter">
          <table:table-cell office:value-type="float" office:value="94007010" calcext:value-type="float">
            <text:p>9400701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Río Grande</text:p>
          </table:table-cell>
        </table:table-row>
        <table:table-row table:style-name="ro1">
          <table:table-cell office:value-type="float" office:value="94007020" calcext:value-type="float">
            <text:p>94007020</text:p>
          </table:table-cell>
          <table:table-cell office:value-type="float" office:value="94007" calcext:value-type="float">
            <text:p>94007</text:p>
          </table:table-cell>
          <table:table-cell office:value-type="string" calcext:value-type="string">
            <text:p>Tolhuin</text:p>
          </table:table-cell>
        </table:table-row>
        <table:table-row table:style-name="ro1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4014020" calcext:value-type="float">
            <text:p>94014020</text:p>
          </table:table-cell>
          <table:table-cell office:value-type="float" office:value="94014" calcext:value-type="float">
            <text:p>94014</text:p>
          </table:table-cell>
          <table:table-cell office:value-type="string" calcext:value-type="string">
            <text:p>Ushuaia</text:p>
          </table:table-cell>
        </table:table-row>
        <table:table-row table:style-name="ro1" table:visibility="filter">
          <table:table-cell office:value-type="float" office:value="90098040" calcext:value-type="float">
            <text:p>90098040</text:p>
          </table:table-cell>
          <table:table-cell office:value-type="float" office:value="90098" calcext:value-type="float">
            <text:p>90098</text:p>
          </table:table-cell>
          <table:table-cell office:value-type="string" calcext:value-type="string">
            <text:p>Tafí del Valle</text:p>
          </table:table-cell>
        </table:table-row>
      </table:table>
      <table:named-expressions/>
      <table:database-ranges>
        <table:database-range table:name="__Anonymous_Sheet_DB__1" table:target-range-address="Hoja2.A1:Hoja2.C11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4:32:00.706135278</meta:creation-date>
    <dc:date>2024-04-08T18:41:00.081731350</dc:date>
    <meta:editing-duration>PT3H31M3S</meta:editing-duration>
    <meta:editing-cycles>1</meta:editing-cycles>
    <meta:document-statistic meta:table-count="2" meta:cell-count="3594" meta:object-count="0"/>
    <meta:generator>LibreOffice/7.3.7.2$Linux_X86_64 LibreOffice_project/30$Build-2</meta:generator>
  </office:meta>
</office:document-meta>
</file>